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81pt"/>
    </style:style>
    <style:style style:name="co2" style:family="table-column">
      <style:table-column-properties fo:break-before="auto" style:column-width="362.01pt"/>
    </style:style>
    <style:style style:name="co3" style:family="table-column">
      <style:table-column-properties fo:break-before="auto" style:column-width="308.0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6" style:family="table-cell" style:parent-style-name="Default" style:data-style-name="N100">
      <style:table-cell-properties fo:background-color="#bce4e5"/>
    </style:style>
    <style:style style:name="ce3" style:family="table-cell" style:parent-style-name="Default" style:data-style-name="N100">
      <style:table-cell-properties fo:background-color="#fcd4d1"/>
    </style:style>
    <style:style style:name="ce8" style:family="table-cell" style:parent-style-name="Default" style:data-style-name="N100">
      <style:table-cell-properties fo:background-color="#fcd3c1"/>
    </style:style>
    <style:style style:name="ce9" style:family="table-cell" style:parent-style-name="Default" style:data-style-name="N100">
      <style:table-cell-properties fo:background-color="#bee3d3"/>
    </style:style>
    <style:style style:name="ce10" style:family="table-cell" style:parent-style-name="Default" style:data-style-name="N100">
      <style:table-cell-properties fo:background-color="#ed1c24"/>
      <style:text-properties fo:color="#ffffff" fo:font-weight="bold" style:font-weight-asian="bold" style:font-weight-complex="bold"/>
    </style:style>
    <style:style style:name="ce11" style:family="table-cell" style:parent-style-name="Default">
      <style:table-cell-properties fo:background-color="#bce4e5"/>
    </style:style>
    <style:style style:name="ce5" style:family="table-cell" style:parent-style-name="Default">
      <style:table-cell-properties fo:background-color="#fcd4d1"/>
    </style:style>
    <style:style style:name="ce13" style:family="table-cell" style:parent-style-name="Default">
      <style:table-cell-properties fo:background-color="#fcd3c1"/>
    </style:style>
    <style:style style:name="ce14" style:family="table-cell" style:parent-style-name="Default">
      <style:table-cell-properties fo:background-color="#bee3d3"/>
    </style:style>
    <style:style style:name="ce15" style:family="table-cell" style:parent-style-name="Default">
      <style:table-cell-properties fo:background-color="#bce4e5"/>
      <style:text-properties fo:font-style="italic" style:font-style-asian="italic" style:font-style-complex="italic"/>
    </style:style>
    <style:style style:name="ce16" style:family="table-cell" style:parent-style-name="Default">
      <style:table-cell-properties fo:background-color="#ed1c24"/>
      <style:text-properties fo:color="#ffffff" fo:font-weight="bold" style:font-weight-asian="bold" style:font-weight-complex="bold"/>
    </style:style>
    <style:style style:name="T1"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fo:color="#ffc000"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01t</text:p>
          </table:table-cell>
          <table:table-cell office:value-type="string" calcext:value-type="string">
            <text:p>First steps in understanding</text:p>
          </table:table-cell>
          <table:table-cell office:value-type="string" calcext:value-type="string">
            <text:p>Ցանցի ներսում և ցանցից դուրս</text:p>
          </table:table-cell>
          <table:table-cell table:number-columns-repeated="1021"/>
        </table:table-row>
        <table:table-row table:style-name="ro1">
          <table:table-cell office:value-type="string" calcext:value-type="string">
            <text:p>02t</text:p>
          </table:table-cell>
          <table:table-cell office:value-type="string" calcext:value-type="string">
            <text:p>Freedom&lt;/span&gt; of &lt;span class="black"&gt;Expression online&lt;/span&gt; and &lt;span class="black"&gt;offline</text:p>
          </table:table-cell>
          <table:table-cell office:value-type="string" calcext:value-type="string">
            <text:p>արտահայտվելու ազատության ընկալման առաջին քայլերը</text:p>
          </table:table-cell>
          <table:table-cell table:number-columns-repeated="1021"/>
        </table:table-row>
        <table:table-row table:style-name="ro1">
          <table:table-cell office:value-type="string" calcext:value-type="string">
            <text:p>03t</text:p>
          </table:table-cell>
          <table:table-cell office:value-type="string" calcext:value-type="string">
            <text:p>based on current case law from European Court of Human Rights</text:p>
          </table:table-cell>
          <table:table-cell office:value-type="string" calcext:value-type="string">
            <text:p>ըստ Մարդու իրավունքների եվրոպական դատարանի ընթացիկ նախադեպային իրավունքի</text:p>
          </table:table-cell>
          <table:table-cell table:number-columns-repeated="1021"/>
        </table:table-row>
        <table:table-row table:style-name="ro1">
          <table:table-cell office:value-type="string" calcext:value-type="string">
            <text:p>001</text:p>
          </table:table-cell>
          <table:table-cell office:value-type="string" calcext:value-type="string">
            <text:p>Table of contents</text:p>
          </table:table-cell>
          <table:table-cell office:value-type="string" calcext:value-type="string">
            <text:p>Բովանդակություն</text:p>
          </table:table-cell>
          <table:table-cell table:number-columns-repeated="1021"/>
        </table:table-row>
        <table:table-row table:style-name="ro1">
          <table:table-cell office:value-type="string" calcext:value-type="string">
            <text:p>002</text:p>
          </table:table-cell>
          <table:table-cell office:value-type="string" calcext:value-type="string">
            <text:p>Introduction</text:p>
          </table:table-cell>
          <table:table-cell office:value-type="string" calcext:value-type="string">
            <text:p>Ներածություն</text:p>
          </table:table-cell>
          <table:table-cell table:number-columns-repeated="1021"/>
        </table:table-row>
        <table:table-row table:style-name="ro1">
          <table:table-cell office:value-type="string" calcext:value-type="string">
            <text:p>003</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1"/>
        </table:table-row>
        <table:table-row table:style-name="ro1">
          <table:table-cell office:value-type="string" calcext:value-type="string">
            <text:p>004</text:p>
          </table:table-cell>
          <table:table-cell office:value-type="string" calcext:value-type="string">
            <text:p>Duties and Responsibilities - online and offline</text:p>
          </table:table-cell>
          <table:table-cell office:value-type="string" calcext:value-type="string">
            <text:p>Պարտականություններ և պատասխանատվություններ՝ առցանց և ցանցից դուրս</text:p>
          </table:table-cell>
          <table:table-cell table:number-columns-repeated="1021"/>
        </table:table-row>
        <table:table-row table:style-name="ro1">
          <table:table-cell office:value-type="string" calcext:value-type="string">
            <text:p>005</text:p>
          </table:table-cell>
          <table:table-cell office:value-type="string" calcext:value-type="string">
            <text:p>Intermediary liability for Internet services</text:p>
          </table:table-cell>
          <table:table-cell office:value-type="string" calcext:value-type="string">
            <text:p>Միջնորդավորված պատասխանատվություն ինտերնետային ծառայությունների համար</text:p>
          </table:table-cell>
          <table:table-cell table:number-columns-repeated="1021"/>
        </table:table-row>
        <table:table-row table:style-name="ro1">
          <table:table-cell office:value-type="string" calcext:value-type="string">
            <text:p>006</text:p>
          </table:table-cell>
          <table:table-cell office:value-type="string" calcext:value-type="string">
            <text:p>The right to information</text:p>
          </table:table-cell>
          <table:table-cell office:value-type="string" calcext:value-type="string">
            <text:p>Տեղեկատվություն ստանալու իրավունք</text:p>
          </table:table-cell>
          <table:table-cell table:number-columns-repeated="1021"/>
        </table:table-row>
        <table:table-row table:style-name="ro1">
          <table:table-cell office:value-type="string" calcext:value-type="string">
            <text:p>007</text:p>
          </table:table-cell>
          <table:table-cell office:value-type="string" calcext:value-type="string">
            <text:p>Internet blocking</text:p>
          </table:table-cell>
          <table:table-cell office:value-type="string" calcext:value-type="string">
            <text:p>Ինտերնետի արգելափակում</text:p>
          </table:table-cell>
          <table:table-cell table:number-columns-repeated="1021"/>
        </table:table-row>
        <table:table-row table:style-name="ro1">
          <table:table-cell office:value-type="string" calcext:value-type="string">
            <text:p>008</text:p>
          </table:table-cell>
          <table:table-cell office:value-type="string" calcext:value-type="string">
            <text:p>Freedom of expression versus privacy</text:p>
          </table:table-cell>
          <table:table-cell office:value-type="string" calcext:value-type="string">
            <text:p>Արտահայտվելու ազատություն և անձնական կյանքի գաղտնիություն</text:p>
          </table:table-cell>
          <table:table-cell table:number-columns-repeated="1021"/>
        </table:table-row>
        <table:table-row table:style-name="ro1">
          <table:table-cell office:value-type="string" calcext:value-type="string">
            <text:p>009</text:p>
          </table:table-cell>
          <table:table-cell office:value-type="string" calcext:value-type="string">
            <text:p>Freedom of expression versus copyright</text:p>
          </table:table-cell>
          <table:table-cell office:value-type="string" calcext:value-type="string">
            <text:p>Արտահայտվելու ազատություն և հեղինակային իրավունք</text:p>
          </table:table-cell>
          <table:table-cell table:number-columns-repeated="1021"/>
        </table:table-row>
        <table:table-row table:style-name="ro1">
          <table:table-cell office:value-type="string" calcext:value-type="string">
            <text:p>010</text:p>
          </table:table-cell>
          <table:table-cell office:value-type="string" calcext:value-type="string">
            <text:p>Other limitations (national security, protection of health or morals, judicial proceedings)</text:p>
          </table:table-cell>
          <table:table-cell office:value-type="string" calcext:value-type="string">
            <text:p>Այլ սահմանափակումներ (ազգային անվտանգություն, առողջության կամ բարոյականության պաշտպանություն, դատական վարույթներ)</text:p>
          </table:table-cell>
          <table:table-cell table:number-columns-repeated="1021"/>
        </table:table-row>
        <table:table-row table:style-name="ro1">
          <table:table-cell office:value-type="string" calcext:value-type="string">
            <text:p>011</text:p>
          </table:table-cell>
          <table:table-cell office:value-type="string" calcext:value-type="string">
            <text:p>Licensing</text:p>
          </table:table-cell>
          <table:table-cell office:value-type="string" calcext:value-type="string">
            <text:p>Լիցենզավորում</text:p>
          </table:table-cell>
          <table:table-cell table:number-columns-repeated="1021"/>
        </table:table-row>
        <table:table-row table:style-name="ro1">
          <table:table-cell office:value-type="string" calcext:value-type="string">
            <text:p>012</text:p>
          </table:table-cell>
          <table:table-cell office:value-type="string" calcext:value-type="string">
            <text:p>Introduction</text:p>
          </table:table-cell>
          <table:table-cell office:value-type="string" calcext:value-type="string">
            <text:p>Ներածություն</text:p>
          </table:table-cell>
          <table:table-cell table:number-columns-repeated="1021"/>
        </table:table-row>
        <table:table-row table:style-name="ro1">
          <table:table-cell office:value-type="string" calcext:value-type="string">
            <text:p>013</text:p>
          </table:table-cell>
          <table:table-cell office:value-type="string" calcext:value-type="string">
            <text:p>Why this brochure on Internet and Freedom of Expression?</text:p>
          </table:table-cell>
          <table:table-cell office:value-type="string" calcext:value-type="string">
            <text:p>Թե ինչու ստեղծվեց ինտերնետի և արտահայտվելու ազատության մասին այս գրքույկը։</text:p>
          </table:table-cell>
          <table:table-cell table:number-columns-repeated="1021"/>
        </table:table-row>
        <table:table-row table:style-name="ro1">
          <table:table-cell office:value-type="string" calcext:value-type="string">
            <text:p>014</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ts both by allowing access to various sources of information but also by significantly democratizing the open publishing of any kind of information.</text:p>
          </table:table-cell>
          <table:table-cell office:value-type="string" calcext:value-type="string">
            <text:p>Ինտերնետը վերջին տարիներին էապես փոխել է մեր կյանքը տարբեր ոլորտներում, ինչպեսև մեր տեղեկատվություն ստանալու և հրապարակելու ձևերը։ Բայց ամենակարևորն այն է, որ ինտերնետն ընդլայնել է արտահայտվելու մեր իրավունքների իրականացման շրջանակը՝ թե՛ հասանելի դարձնելով տեղեկատվության ամենատարբեր աղբյուրներ, և թե՛ էապես ժողովրդավարեցնելով ցանկացած տեսակի տեղեկատվության բաց հրապարակումը։</text:p>
          </table:table-cell>
          <table:table-cell table:number-columns-repeated="1021"/>
        </table:table-row>
        <table:table-row table:style-name="ro1">
          <table:table-cell office:value-type="string" calcext:value-type="string">
            <text:p>015</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cell office:value-type="string" calcext:value-type="string">
            <text:p>«Իր հասանելիության և տեղեկատվության լայն ծավալներ պահելու ու հաղորդելու կարողության լույսի ներքո ինտերնետը կարևոր դեր է խաղում նորությունները հանրության համար մատչելի դարձնելու և ընդհանրապես տեղեկատվության տարածումը խթանելու առումով»։</text:p>
          </table:table-cell>
          <table:table-cell table:number-columns-repeated="1021"/>
        </table:table-row>
        <table:table-row table:style-name="ro1">
          <table:table-cell table:style-name="ce6" office:value-type="string" calcext:value-type="string">
            <text:p>016</text:p>
          </table:table-cell>
          <table:table-cell table:style-name="ce11" office:value-type="string" calcext:value-type="string">
            <text:p>Times Newspapers Ltd v. the United Kingdom (nos. 1 and 2), ECtHR, 2009</text:p>
          </table:table-cell>
          <table:table-cell table:style-name="ce11" office:value-type="string" calcext:value-type="string">
            <text:p>Թայմս օրաթերթ ՍՊԸ-ն ընդդեմ Միացյալ Թագավորության (թիվ 1 և 2), ՄԻԵԴ, 2009թ.</text:p>
          </table:table-cell>
          <table:table-cell table:style-name="ce11" table:number-columns-repeated="1021"/>
        </table:table-row>
        <table:table-row table:style-name="ro1">
          <table:table-cell table:style-name="ce3" office:value-type="string" calcext:value-type="string">
            <text:p>016-01</text:p>
          </table:table-cell>
          <table:table-cell table:style-name="ce5" office:value-type="string" calcext:value-type="string">
            <text:p>Times Newspapers Limited v. UK (nos 1 and 2), Applications no. 3002/03 and 23676/03, Judgment 10 March 2009</text:p>
          </table:table-cell>
          <table:table-cell table:style-name="ce5" table:number-columns-repeated="1022"/>
        </table:table-row>
        <table:table-row table:style-name="ro1">
          <table:table-cell table:style-name="ce3" office:value-type="string" calcext:value-type="string">
            <text:p>016-02</text:p>
          </table:table-cell>
          <table:table-cell table:style-name="ce5"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 table:number-columns-repeated="1022"/>
        </table:table-row>
        <table:table-row table:style-name="ro2">
          <table:table-cell office:value-type="string" calcext:value-type="string">
            <text:p>017</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cell office:value-type="string" calcext:value-type="string">
            <text:p>Արդյունքում արտահայտվելու ազատությունը, հատկապես առցանց միջավայրում, դարձել է մի թեմա, որը վերաբերում է <text:span text:style-name="T1">բոլորիս։ Ոչ թե միայն լրագրողներին կամ ՀԿ-ներին, որոնք առնչվում են արտահայտվելու ազատությանը։</text:span></text:p>
          </table:table-cell>
          <table:table-cell table:number-columns-repeated="1021"/>
        </table:table-row>
        <table:table-row table:style-name="ro1">
          <table:table-cell office:value-type="string" calcext:value-type="string">
            <text:p>018</text:p>
          </table:table-cell>
          <table:table-cell office:value-type="string" calcext:value-type="string">
            <text:p>“User-generated expressive activity on the Internet provides an unprecedented platform for the exercise of freedom of expression.”</text:p>
          </table:table-cell>
          <table:table-cell office:value-type="string" calcext:value-type="string">
            <text:p>«Oգտատերերի կողմից ինտերնետում արտահայտչական գործունեության ծավալումը արտահայտվելու ազատության աննախադեպ հնարավորություն է ստեղծում»։</text:p>
          </table:table-cell>
          <table:table-cell table:number-columns-repeated="1021"/>
        </table:table-row>
        <table:table-row table:style-name="ro1">
          <table:table-cell table:style-name="ce6" office:value-type="string" calcext:value-type="string">
            <text:p>019</text:p>
          </table:table-cell>
          <table:table-cell table:style-name="ce11" office:value-type="string" calcext:value-type="string">
            <text:p>Delfi AS v. Estonia 2015 [Grand Chamber], ECtHR, 2015</text:p>
          </table:table-cell>
          <table:table-cell table:style-name="ce11" office:value-type="string" calcext:value-type="string">
            <text:p>Delfi AS-ն ընդդեմ Էստոնիայի (ՄՊ), ՄԻԵԴ, 2015թ.</text:p>
          </table:table-cell>
          <table:table-cell table:style-name="ce11" table:number-columns-repeated="1021"/>
        </table:table-row>
        <table:table-row table:style-name="ro1">
          <table:table-cell table:style-name="ce3" office:value-type="string" calcext:value-type="string">
            <text:p>019-01</text:p>
          </table:table-cell>
          <table:table-cell table:style-name="ce5" office:value-type="string" calcext:value-type="string">
            <text:p>Delfi AS v. Estonia (Grand Chamber), Application no. 64569/09, Judgment 16 June 2015</text:p>
          </table:table-cell>
          <table:table-cell table:style-name="ce5" table:number-columns-repeated="1022"/>
        </table:table-row>
        <table:table-row table:style-name="ro1">
          <table:table-cell table:style-name="ce3" office:value-type="string" calcext:value-type="string">
            <text:p>019-02</text:p>
          </table:table-cell>
          <table:table-cell table:style-name="ce5"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 table:number-columns-repeated="1022"/>
        </table:table-row>
        <table:table-row table:style-name="ro1">
          <table:table-cell office:value-type="string" calcext:value-type="string">
            <text:p>020</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cell office:value-type="string" calcext:value-type="string">
            <text:p>Նաև կարևոր է դարձել, որ արտահայտվելու ազատության հիմունքները բացատրող տեղեկատվությունը և դատարանի համապատասխան իրավագիտությունը պարզեցվեն և բացատրվեն ընդարձակ լսարանի, որը կարող է հետաքրքրված լինել այդ թեմայով։</text:p>
          </table:table-cell>
          <table:table-cell table:number-columns-repeated="1021"/>
        </table:table-row>
        <table:table-row table:style-name="ro1">
          <table:table-cell office:value-type="string" calcext:value-type="string">
            <text:p>021</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cell office:value-type="string" calcext:value-type="string">
            <text:p>«բլոգերների և հայտնի օգտատերերի գործառույթը սոցիալական մեդիայում նույնպես կարելի է նմանեցնել «հանրային դիտորդական խմբերի» գործառույթին այնքանով, որքանով այն վերաբերում է 10-րդ հոդվածով նախատեսված պաշտպանությանը»։</text:p>
          </table:table-cell>
          <table:table-cell table:number-columns-repeated="1021"/>
        </table:table-row>
        <table:table-row table:style-name="ro1">
          <table:table-cell table:style-name="ce6" office:value-type="string" calcext:value-type="string">
            <text:p>022</text:p>
          </table:table-cell>
          <table:table-cell table:style-name="ce11" office:value-type="string" calcext:value-type="string">
            <text:p>Case Magyar Helsinki Bizottság v. Hungary [Grand Chamber], ECtHR, 2016</text:p>
          </table:table-cell>
          <table:table-cell table:style-name="ce11" office:value-type="string" calcext:value-type="string">
            <text:p>«բլոգերների և հայտնի օգտատերերի գործառույթը սոցիալական մեդիայում նույնպես կարելի է նմանեցնել «հանրային դիտորդական խմբերի» գործառույթին այնքանով, որքանով այն վերաբերում է 10-րդ հոդվածով նախատեսված պաշտպանությանը»։</text:p>
          </table:table-cell>
          <table:table-cell table:style-name="ce11" table:number-columns-repeated="1021"/>
        </table:table-row>
        <table:table-row table:style-name="ro1">
          <table:table-cell table:style-name="ce3" office:value-type="string" calcext:value-type="string">
            <text:p>022-01</text:p>
          </table:table-cell>
          <table:table-cell table:style-name="ce5" office:value-type="string" calcext:value-type="string">
            <text:p>Magyar Helsinki Bizottság v. Hungary, Application no. 18030/11, Judgment 8 November 2016</text:p>
          </table:table-cell>
          <table:table-cell table:style-name="ce5" table:number-columns-repeated="1022"/>
        </table:table-row>
        <table:table-row table:style-name="ro1">
          <table:table-cell table:style-name="ce3" office:value-type="string" calcext:value-type="string">
            <text:p>022-02</text:p>
          </table:table-cell>
          <table:table-cell table:style-name="ce5"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 table:number-columns-repeated="1022"/>
        </table:table-row>
        <table:table-row table:style-name="ro1">
          <table:table-cell office:value-type="string" calcext:value-type="string">
            <text:p>023</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cell office:value-type="string" calcext:value-type="string">
            <text:p>Թեև նշված թեմայի շուրջ շատ գրքեր և իրավաբանական ուսումնասիրություններ են հրապարակվել դատավորների կամ իրավաբանության ոլորտի այլ մասնագետների համար, մենք կարծում ենք որ այժմ արտահայտվելու ազատությունը պարզեցնելու և բացատրելու շատ ավելի մեծ անհրաժեշտություն կա, հատկապես թվային աշխարհում դրա կիրառման առումով։ Այս ամենը ներկայացված է Մարդու իրավունքների եվրոպական դատարանի (ՄԻԵԴ) ընթացիկ իրավագիտության միջոցով, որը պետք է լինի վկայակոչման հիմնական կետը Եվրոպայի բոլոր ինտերնետ օգտատերերի համար։ </text:p>
          </table:table-cell>
          <table:table-cell table:number-columns-repeated="1021"/>
        </table:table-row>
        <table:table-row table:style-name="ro1">
          <table:table-cell office:value-type="string" calcext:value-type="string">
            <text:p>024</text:p>
          </table:table-cell>
          <table:table-cell office:value-type="string" calcext:value-type="string">
            <text:p>The idea of this brochure emerged also as a result of a few personal experiences in dealing with freedom of expression in the past years:</text:p>
          </table:table-cell>
          <table:table-cell office:value-type="string" calcext:value-type="string">
            <text:p>Այս գրքույկը ստեղծելու գաղափարը նաև ի հայտ եկավ անցյալ տարիներին արտահայտվելու ազատության ոլորտում անձնական փորձի մի շարք դրվագների արդյունքում։</text:p>
          </table:table-cell>
          <table:table-cell table:number-columns-repeated="1021"/>
        </table:table-row>
        <table:table-row table:style-name="ro1">
          <table:table-cell office:value-type="string" calcext:value-type="string">
            <text:p>025</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cell office:value-type="string" calcext:value-type="string">
            <text:p>Առաջինը, այս թեման կարծես թե հետաքրքիր է ոչ միայն պրոֆեսիոնալ լրագրողների, այլև ինտերնետի տարբեր <text:s/>օգտատերերի համար, ովքեր ունեն խիստ բազմազան կրթություն և ընդհանուր առմամբ ոչ այնքան շատ իրավական գիտելիքներ։ Այնուամենայնիվ, նրանք բոլորը ներգրավվում են ինտերնետում տեղեկությունների հաղորդման մեջ և երբեմն պնդում են, թե խախտվել է իրենց արտահայտվելու ազատության իրավունքը։</text:p>
          </table:table-cell>
          <table:table-cell table:number-columns-repeated="1021"/>
        </table:table-row>
        <table:table-row table:style-name="ro1">
          <table:table-cell office:value-type="string" calcext:value-type="string">
            <text:p>026</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cell office:value-type="string" calcext:value-type="string">
            <text:p>Երկրորդը, արտահայտվելու ազատության հետ կապված քաղաքական որոշումների կայացման ընթացքը հաճախ թվում է հապճեպ՝ առանց բավարար ժամանակ տրամադրելու երկարատև հանրային քննարկումների կազմակերպման կամ մանրամասն ու համապարփակ զեկույցների համար, որոնք հիմք կծառայեն նշված որոշումների համար։ Սա հատկանշական է հատկապես Հարավային և Արևելյան Եվրոպայի որոշ երկրների համար։ Ուստի ՄԻԵԴ-ի պնդումների և եզրահանգումների քաղվածքները կարող են լայնորեն ընդունելի վկայակոչվող կետեր լինել և արդյունքում որևէ բանավեճում ծառայել որպես շահերի պաշտպանության օգտակար գործիքներ։</text:p>
          </table:table-cell>
          <table:table-cell table:number-columns-repeated="1021"/>
        </table:table-row>
        <table:table-row table:style-name="ro1">
          <table:table-cell office:value-type="string" calcext:value-type="string">
            <text:p>027</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cell office:value-type="string" calcext:value-type="string">
            <text:p>Երրորդը, այսօր հասանելի տեղեկատվական հոսքում շատ օգտատերեր փնտրում են դյուրըմբռնելի և զտված տեղեկություններ՝ կարծիք կազմելու համար (այլ ոչ իրավական տեքստերի կտորներ, որոնք կարող են շատ հեռու գնալ կամ լինել մեկ այլ դարից)։ </text:p>
          </table:table-cell>
          <table:table-cell table:number-columns-repeated="1021"/>
        </table:table-row>
        <table:table-row table:style-name="ro1">
          <table:table-cell office:value-type="string" calcext:value-type="string">
            <text:p>028</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cell office:value-type="string" calcext:value-type="string">
            <text:p>Բայց մենք կարծում ենք, որ արտահայտվելու ազատության վերաբերյալ որոշումների կամ պնդումների մեծ մասը ՄԻԵԴ-ի իրավագիտությունում դյուրըմբռնելի են առավել լայն լսարանի համար, եթե դրանք ճիշտ են ներկայացվում։</text:p>
          </table:table-cell>
          <table:table-cell table:number-columns-repeated="1021"/>
        </table:table-row>
        <table:table-row table:style-name="ro1">
          <table:table-cell office:value-type="string" calcext:value-type="string">
            <text:p>029</text:p>
          </table:table-cell>
          <table:table-cell office:value-type="string" calcext:value-type="string">
            <text:p>“Article 10 of the Convention guarantees freedom of expression to “everyone”. No distinction is made in it according to whether the aim pursued is profit-making or not.”</text:p>
          </table:table-cell>
          <table:table-cell office:value-type="string" calcext:value-type="string">
            <text:p>«Կոնվենցիայի 10-րդ հոդվածը արտահայտվելու ազատություն է երաշխավորում «յուրաքանչյուրին»։ Ոչ մի տարբերակում չի կատարվում կապված այն բանի հետ, թե արդյոք հետամտվող նպատակը շահույթ ստանալն է, թե ոչ»։</text:p>
          </table:table-cell>
          <table:table-cell table:number-columns-repeated="1021"/>
        </table:table-row>
        <table:table-row table:style-name="ro1">
          <table:table-cell table:style-name="ce6" office:value-type="string" calcext:value-type="string">
            <text:p>030</text:p>
          </table:table-cell>
          <table:table-cell table:style-name="ce11" office:value-type="string" calcext:value-type="string">
            <text:p>Neij and Sunde Kolmisoppi v. Sweden, ECtHR, 2013</text:p>
          </table:table-cell>
          <table:table-cell table:style-name="ce11" office:value-type="string" calcext:value-type="string">
            <text:p>Neij և Sunde Kolmisoppi-ներն ընդդեմ Շվեդիայի, ՄԻԵԴ, 2013թ.</text:p>
          </table:table-cell>
          <table:table-cell table:style-name="ce11" table:number-columns-repeated="1021"/>
        </table:table-row>
        <table:table-row table:style-name="ro1">
          <table:table-cell table:style-name="ce3" office:value-type="string" calcext:value-type="string">
            <text:p>030-01</text:p>
          </table:table-cell>
          <table:table-cell table:style-name="ce5" office:value-type="string" calcext:value-type="string">
            <text:p>Neij and Sunde Kolmisoppi v. Sweden, application no. 40397/12, Decision 19 February 2013</text:p>
          </table:table-cell>
          <table:table-cell table:style-name="ce5" table:number-columns-repeated="1022"/>
        </table:table-row>
        <table:table-row table:style-name="ro1">
          <table:table-cell table:style-name="ce3" office:value-type="string" calcext:value-type="string">
            <text:p>030-02</text:p>
          </table:table-cell>
          <table:table-cell table:style-name="ce5"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5" table:number-columns-repeated="1022"/>
        </table:table-row>
        <table:table-row table:style-name="ro1">
          <table:table-cell table:style-name="ce3" office:value-type="string" calcext:value-type="string">
            <text:p>030-03</text:p>
          </table:table-cell>
          <table:table-cell table:style-name="ce5"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5" table:number-columns-repeated="1022"/>
        </table:table-row>
        <table:table-row table:style-name="ro1">
          <table:table-cell office:value-type="string" calcext:value-type="string">
            <text:p>031</text:p>
          </table:table-cell>
          <table:table-cell office:value-type="string" calcext:value-type="string">
            <text:p>Freedom of expression. Where do we start from?</text:p>
          </table:table-cell>
          <table:table-cell office:value-type="string" calcext:value-type="string">
            <text:p>Արտահայտվելու ազատություն։ Որտեղի՞ց սկսել։</text:p>
          </table:table-cell>
          <table:table-cell table:number-columns-repeated="1021"/>
        </table:table-row>
        <table:table-row table:style-name="ro1">
          <table:table-cell office:value-type="string" calcext:value-type="string">
            <text:p>032</text:p>
          </table:table-cell>
          <table:table-cell office:value-type="string" calcext:value-type="string">
            <text:p>Freedom of expression is a widely used, many times abused, and yet insufficiently understood fundamental right.</text:p>
          </table:table-cell>
          <table:table-cell office:value-type="string" calcext:value-type="string">
            <text:p>Արտահայտվելու ազատությունը լայնորեն օգտագործվող, բազմիցս ոտնահարվող և դեռևս ոչ բավարար ընկալվող հիմնարար իրավունք է։</text:p>
          </table:table-cell>
          <table:table-cell table:number-columns-repeated="1021"/>
        </table:table-row>
        <table:table-row table:style-name="ro1">
          <table:table-cell office:value-type="string" calcext:value-type="string">
            <text:p>033</text:p>
          </table:table-cell>
          <table:table-cell office:value-type="string" calcext:value-type="string">
            <text:p>When we don’t like what someone else says, we want them silenced and admonished.</text:p>
          </table:table-cell>
          <table:table-cell office:value-type="string" calcext:value-type="string">
            <text:p>Երբ մեզ դուր չի գալիս, թե ինչ է ասում մեկ ուրիշը, մենք ցանկանում են նրան լռեցնել և խրատել (զգուշացնել)։</text:p>
          </table:table-cell>
          <table:table-cell table:number-columns-repeated="1021"/>
        </table:table-row>
        <table:table-row table:style-name="ro1">
          <table:table-cell office:value-type="string" calcext:value-type="string">
            <text:p>034</text:p>
          </table:table-cell>
          <table:table-cell office:value-type="string" calcext:value-type="string">
            <text:p>When we want to say something, ostensibly under the same lines as the speech we disagree with, we think we are entitled to freely do so.</text:p>
          </table:table-cell>
          <table:table-cell office:value-type="string" calcext:value-type="string">
            <text:p>Երբ մենք ուզում ենք ինչ-որ բան ասել, ակնհայտորեն նույն թեմայի շուրջ, ինչ որ այն խոսքը, որի հետ համաձայն չենք, մենք կարծում ենք, որ իրավունք ունենք ազատորեն այդ անելու։</text:p>
          </table:table-cell>
          <table:table-cell table:number-columns-repeated="1021"/>
        </table:table-row>
        <table:table-row table:style-name="ro1">
          <table:table-cell office:value-type="string" calcext:value-type="string">
            <text:p>035</text:p>
          </table:table-cell>
          <table:table-cell office:value-type="string" calcext:value-type="string">
            <text:p>But why do we have a fundamental right to freedom of expression, what is it useful for and why and when and how shall this right be limited, we rarely consider.</text:p>
          </table:table-cell>
          <table:table-cell office:value-type="string" calcext:value-type="string">
            <text:p>Բայց թե ինչո՞ւ մենք ունենք արտահայտվելու հիմնարար ազատություն, ինչու՞ է այն օգտակար և ե՞րբ ու ինչպե՞ս պետք է սահմանափակվի այս իրավունքը, մենք հազվադեպ ենք քննարկում։ </text:p>
          </table:table-cell>
          <table:table-cell table:number-columns-repeated="1021"/>
        </table:table-row>
        <table:table-row table:style-name="ro1">
          <table:table-cell office:value-type="string" calcext:value-type="string">
            <text:p>036</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cell office:value-type="string" calcext:value-type="string">
            <text:p>Արտահայտվելու ազատության իրավունքը «վերաբերում է ոչ միայն «տեղեկություններին» կամ «գաղափարներին», որոնք բարեհաճորեն ընդունվում են կամ համարվում են ոչ վիրավորական կամ անտարբերությամբ են ընդունվում, այլև նրանց, որոնք վիրավորում են, ցնցում կամ անհանգստություն պատճառում։ Այդպիսին են բազմակարծության, հանդուրժողականության և լայնախոհության պահանջները, առանց որոնց չկա «ժողովրդավարական հասարակություն»։ </text:p>
          </table:table-cell>
          <table:table-cell table:number-columns-repeated="1021"/>
        </table:table-row>
        <table:table-row table:style-name="ro1">
          <table:table-cell table:style-name="ce6" office:value-type="string" calcext:value-type="string">
            <text:p>037</text:p>
          </table:table-cell>
          <table:table-cell table:style-name="ce11" office:value-type="string" calcext:value-type="string">
            <text:p>Axel Springer v. Germany [Grand Chamber], ECtHR, 2012</text:p>
          </table:table-cell>
          <table:table-cell table:style-name="ce11" office:value-type="string" calcext:value-type="string">
            <text:p>Axel Springer-ն ընդդեմ Գերմանիայի (ՄՊ), ՄԻԵԴ, 2012թ.</text:p>
          </table:table-cell>
          <table:table-cell table:style-name="ce11" table:number-columns-repeated="1021"/>
        </table:table-row>
        <table:table-row table:style-name="ro1">
          <table:table-cell table:style-name="ce8" office:value-type="string" calcext:value-type="string">
            <text:p>037-01</text:p>
          </table:table-cell>
          <table:table-cell table:style-name="ce13" office:value-type="string" calcext:value-type="string">
            <text:p>Axel Springer v. Germany [Grand Chamber], Application no. 48311/10, Judgment 7 February 2012</text:p>
          </table:table-cell>
          <table:table-cell table:style-name="ce13" table:number-columns-repeated="1022"/>
        </table:table-row>
        <table:table-row table:style-name="ro1">
          <table:table-cell table:style-name="ce8" office:value-type="string" calcext:value-type="string">
            <text:p>037-02</text:p>
          </table:table-cell>
          <table:table-cell table:style-name="ce13"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13" table:number-columns-repeated="1022"/>
        </table:table-row>
        <table:table-row table:style-name="ro1">
          <table:table-cell table:style-name="ce8" office:value-type="string" calcext:value-type="string">
            <text:p>037-03</text:p>
          </table:table-cell>
          <table:table-cell table:style-name="ce13"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13" table:number-columns-repeated="1022"/>
        </table:table-row>
        <table:table-row table:style-name="ro1">
          <table:table-cell office:value-type="string" calcext:value-type="string">
            <text:p>038</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cell office:value-type="string" calcext:value-type="string">
            <text:p>Վերոնշյալ ձևակերպումներին ի պատասխան մտածողության փոխհամաձայնեցված որևէ ուղղություն չկա։ Լավն այն է, որ կան բազմաթիվ քաղաքական փիլիսոփաներ, իրավական փաստաթղթեր և դատական վճիռներ, որոնք ուղղորդում են մեզ։ Եվ նույնիսկ ավելի լավ նորություն է այն, որ քանի որ այս իրավունքի իրավական և դատական կիրառումը տարբեր համատեքստերում միշտ դինամիկ է, յուրաքանչյուրը կարող է ասելիք և ազդեցություն ունենալ այն ուղու վրա, որով կիրառվում է քաղաքականությունը։ Այդ անելու համար մեզ անհրաժեշտ է ավելի լավ հասկանալ այս իրավունքի հիմունքները։</text:p>
          </table:table-cell>
          <table:table-cell table:number-columns-repeated="1021"/>
        </table:table-row>
        <table:table-row table:style-name="ro2">
          <table:table-cell office:value-type="string" calcext:value-type="string">
            <text:p>039</text:p>
          </table:table-cell>
          <table:table-cell office:value-type="string" calcext:value-type="string">
            <text:p>A summary of some of the key concepts behind the right to freedom of expression is listed below.</text:p>
          </table:table-cell>
          <table:table-cell office:value-type="string" calcext:value-type="string">
            <text:p>Ստորև ամփոփված են արտահայտվելու ազատության իրավունքի խորքում ընկած <text:span text:style-name="T2">մի շարք առանցքային հասկացությունները։</text:span></text:p>
          </table:table-cell>
          <table:table-cell table:number-columns-repeated="1021"/>
        </table:table-row>
        <table:table-row table:style-name="ro1">
          <table:table-cell office:value-type="string" calcext:value-type="string">
            <text:p>040</text:p>
          </table:table-cell>
          <table:table-cell office:value-type="string" calcext:value-type="string">
            <text:p>&lt;i&gt;What&lt;/i&gt; is freedom of expression?</text:p>
          </table:table-cell>
          <table:table-cell office:value-type="string" calcext:value-type="string">
            <text:p>Ի՞նչ է արտահայտվելու ազատությունը։</text:p>
          </table:table-cell>
          <table:table-cell table:number-columns-repeated="1021"/>
        </table:table-row>
        <table:table-row table:style-name="ro1">
          <table:table-cell office:value-type="string" calcext:value-type="string">
            <text:p>041</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cell office:value-type="string" calcext:value-type="string">
            <text:p>«Արտահայտվելու ազատությունը ժողովրդավարական հասարակության էական հիմքերից մեկն է, և նրա առաջընթացի ու յուրաքանչյուր անհատի կայացման հիմնական պայմաններից մեկը»։</text:p>
          </table:table-cell>
          <table:table-cell table:number-columns-repeated="1021"/>
        </table:table-row>
        <table:table-row table:style-name="ro1">
          <table:table-cell table:style-name="ce6" office:value-type="string" calcext:value-type="string">
            <text:p>042</text:p>
          </table:table-cell>
          <table:table-cell table:style-name="ce11" office:value-type="string" calcext:value-type="string">
            <text:p>Axel Springer v. Germany [Grand Chamber], ECtHR, 2012</text:p>
          </table:table-cell>
          <table:table-cell table:style-name="ce11" office:value-type="string" calcext:value-type="string">
            <text:p>Axel Springer-ն ընդդեմ Գերմանիայի (ՄՊ), ՄԻԵԴ, 2012թ.</text:p>
          </table:table-cell>
          <table:table-cell table:style-name="ce11" table:number-columns-repeated="1021"/>
        </table:table-row>
        <table:table-row table:style-name="ro1">
          <table:table-cell table:style-name="ce8" office:value-type="string" calcext:value-type="string">
            <text:p>037-01</text:p>
          </table:table-cell>
          <table:table-cell table:style-name="ce5" table:number-columns-repeated="1023"/>
        </table:table-row>
        <table:table-row table:style-name="ro1">
          <table:table-cell table:style-name="ce8" office:value-type="string" calcext:value-type="string">
            <text:p>037-02</text:p>
          </table:table-cell>
          <table:table-cell table:style-name="ce5" table:number-columns-repeated="1023"/>
        </table:table-row>
        <table:table-row table:style-name="ro1">
          <table:table-cell table:style-name="ce8" office:value-type="string" calcext:value-type="string">
            <text:p>037-03</text:p>
          </table:table-cell>
          <table:table-cell table:style-name="ce5" table:number-columns-repeated="1023"/>
        </table:table-row>
        <table:table-row table:style-name="ro1">
          <table:table-cell office:value-type="string" calcext:value-type="string">
            <text:p>043</text:p>
          </table:table-cell>
          <table:table-cell office:value-type="string" calcext:value-type="string">
            <text:p>It is an important instrument of freedom of conscience</text:p>
          </table:table-cell>
          <table:table-cell office:value-type="string" calcext:value-type="string">
            <text:p>Այն խղճի ազատության կարևոր գործիք է</text:p>
          </table:table-cell>
          <table:table-cell table:number-columns-repeated="1021"/>
        </table:table-row>
        <table:table-row table:style-name="ro1">
          <table:table-cell office:value-type="string" calcext:value-type="string">
            <text:p>044</text:p>
          </table:table-cell>
          <table:table-cell office:value-type="string" calcext:value-type="string">
            <text:p>It allows for conscient choices based on adherence to certain values, and therefore grants individual autonomy and defines each person’s identity</text:p>
          </table:table-cell>
          <table:table-cell office:value-type="string" calcext:value-type="string">
            <text:p>Այն թույլ է տալիս կատարել գիտակցված ընտրություն` հավատարիմ մնալով որոշակի արժեքների, ուստի անհատին ինքնուրույնություն է շնորհում և սահմանում է յուրաքանչյուր անձի ինքնությունը</text:p>
          </table:table-cell>
          <table:table-cell table:number-columns-repeated="1021"/>
        </table:table-row>
        <table:table-row table:style-name="ro1">
          <table:table-cell office:value-type="string" calcext:value-type="string">
            <text:p>045</text:p>
          </table:table-cell>
          <table:table-cell office:value-type="string" calcext:value-type="string">
            <text:p>It contributes to knowledge and understanding, by debating about social and moral values and allowing for a marketplace-of-ideas</text:p>
          </table:table-cell>
          <table:table-cell office:value-type="string" calcext:value-type="string">
            <text:p>Այն նպաստում է գիտելիքներին և ընկալումներին՝ քննարկում ծավալելով սոցիալական և բարոյական արժեքների վերաբերյալ ու հնարավորություն ստեղծելով գաղափարների շուկայի համար</text:p>
          </table:table-cell>
          <table:table-cell table:number-columns-repeated="1021"/>
        </table:table-row>
        <table:table-row table:style-name="ro1">
          <table:table-cell office:value-type="string" calcext:value-type="string">
            <text:p>046</text:p>
          </table:table-cell>
          <table:table-cell office:value-type="string" calcext:value-type="string">
            <text:p>It allows for the communication of political ideas, and therefore contributes to democracy</text:p>
          </table:table-cell>
          <table:table-cell office:value-type="string" calcext:value-type="string">
            <text:p>Այն հնարավորություն է ստեղծում հաղորդել քաղաքական գաղափարներ՝ ուստի նպաստում է ժողովրդավարությանը</text:p>
          </table:table-cell>
          <table:table-cell table:number-columns-repeated="1021"/>
        </table:table-row>
        <table:table-row table:style-name="ro1">
          <table:table-cell office:value-type="string" calcext:value-type="string">
            <text:p>047</text:p>
          </table:table-cell>
          <table:table-cell office:value-type="string" calcext:value-type="string">
            <text:p>It builds tolerance by allowing the others to express themselves</text:p>
          </table:table-cell>
          <table:table-cell office:value-type="string" calcext:value-type="string">
            <text:p>Այն հանդուրժողականություն է ձևավորում՝ այլոց ինքնարտահայտվելու հնարավորություն ընձեռելով</text:p>
          </table:table-cell>
          <table:table-cell table:number-columns-repeated="1021"/>
        </table:table-row>
        <table:table-row table:style-name="ro1">
          <table:table-cell office:value-type="string" calcext:value-type="string">
            <text:p>048</text:p>
          </table:table-cell>
          <table:table-cell office:value-type="string" calcext:value-type="string">
            <text:p>It contributes to the artistic development, and it facilitates academic and scientific progress&lt;sup&gt;&lt;a href="#" data-toggle="tooltip" title="David Feldman “Civil Liberties and Human Rights in England and Wales”, Oxford University Press 2002 (p.772 – 766"&gt;1&lt;/a&gt;&lt;/sup&gt;</text:p>
          </table:table-cell>
          <table:table-cell office:value-type="string" calcext:value-type="string">
            <text:p>Այն նպաստում է <text:s/>գեղագիտական զարգացմանն ու խթանում ակադեմիական ու գիտական առաջընթացը</text:p>
          </table:table-cell>
          <table:table-cell table:number-columns-repeated="1021"/>
        </table:table-row>
        <table:table-row table:style-name="ro1">
          <table:table-cell office:value-type="string" calcext:value-type="string">
            <text:p>049</text:p>
          </table:table-cell>
          <table:table-cell office:value-type="string" calcext:value-type="string">
            <text:p>&lt;i&gt;What&lt;/i&gt; does freedom of expression consist of?</text:p>
          </table:table-cell>
          <table:table-cell office:value-type="string" calcext:value-type="string">
            <text:p>Ի՞նչ է ներառում արտահայտվելու ազատությունը.</text:p>
          </table:table-cell>
          <table:table-cell table:number-columns-repeated="1021"/>
        </table:table-row>
        <table:table-row table:style-name="ro1">
          <table:table-cell office:value-type="string" calcext:value-type="string">
            <text:p>050</text:p>
          </table:table-cell>
          <table:table-cell office:value-type="string" calcext:value-type="string">
            <text:p>the right to disseminate information, in all forms and shapes, and;</text:p>
          </table:table-cell>
          <table:table-cell office:value-type="string" calcext:value-type="string">
            <text:p>ցանկացած տեսակի և ձևի տեղեկություններ տարածելու իրավունք, և </text:p>
          </table:table-cell>
          <table:table-cell table:number-columns-repeated="1021"/>
        </table:table-row>
        <table:table-row table:style-name="ro1">
          <table:table-cell office:value-type="string" calcext:value-type="string">
            <text:p>051</text:p>
          </table:table-cell>
          <table:table-cell office:value-type="string" calcext:value-type="string">
            <text:p>the right of the others to receive it.</text:p>
          </table:table-cell>
          <table:table-cell office:value-type="string" calcext:value-type="string">
            <text:p>այն ստանալու մյուսների իրավունքը։</text:p>
          </table:table-cell>
          <table:table-cell table:number-columns-repeated="1021"/>
        </table:table-row>
        <table:table-row table:style-name="ro1">
          <table:table-cell office:value-type="string" calcext:value-type="string">
            <text:p>052</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cell office:value-type="string" calcext:value-type="string">
            <text:p>Արտահայտվելու ազատությունը «վերաբերում է ոչ միայն տեղեկատվության բովանդակությանը, այլև դրա տարածման միջոցներին, քանի որ այդ միջոցների նկատմամբ կիրառված ցանկացած սահմանափակում անպայմանորեն միջամտում է տեղեկատվություն ստանալու և հաղորդելու իրավունքին»։</text:p>
          </table:table-cell>
          <table:table-cell table:number-columns-repeated="1021"/>
        </table:table-row>
        <table:table-row table:style-name="ro1">
          <table:table-cell table:style-name="ce9" office:value-type="string" calcext:value-type="string">
            <text:p>053</text:p>
          </table:table-cell>
          <table:table-cell table:style-name="ce14" office:value-type="string" calcext:value-type="string">
            <text:p>Özturk vs Turkey [Grand Chamber], ECtHR, 1999</text:p>
          </table:table-cell>
          <table:table-cell table:style-name="ce14" office:value-type="string" calcext:value-type="string">
            <text:p>Özturk-ն ընդդեմ Թուրքիայի, (ՄՊ), ՄԻԵԴ, 1999թ.</text:p>
          </table:table-cell>
          <table:table-cell table:style-name="ce14" table:number-columns-repeated="1021"/>
        </table:table-row>
        <table:table-row table:style-name="ro1">
          <table:table-cell table:style-name="ce3" office:value-type="string" calcext:value-type="string">
            <text:p>TODO</text:p>
          </table:table-cell>
          <table:table-cell table:style-name="ce11" office:value-type="string" calcext:value-type="string">
            <text:p>necompletat</text:p>
          </table:table-cell>
          <table:table-cell table:style-name="ce5" table:number-columns-repeated="1022"/>
        </table:table-row>
        <table:table-row table:style-name="ro1">
          <table:table-cell table:style-name="ce3" office:value-type="string" calcext:value-type="string">
            <text:p>TODO</text:p>
          </table:table-cell>
          <table:table-cell table:style-name="ce11" office:value-type="string" calcext:value-type="string">
            <text:p>necompletat</text:p>
          </table:table-cell>
          <table:table-cell table:style-name="ce5" table:number-columns-repeated="1022"/>
        </table:table-row>
        <table:table-row table:style-name="ro1">
          <table:table-cell office:value-type="string" calcext:value-type="string">
            <text:p>054</text:p>
          </table:table-cell>
          <table:table-cell office:value-type="string" calcext:value-type="string">
            <text:p>&lt;i&gt;Why&lt;/i&gt; are we limiting freedom of expression?</text:p>
          </table:table-cell>
          <table:table-cell office:value-type="string" calcext:value-type="string">
            <text:p>Ինչու՞ ենք մենք սահմանափակում արտահայտվելու ազատությունը։</text:p>
          </table:table-cell>
          <table:table-cell table:number-columns-repeated="1021"/>
        </table:table-row>
        <table:table-row table:style-name="ro1">
          <table:table-cell office:value-type="string" calcext:value-type="string">
            <text:p>055</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cell office:value-type="string" calcext:value-type="string">
            <text:p>Քանի որ այն վնասում է այլ իրավունքների (անձնական կյանքի գաղտնիության, արդար դատաքննության, մտքի, խղճի և կրոնի ազատության) իրականացմանը կամ խախտում է մարդու հիմնարար իրավունքների սահմանները (խտրականության արգելումը և իրավունքների չարաշահման արգելումը)</text:p>
          </table:table-cell>
          <table:table-cell table:number-columns-repeated="1021"/>
        </table:table-row>
        <table:table-row table:style-name="ro1">
          <table:table-cell office:value-type="string" calcext:value-type="string">
            <text:p>056</text:p>
          </table:table-cell>
          <table:table-cell office:value-type="string" calcext:value-type="string">
            <text:p>Because it is not done in good faith (publication of insufficiently verified facts, pure offensive language that serves no public interest debate, etc.)</text:p>
          </table:table-cell>
          <table:table-cell office:value-type="string" calcext:value-type="string">
            <text:p>Քանի որ այն չի լինում բարեխիղճ (ոչ բավարար ստուգված փաստերի հրապարակումը, հստակ վիրավորական խոսքը, որը չի ծառայում հանրային շահերի քննարկմանը, և այլն)</text:p>
          </table:table-cell>
          <table:table-cell table:number-columns-repeated="1021"/>
        </table:table-row>
        <table:table-row table:style-name="ro1">
          <table:table-cell office:value-type="string" calcext:value-type="string">
            <text:p>057</text:p>
          </table:table-cell>
          <table:table-cell office:value-type="string" calcext:value-type="string">
            <text:p>Because it is harmful and it is not of public interest</text:p>
          </table:table-cell>
          <table:table-cell office:value-type="string" calcext:value-type="string">
            <text:p>Քանի որ այն վնասակար է և չի բխում հանրության շահերից</text:p>
          </table:table-cell>
          <table:table-cell table:number-columns-repeated="1021"/>
        </table:table-row>
        <table:table-row table:style-name="ro1">
          <table:table-cell office:value-type="string" calcext:value-type="string">
            <text:p>058</text:p>
          </table:table-cell>
          <table:table-cell office:value-type="string" calcext:value-type="string">
            <text:p>Because it is endangering the safeguarding of democracy or the law and order (divulging state secrets, risking a breach of peace, etc.)</text:p>
          </table:table-cell>
          <table:table-cell office:value-type="string" calcext:value-type="string">
            <text:p>Քանի որ այն վնասում է ժողովրդավարության կամ օրենքի ու կարգուկանոնի երաշխավորմանը (պետական գաղտնիքների բացահայտում, խաղաղության խախտման վտանգ և այլն)</text:p>
          </table:table-cell>
          <table:table-cell table:number-columns-repeated="1021"/>
        </table:table-row>
        <table:table-row table:style-name="ro1">
          <table:table-cell office:value-type="string" calcext:value-type="string">
            <text:p>059</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cell office:value-type="string" calcext:value-type="string">
            <text:p>«Ինչպես սահմանված է 10-րդ հոդվածով՝ արտահայտվելու ազատությունն ունի բացառություններ, որոնք, սակայն, պետք է սահմանվեն հստակ, և ցանկացած սահմանափակման անհրաժեշտությունը պետք է հիմնավորվի համոզիչ կերպով»։</text:p>
          </table:table-cell>
          <table:table-cell table:number-columns-repeated="1021"/>
        </table:table-row>
        <table:table-row table:style-name="ro1">
          <table:table-cell table:style-name="ce6" office:value-type="string" calcext:value-type="string">
            <text:p>060</text:p>
          </table:table-cell>
          <table:table-cell table:style-name="ce11" office:value-type="string" calcext:value-type="string">
            <text:p>Axel Springer v. Germany [Grand Chamber], ECtHR, 2012</text:p>
          </table:table-cell>
          <table:table-cell table:style-name="ce11" office:value-type="string" calcext:value-type="string">
            <text:p>Axel Springer-ն ընդդեմ Գերմանիայի (ՄՊ), ՄԻԵԴ, 2012թ.</text:p>
          </table:table-cell>
          <table:table-cell table:style-name="ce11" table:number-columns-repeated="1021"/>
        </table:table-row>
        <table:table-row table:style-name="ro1">
          <table:table-cell table:style-name="ce8" office:value-type="string" calcext:value-type="string">
            <text:p>037-01</text:p>
          </table:table-cell>
          <table:table-cell table:style-name="ce13" table:number-columns-repeated="1023"/>
        </table:table-row>
        <table:table-row table:style-name="ro1">
          <table:table-cell table:style-name="ce8" office:value-type="string" calcext:value-type="string">
            <text:p>037-02</text:p>
          </table:table-cell>
          <table:table-cell table:style-name="ce13" table:number-columns-repeated="1023"/>
        </table:table-row>
        <table:table-row table:style-name="ro1">
          <table:table-cell table:style-name="ce8" office:value-type="string" calcext:value-type="string">
            <text:p>037-03</text:p>
          </table:table-cell>
          <table:table-cell table:style-name="ce13" table:number-columns-repeated="1023"/>
        </table:table-row>
        <table:table-row table:style-name="ro1">
          <table:table-cell office:value-type="string" calcext:value-type="string">
            <text:p>061</text:p>
          </table:table-cell>
          <table:table-cell office:value-type="string" calcext:value-type="string">
            <text:p>&lt;i&gt;How&lt;/i&gt; should these limits be?</text:p>
          </table:table-cell>
          <table:table-cell office:value-type="string" calcext:value-type="string">
            <text:p>Ինչպիսի՞ն պետք է լինեն այդ սահմանները։</text:p>
          </table:table-cell>
          <table:table-cell table:number-columns-repeated="1021"/>
        </table:table-row>
        <table:table-row table:style-name="ro1">
          <table:table-cell office:value-type="string" calcext:value-type="string">
            <text:p>062</text:p>
          </table:table-cell>
          <table:table-cell office:value-type="string" calcext:value-type="string">
            <text:p>Provided by law</text:p>
          </table:table-cell>
          <table:table-cell office:value-type="string" calcext:value-type="string">
            <text:p>Օրենքով նախատեսված</text:p>
          </table:table-cell>
          <table:table-cell table:number-columns-repeated="1021"/>
        </table:table-row>
        <table:table-row table:style-name="ro1">
          <table:table-cell office:value-type="string" calcext:value-type="string">
            <text:p>063</text:p>
          </table:table-cell>
          <table:table-cell office:value-type="string" calcext:value-type="string">
            <text:p>Pursue a legitimate aim (protect other rights or interests)</text:p>
          </table:table-cell>
          <table:table-cell office:value-type="string" calcext:value-type="string">
            <text:p>Հետամուտ լինեն իրավաչափ նպատակի (պաշտպանեն այլոց իրավունքները և շահերը)</text:p>
          </table:table-cell>
          <table:table-cell table:number-columns-repeated="1021"/>
        </table:table-row>
        <table:table-row table:style-name="ro1">
          <table:table-cell office:value-type="string" calcext:value-type="string">
            <text:p>064</text:p>
          </table:table-cell>
          <table:table-cell office:value-type="string" calcext:value-type="string">
            <text:p>Necessary in a democratic society (there has to exist a pressing social need)</text:p>
          </table:table-cell>
          <table:table-cell office:value-type="string" calcext:value-type="string">
            <text:p>Անհրաժեշտ լինեն ժողովրդավարական հասարակությունում (պետք է առկա լինի հրատապ սոցիալական պահանջ)</text:p>
          </table:table-cell>
          <table:table-cell table:number-columns-repeated="1021"/>
        </table:table-row>
        <table:table-row table:style-name="ro1">
          <table:table-cell office:value-type="string" calcext:value-type="string">
            <text:p>065</text:p>
          </table:table-cell>
          <table:table-cell office:value-type="string" calcext:value-type="string">
            <text:p>Proportional</text:p>
          </table:table-cell>
          <table:table-cell office:value-type="string" calcext:value-type="string">
            <text:p>Համաչափ</text:p>
          </table:table-cell>
          <table:table-cell table:number-columns-repeated="1021"/>
        </table:table-row>
        <table:table-row table:style-name="ro1">
          <table:table-cell office:value-type="string" calcext:value-type="string">
            <text:p>066</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cell office:value-type="string" calcext:value-type="string">
            <text:p>Արտահայտումը կարող է տարբեր ձևեր ունենալ՝ բանավոր և գրավոր խոսք, արվեստի գործեր, ֆիլմեր, թատերական ներկայացում, երաժշտություն, կատարողական արվեստի այլ տեսակներ և իրադարձություններ, ներառյալ գույքի ոչնչացումը, երբ նշված գործողությունն ունի «խոսքի» բովանդակություն (իրական կյանքից վերցված օրինակները կարող են ներառել ազգային դրոշի այրումը, արձանի վրա ներկի տուփ նետելը)։ Արտահայտվելուց զերծ մնալը նույնպես արտահայտվելու ազատության իրավունքի մի ձև է (լռություն պահպանելու իրավունքը)։</text:p>
          </table:table-cell>
          <table:table-cell table:number-columns-repeated="1021"/>
        </table:table-row>
        <table:table-row table:style-name="ro1">
          <table:table-cell office:value-type="string" calcext:value-type="string">
            <text:p>067</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cell office:value-type="string" calcext:value-type="string">
            <text:p>Արտահայտվելու ազատությունը ներառում է հաղորդակցության լայն շրջանակ՝ քաղաքական արտահայտումից մինչև ակադեմիական, գեղարվեստական կամ առևտրային հաղորդակցություն, որոնցից յուրաքանչյուրին տրամադրվում է պաշտպանության տարբեր մակարդակ։ Արտահայտվելու ազատությունը ներառում է տեղեկատվության մատչելիության իրավունքը, որը լրագրողների դեպքում կարող է նշանակել հանրային հաստատություններ, այդ թվում դատարաններ, կամ հանրային փաստաթղթերին, ներառյալ գաղտնի ծառայությունների տվյալներին մուտք ունենալու իրավունք։ Մինչդեռ քաղաքացիների դեպքում դա կարող է նշանակել ինտերնետում առկա տեղեկատվությունից առանց գրաքննության օգտվելու (այդ տեղեկատվության առանց գրաքննության հասանելիության) իրավունքը։</text:p>
          </table:table-cell>
          <table:table-cell table:number-columns-repeated="1021"/>
        </table:table-row>
        <table:table-row table:style-name="ro1">
          <table:table-cell office:value-type="string" calcext:value-type="string">
            <text:p>068</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cell office:value-type="string" calcext:value-type="string">
            <text:p>Արտահայտումը կարելի է հաղորդել տարբեր խողովակներով՝ տպագիր մեդիայի, գրքերի, նամակների, պաստառների, հեռարձակման ալիքների և, իհարկե, վերջին տարիներին հիմնականում ինտերնետի միջոցով։</text:p>
          </table:table-cell>
          <table:table-cell table:number-columns-repeated="1021"/>
        </table:table-row>
        <table:table-row table:style-name="ro1">
          <table:table-cell office:value-type="string" calcext:value-type="string">
            <text:p>069</text:p>
          </table:table-cell>
          <table:table-cell office:value-type="string" calcext:value-type="string">
            <text:p>Freedom of expression as a fundamental right</text:p>
          </table:table-cell>
          <table:table-cell office:value-type="string" calcext:value-type="string">
            <text:p>Արտահայտվելու ազատությունը որպես հիմնարար իրավունք</text:p>
          </table:table-cell>
          <table:table-cell table:number-columns-repeated="1021"/>
        </table:table-row>
        <table:table-row table:style-name="ro1">
          <table:table-cell office:value-type="string" calcext:value-type="string">
            <text:p>070</text:p>
          </table:table-cell>
          <table:table-cell office:value-type="string" calcext:value-type="string">
            <text:p>As a fundamental human right, the right to freedom of expression is guaranteed by a number of relevant international law documents and treaties.</text:p>
          </table:table-cell>
          <table:table-cell office:value-type="string" calcext:value-type="string">
            <text:p>Որպես հիմնարար իրավունք՝ արտահայտվելու իրավունքը երաշխավորվում է մի շարք համապատասխան միջազգային <text:s/>իրավական փաստաթղթերով և պայմանագրերով։</text:p>
          </table:table-cell>
          <table:table-cell table:number-columns-repeated="1021"/>
        </table:table-row>
        <table:table-row table:style-name="ro1">
          <table:table-cell office:value-type="string" calcext:value-type="string">
            <text:p>071</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cell office:value-type="string" calcext:value-type="string">
            <text:p>1948թ. ՄԱԿ-ի Գլխավոր ասամբլեայի կողմից ընդունված Մարդու իրավունքների համընդհանուր հռչակագիրը երաշխավորում է խոսքի ազատությունը 19-րդ հոդվածում, նույնն է անում նաև նույն մարմնի կողմից 1966 թ. ընդունված Քաղաքացիական և քաղաքական իրավունքների մասին Միջազգային դաշնագիրը. այն երաշխավորում է այս իրավունքը նույնպես 19-րդ հոդվածով։ </text:p>
          </table:table-cell>
          <table:table-cell table:number-columns-repeated="1021"/>
        </table:table-row>
        <table:table-row table:style-name="ro1">
          <table:table-cell office:value-type="string" calcext:value-type="string">
            <text:p>072</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cell office:value-type="string" calcext:value-type="string">
            <text:p>Հիմնարար իրավունքների մասին Եվրոպական միության խարտիան ընդունվել է 2000թ.-ին Եվրոպական խորհրդարանի, Նախարարների խորհրդի և Եվրոպական հանձնաժողովի կողմից և ուժի մեջ է մտել 2009թ.-ին ու համարվում է Եվրոպական միության «Սահմանադրությունը»։ Այն նույնպես երաշխավորում է արտահայտվելու ազատության իրավունքը իր 11-րդ հոդվածով։ </text:p>
          </table:table-cell>
          <table:table-cell table:number-columns-repeated="1021"/>
        </table:table-row>
        <table:table-row table:style-name="ro1">
          <table:table-cell office:value-type="string" calcext:value-type="string">
            <text:p>073</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lt;a href="http://www.echr.coe.int/Documents/Convention_ENG.pdf"&gt;&lt;sup&gt;2&lt;/sup&gt;&lt;/a&gt;. Some protocols to the Convention are not yet ratified by each country. The European Court of Human Rights is the body that oversees the implementation of the Convention in the 47 Council of Europe member states.</text:p>
          </table:table-cell>
          <table:table-cell office:value-type="string" calcext:value-type="string">
            <text:p>Առանձնահատուկ կարևորություն ունի Եվրոպայի խորհրդի Մարդու իրավունքների եվրոպական կոնվենցիան (ՄԻԵԿ), որը ստորագրման համար բացվել է 1950 թ.-ին և ներառել է արտահայտվելու ազատությունը 10-րդ հոդվածում։ Այն ուժի մեջ է մտել 1953թ.-ին և փոփոխվել է տարիների ընթացքում՝ 16 Արձանագրություններով։ Կոնվենցիայի որոշ արձանագրություններ դեռևս վավերացված չեն բոլոր երկրների կողմից։ Մարդու իրավունքների եվրոպական դատարանը այն մարմինն է, որը վերահսկում է Եվրոպայի խորհրդի անդամ պետությունների 47- երկրներում Կոնվենցիայի կատարումը։</text:p>
          </table:table-cell>
          <table:table-cell table:number-columns-repeated="1021"/>
        </table:table-row>
        <table:table-row table:style-name="ro1">
          <table:table-cell office:value-type="string" calcext:value-type="string">
            <text:p>074</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cell office:value-type="string" calcext:value-type="string">
            <text:p>Քանի որ Մարդու իրավունքների եվրոպական կոնվենցիան մարդու իրավունքների պաշտպանության հիմնական գործիքն է Եվրոպայի խորհրդի անդամ պետություններում, այս գրքույկը հիմնականում սևեռվում է Մարդու իրավունքների եվրոպական դատարանի մշակած իրավագիտության վրա։</text:p>
          </table:table-cell>
          <table:table-cell table:number-columns-repeated="1021"/>
        </table:table-row>
        <table:table-row table:style-name="ro1">
          <table:table-cell office:value-type="string" calcext:value-type="string">
            <text:p>075</text:p>
          </table:table-cell>
          <table:table-cell office:value-type="string" calcext:value-type="string">
            <text:p>Article 10 of the European Convention on Human Rights</text:p>
          </table:table-cell>
          <table:table-cell office:value-type="string" calcext:value-type="string">
            <text:p>Մարդու իրավունքների եվրոպական կոնվենցիայի 10-րդ ՀՈԴՎԱԾ </text:p>
          </table:table-cell>
          <table:table-cell table:number-columns-repeated="1021"/>
        </table:table-row>
        <table:table-row table:style-name="ro1">
          <table:table-cell office:value-type="string" calcext:value-type="string">
            <text:p>076</text:p>
          </table:table-cell>
          <table:table-cell office:value-type="string" calcext:value-type="string">
            <text:p>Freedom of expression</text:p>
          </table:table-cell>
          <table:table-cell office:value-type="string" calcext:value-type="string">
            <text:p>Արտահայտվելու ազատություն</text:p>
          </table:table-cell>
          <table:table-cell table:number-columns-repeated="1021"/>
        </table:table-row>
        <table:table-row table:style-name="ro1">
          <table:table-cell office:value-type="string" calcext:value-type="string">
            <text:p>07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cell office:value-type="string" calcext:value-type="string">
            <text:p>Յուրաքանչյուր ոք ունի ազատորեն արտահայտվելու իրավունք։ Այս իրավունքը ներառում է սեփական կարծիք ունենալու, տեղեկություններ և գաղափարներ ստանալու և տարածելու ազատությունը՝ առանց պետական մարմինների միջամտության և անկախ սահմաններից։ Այս հոդվածը չի խոչընդոտում պետություններին` սահմանելու ռադիոհաղորդումների, հեռուստատեսային կամ կինեմատոգրաֆիական ձեռնարկությունների լիցենզավորում։</text:p>
          </table:table-cell>
          <table:table-cell table:number-columns-repeated="1021"/>
        </table:table-row>
        <table:table-row table:style-name="ro1">
          <table:table-cell office:value-type="string" calcext:value-type="string">
            <text:p>07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cell office:value-type="string" calcext:value-type="string">
            <text:p>Այս ազատությունների իրականացումը, քանի որ այն կապված է պարտավորությունների և պատասխանատվության հետ, կարող է պայմանավորվել այնպիսի ձևականություններով, պայմաններով, սահմանափակումներով կամ պատժամիջոցներով, որոնք նախատեսված են օրենքով և անհրաժեշտ են ժողովրդավարական հասարակությունում` ի շահ պետական անվտանգության, տարածքային ամբողջականության կամ հասարակության անվտանգության, անկարգությունները կամ հանցագործությունները կանխելու, առողջությունը կամ բարոյականությունը, ինչպես և այլ անձանց հեղինակությունը կամ իրավունքները պաշտպանելու, խորհրդապահական պայմաններով ստացված տեղեկատվության բացահայտումը կանխելու կամ արդարադատության հեղինակությունն ու անաչառությունը պահպանելու նպատակով։</text:p>
          </table:table-cell>
          <table:table-cell table:number-columns-repeated="1021"/>
        </table:table-row>
        <table:table-row table:style-name="ro1">
          <table:table-cell office:value-type="string" calcext:value-type="string">
            <text:p>079</text:p>
          </table:table-cell>
          <table:table-cell office:value-type="string" calcext:value-type="string">
            <text:p>How to understand this brochure</text:p>
          </table:table-cell>
          <table:table-cell office:value-type="string" calcext:value-type="string">
            <text:p>Ինչպե՞ս հասկանալ այս գրքույկը</text:p>
          </table:table-cell>
          <table:table-cell table:number-columns-repeated="1021"/>
        </table:table-row>
        <table:table-row table:style-name="ro1">
          <table:table-cell office:value-type="string" calcext:value-type="string">
            <text:p>080</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cell office:value-type="string" calcext:value-type="string">
            <text:p>Արտահայտվելու ազատության շրջանակը հիմնված է փոփոխվող փիլիսոփայական, քաղաքական և իրավական հասկացությունների վրա։ Այն պետք է վերլուծել որոշակի աշխարհագրական, իրավական և սոցիալական համատեքստերում։ Շատ ժամանակ այն ներառում է այլ իրավունքների և հիմնարար արժեքների հետ հավասարակշռության ապահովումը։</text:p>
          </table:table-cell>
          <table:table-cell table:number-columns-repeated="1021"/>
        </table:table-row>
        <table:table-row table:style-name="ro1">
          <table:table-cell office:value-type="string" calcext:value-type="string">
            <text:p>081</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cell office:value-type="string" calcext:value-type="string">
            <text:p>Հետևաբար սույն գրքույկում ներառված գործերին անհրաժեշտ է վերապահել միայն տեղեկատվական (վկայակոչման) արժեք։ ՄԻԵԴ-ի իրավագիտությունը մշտապես փոփոխվում է և երբեմն հակասում ինքն իրեն։ Այն կարող է նույնիսկ երբեմն քննադատության ենթարկվել, քանի որ ժամանակ առ ժամանակ այն հիասթափեցնող արդյունքներ է ունենում բոլոր նրանց համար, ովքեր խթանում են արտահայտվելու ազատության և տեղեկատվության մատչելիության հիմնարար իրավունքները։ Բացի այդ ինտերնետում տեղի ունեցող տեխնիկական զարգացումները կարող են փոփոխել որոշ կարծիքներ, որ մենք այսօր ունենք, և դա կարող է ներառվել հետագա վճիռներում։</text:p>
          </table:table-cell>
          <table:table-cell table:number-columns-repeated="1021"/>
        </table:table-row>
        <table:table-row table:style-name="ro1">
          <table:table-cell office:value-type="string" calcext:value-type="string">
            <text:p>082</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cell office:value-type="string" calcext:value-type="string">
            <text:p>Այդուամենայնիվ, այնպիսի իրավագիտությունը, որը հատուկ է ՄԻԵԴ-ին, կարող է հաճախ որպես տեսլական ծառայել և <text:s/>արտահայտվելու ազատության ու տեղեկատվության մատչելիության իրավունքների իրավական երաշխավորման հիմնական չափանիշների խթանման առումով <text:s/>կարևոր արժեք ունի։</text:p>
          </table:table-cell>
          <table:table-cell table:number-columns-repeated="1021"/>
        </table:table-row>
        <table:table-row table:style-name="ro1">
          <table:table-cell office:value-type="string" calcext:value-type="string">
            <text:p>083</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cell office:value-type="string" calcext:value-type="string">
            <text:p>ՄԻԵԴ-ի ողջ ընթացիկ իրավագիտության զտման գինը նույնպես արժե նշել։ Առաջին հերթին այս գրքույկում ներառված տեղեկատվությունը չի կարող ամեն դեպքում հանդիսանալ իրավական խորհրդատվություն։ Երկրորդը, սույն գրքույկի խմբագիրները ստիպված են եղել սահմանափակել ներկայացվող տեղեկատվությունը՝ մի ընտրություն, որը որոշակի իրավական ոլորտի մասնագետների համար կարող է թերություն լինել։ Նաև տիրույթների և նախադեպերի ընտրությունը մեզ ստիպել է կարճ անդրադառնալ որոշ կարևոր կողմերի, օրինակ՝ «ատելության խոսքին» <text:s/>կամ «լրագրողական աղբյուրների պաշտպանությանը»։</text:p>
          </table:table-cell>
          <table:table-cell table:number-columns-repeated="1021"/>
        </table:table-row>
        <table:table-row table:style-name="ro1">
          <table:table-cell office:value-type="string" calcext:value-type="string">
            <text:p>084</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text in the quotes belongs to the editors in order to highlight the main keywords relevant for the reader. Footnote text references are included at the end of the brochure.</text:p>
          </table:table-cell>
          <table:table-cell office:value-type="string" calcext:value-type="string">
            <text:p>Բացի այդ գրքույկի տեքստը պարզեցնելու նպատակով որոշ մեջբերումներ հանվել են ՄԻԵԴ-ի այլ նախադեպերի կամ փաստաթղթերի ներքին հղումներից։ Նաև գործերի անվանումները նշված են սեղմ՝ «Հայցվոր(ներ)ի անուններն ընդդեմ երկրի, տարին»։ Մեծ Պալատի կողմից կայացված վճիռները նշված են (ՄՊ)։ Մեջբերումների տեքստում հաստ տառատեսակով նշումները կատարել են խմբագիրները՝ ընթերցողի համար կարևոր հիմնական բանալի-բառերն ընդգծելու նպատակով։</text:p>
          </table:table-cell>
          <table:table-cell table:number-columns-repeated="1021"/>
        </table:table-row>
        <table:table-row table:style-name="ro1">
          <table:table-cell office:value-type="string" calcext:value-type="string">
            <text:p>085</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cell office:value-type="string" calcext:value-type="string">
            <text:p><text:a xlink:href="https://cases.internetfreedom.blog/" xlink:type="simple">Առավել շատ մանրամասներ են ներառված ինտերնետ տարբերակում, որը հասանելի է https://cases.internetfreedom.blog հասցեով, և ներառում է յուրաքանչյուր նախադեպի հակիրճ ամփոփումը և վճռի/որոշման կամ իրավական ամփոփումների փաստացի տեքստերին տանող հղումները։</text:a></text:p>
          </table:table-cell>
          <table:table-cell table:number-columns-repeated="1021"/>
        </table:table-row>
        <table:table-row table:style-name="ro1">
          <table:table-cell office:value-type="string" calcext:value-type="string">
            <text:p>086</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cell office:value-type="string" calcext:value-type="string">
            <text:p>Մենք նաև պետք է ընդունենք, որ մեր աշխատանքին օգնել է ոչ միայն այն փաստը, որ ՄԻԵԴ-ի նախադեպային իրավունքին վերաբերող ամբողջ տեղեկատվությունը բաց հրապարակված է ինտերնետում, այլև այլ տարբեր ծրագրերի և հրատարակությունների գոյությունը, որոնք բոլորը մատչելի են առցանց, և որոնցով առավել մանրամասն համակարգվել կամ վերլուծվել են ՄԻԵԴ-ի բազմաթիվ նախադեպեր <text:s/>(նաև) 10-րդ հոդվածի վերաբերյալ։</text:p>
          </table:table-cell>
          <table:table-cell table:number-columns-repeated="1021"/>
        </table:table-row>
        <table:table-row table:style-name="ro1">
          <table:table-cell office:value-type="string" calcext:value-type="string">
            <text:p>087</text:p>
          </table:table-cell>
          <table:table-cell office:value-type="string" calcext:value-type="string">
            <text:p>We list here the most important ones, especially for users that might like or need to go into more detail on certain specificities of freedom of expression:</text:p>
          </table:table-cell>
          <table:table-cell office:value-type="string" calcext:value-type="string">
            <text:p>Այստեղ մենք թվարկում ենք առավել կարևորները, հատկապես այն օգտատերերի համար, ովքեր կցանկանան կամ կարիք կունենան առավել մանրամասն ուսումնասիրելու արտահայտվելու ազատության որոշակի հատկանիշներ։</text:p>
          </table:table-cell>
          <table:table-cell table:number-columns-repeated="1021"/>
        </table:table-row>
        <table:table-row table:style-name="ro1">
          <table:table-cell office:value-type="string" calcext:value-type="string">
            <text:p>088</text:p>
          </table:table-cell>
          <table:table-cell office:value-type="string" calcext:value-type="string">
            <text:p>The factsheets by theme on the Court’s case-law and pending cases compiled by the Press Service of the Court&lt;sup&gt;&lt;a href="http://www.echr.coe.int/Pages/home.aspx?p=press/factsheets"&gt;3&lt;/a&gt;&lt;/sup&gt;</text:p>
          </table:table-cell>
          <table:table-cell office:value-type="string" calcext:value-type="string">
            <text:p>Դատարանի Մամուլի ծառայության կողմից մշակված տեղեկատվական թերթիկները Դատարանի նախադեպային իրավունքի և քննվող գործերի վերաբերյալ՝ ըստ թեմաների</text:p>
          </table:table-cell>
          <table:table-cell table:number-columns-repeated="1021"/>
        </table:table-row>
        <table:table-row table:style-name="ro1">
          <table:table-cell office:value-type="string" calcext:value-type="string">
            <text:p>089</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lt;sup&gt;&lt;a href="http://fra.europa.eu/en/case-law-database"&gt;4&lt;/a&gt;&lt;/sup&gt;</text:p>
          </table:table-cell>
          <table:table-cell office:value-type="string" calcext:value-type="string">
            <text:p>Հիմնարար իրավունքների գործակալության Նախադեպերի տվյալների շտեմարանը ներառում է Եվրոպական միության արդարադատության դատարանի (ԵՄԱԴ) և Մարդու իրավունքների եվրոպական դատարանի (ՄԻԵԴ) նախադեպային իրավունքը՝ Եվրոպական Միության Հիմնարար իրավունքների խարտիային անմիջական հղումներով</text:p>
          </table:table-cell>
          <table:table-cell table:number-columns-repeated="1021"/>
        </table:table-row>
        <table:table-row table:style-name="ro1">
          <table:table-cell office:value-type="string" calcext:value-type="string">
            <text:p>090</text:p>
          </table:table-cell>
          <table:table-cell office:value-type="string" calcext:value-type="string">
            <text:p>Internet: case-law of the European Court of Human Rights (2015)&lt;sup&gt;&lt;a href="http://www.echr.coe.int/Documents/Research_report_internet_ENG.pdf"&gt;5&lt;/a&gt;&lt;/sup&gt;</text:p>
          </table:table-cell>
          <table:table-cell office:value-type="string" calcext:value-type="string">
            <text:p>Ինտերնետ՝ Մարդու իրավունքների եվրոպական դատարանի նախադեպային իրավունք (2015թ.)</text:p>
          </table:table-cell>
          <table:table-cell table:number-columns-repeated="1021"/>
        </table:table-row>
        <table:table-row table:style-name="ro1">
          <table:table-cell office:value-type="string" calcext:value-type="string">
            <text:p>091</text:p>
          </table:table-cell>
          <table:table-cell office:value-type="string" calcext:value-type="string">
            <text:p>Freedom of expression in Europe Case-law&lt;/a&gt; concerning Article 10 of the European Convention on Human Rights (2007)&lt;sup&gt;&lt;a href="http://www.echr.coe.int/LibraryDocs/DG2/HRFILES/DG2-EN-HRFILES-18(2007).pdf"&gt;6&lt;/a&gt;&lt;/sup&gt;</text:p>
          </table:table-cell>
          <table:table-cell office:value-type="string" calcext:value-type="string">
            <text:p>Արտահայտվելու ազատությունը Մարդու իրավունքների եվրոպական կոնվենցիայի 10-րդ հոդվածի վերաբերյալ Եվրոպայի Նախադեպային իրավունքում <text:s/>(2007թ.)</text:p>
          </table:table-cell>
          <table:table-cell table:number-columns-repeated="1021"/>
        </table:table-row>
        <table:table-row table:style-name="ro1">
          <table:table-cell office:value-type="string" calcext:value-type="string">
            <text:p>092</text:p>
          </table:table-cell>
          <table:table-cell office:value-type="string" calcext:value-type="string">
            <text:p>Freedom of Expression, the Media and Journalists&lt;/a&gt;. Case-law of the European Court of Human Rights – published by the European Audiovisual Observatory (2015)&lt;sup&gt;&lt;a href="http://www.obs.coe.int/documents/205595/2667238/IRIS+Themes+-+Vol+III++-+Ed+2015+EN.pdf/2f3d578d-2e05-442f-8326-917beab7626d#%5B%7B%22num%22%3A98%2C%22gen%22%3A0%7D%2C%7B%22name%22%3A%22XYZ%22%7D%2C69%2C720%2C0%5D"&gt;7&lt;/a&gt;&lt;/sup&gt;</text:p>
          </table:table-cell>
          <table:table-cell office:value-type="string" calcext:value-type="string">
            <text:p>Արտահայտվելու ազատություն, Լրատվամիջոցներ և լրագրողներ։ Մարդու իրավունքների եվրոպական դատարանի նախադեպային իրավունքը՝ տպագրված Եվրոպական լսատեսողական դիտարանի կողմից (2015թ.)</text:p>
          </table:table-cell>
          <table:table-cell table:number-columns-repeated="1021"/>
        </table:table-row>
        <table:table-row table:style-name="ro1">
          <table:table-cell office:value-type="string" calcext:value-type="string">
            <text:p>093</text:p>
          </table:table-cell>
          <table:table-cell office:value-type="string" calcext:value-type="string">
            <text:p>A guide to the implementation of Article 10 of the European Convention on Human Rights - (2004)&lt;sup&gt;&lt;a href="https://rm.coe.int/168007ff48"&gt;8&lt;/a&gt;&lt;/sup&gt;</text:p>
          </table:table-cell>
          <table:table-cell office:value-type="string" calcext:value-type="string">
            <text:p>Մարդու իրավունքների եվրոպական կոնվենցիայի 10-րդ հոդվածի իրականացման ուղեցույց (2004թ.)</text:p>
          </table:table-cell>
          <table:table-cell table:number-columns-repeated="1021"/>
        </table:table-row>
        <table:table-row table:style-name="ro1">
          <table:table-cell office:value-type="string" calcext:value-type="string">
            <text:p>094</text:p>
          </table:table-cell>
          <table:table-cell office:value-type="string" calcext:value-type="string">
            <text:p>Freedom of expression and defamation - A study of the case-law of the European Court of Human Rights (2016)&lt;sup&gt;&lt;a href="https://rm.coe.int/16806ac95b"&gt;9&lt;/a&gt;&lt;/sup&gt;</text:p>
          </table:table-cell>
          <table:table-cell office:value-type="string" calcext:value-type="string">
            <text:p>Արտահայտվելու ազատություն և զրպարտություն. Մարդու իրավունքների եվրոպական դատարանի նախադեպային իրավունքի ուսումնասիրություն (2016թ.)</text:p>
          </table:table-cell>
          <table:table-cell table:number-columns-repeated="1021"/>
        </table:table-row>
        <table:table-row table:style-name="ro1">
          <table:table-cell office:value-type="string" calcext:value-type="string">
            <text:p>095</text:p>
          </table:table-cell>
          <table:table-cell office:value-type="string" calcext:value-type="string">
            <text:p>Media Regulatory Authorities and Hate Speech (2017)&lt;sup&gt;&lt;a href="https://rm.coe.int/media-regulatory-authorities-and-hate-speech/16807338f5"&gt;10&lt;/a&gt;&lt;/sup&gt;</text:p>
          </table:table-cell>
          <table:table-cell office:value-type="string" calcext:value-type="string">
            <text:p>Լրատվամիջոցները կարգավորող մարմիններ և ատելության խոսք (2017թ.)</text:p>
          </table:table-cell>
          <table:table-cell table:number-columns-repeated="1021"/>
        </table:table-row>
        <table:table-row table:style-name="ro1">
          <table:table-cell office:value-type="string" calcext:value-type="string">
            <text:p>096</text:p>
          </table:table-cell>
          <table:table-cell office:value-type="string" calcext:value-type="string">
            <text:p>Strasbourg Observers Blog&lt;/a&gt; of the Human Rights Centre of Ghent University in Belgium&lt;sup&gt;&lt;a href="https://strasbourgobservers.com"&gt;11&lt;/a&gt;&lt;/sup&gt;</text:p>
          </table:table-cell>
          <table:table-cell office:value-type="string" calcext:value-type="string">
            <text:p>Բելգիայի Գենտի համալսարանի Մարդու իրավունքների պաշտպանության՝ Ստրասբուրգի Դիտորդական բլոգը </text:p>
          </table:table-cell>
          <table:table-cell table:number-columns-repeated="1021"/>
        </table:table-row>
        <table:table-row table:style-name="ro1">
          <table:table-cell office:value-type="string" calcext:value-type="string">
            <text:p>097</text:p>
          </table:table-cell>
          <table:table-cell office:value-type="string" calcext:value-type="string">
            <text:p>Global Freedom of Expression&lt;/a&gt; – Columbia University – database of over <text:s/>1027 cases worldwide&lt;sup&gt;&lt;a href="https://globalfreedomofexpression.columbia.edu/cases/"&gt;12&lt;/a&gt;&lt;/sup&gt;</text:p>
          </table:table-cell>
          <table:table-cell office:value-type="string" calcext:value-type="string">
            <text:p>Արտահայտվելու համաշխարհային ազատություն. Կոլումբիայի համալսարան, աշխարհի ավելի քան 1027 նախադեպերի տվյալների շտեմարան </text:p>
          </table:table-cell>
          <table:table-cell table:number-columns-repeated="1021"/>
        </table:table-row>
        <table:table-row table:style-name="ro1">
          <table:table-cell office:value-type="string" calcext:value-type="string">
            <text:p>098</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1"/>
        </table:table-row>
        <table:table-row table:style-name="ro1">
          <table:table-cell office:value-type="string" calcext:value-type="string">
            <text:p>099</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cell office:value-type="string" calcext:value-type="string">
            <text:p>Գրաքննությունից ազատ լինելը ամենասուր պնդումն է, որը ներկայացվում է հանուն արտահայտվելու ազատության, հավանաբար նույնիսկ հանդիսանալով սույն իրավունքի պահանջի առաջնային հիմքը։ Սակայն <text:s/>գրաքննությունը <text:s/>կարող է ստանալ իրավական առումով ընդունելի ձևեր։ Հրատարակությունների նկատմամբ նախնական սահմանափակումները (որոշակի նյութերի հրապարակումն արգելող դատական ակտերը) և դրանց առգրավումը կարող է համարվել բովանդակության ընդունելի ձև, նույնիսկ եթե դա բազմիցս վիճելի կամ հակասական է։</text:p>
          </table:table-cell>
          <table:table-cell table:number-columns-repeated="1021"/>
        </table:table-row>
        <table:table-row table:style-name="ro1">
          <table:table-cell office:value-type="string" calcext:value-type="string">
            <text:p>100</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cell office:value-type="string" calcext:value-type="string">
            <text:p>Գրաքննությունը վերահսկողության համակարգ է գրքերի, ֆիլմերի, նամակների և այլնի հրապարակման նկատմամբ։ Այն կարող է ներառել նույնիսկ օգտատերերի մեկնաբանություններն ինտերնետում։ Կարող է լինել պետական գրաքննություն (որն իրականացվում է պետության գործակալությունների կողմից՝ նրա օրենքների և կանոնակարգերի հիման վրա), բայց գրաքննությունը կարող է նաև լինել մասնավոր, երբ որևէ մասնավոր դերակատար որոշում է թույլ չտալ, որ որոշակի խոսք հասնի հանրային ասպարեզ։ Մասնավոր գրաքննությունն ապացուցելը շատ ավելի բարդ է ու դժվար։ Օրինակ՝ լրագրողի հոդվածը չհրապարակած մասնավոր լրատվակամիջոցի խմբագիրը կարող է այդ փաստը հիմնավորել <text:s/>խմբագրական քաղաքականությամբ։ Ինտերնետային կայքում մեկնաբանություն թողնող օգտատիրոջը հավանաբար կներկայացվեն մեկնաբանությունների քաղաքականության և կանոնակարգի վերաբերյալ փաստարկներ։ </text:p>
          </table:table-cell>
          <table:table-cell table:number-columns-repeated="1021"/>
        </table:table-row>
        <table:table-row table:style-name="ro1">
          <table:table-cell office:value-type="string" calcext:value-type="string">
            <text:p>101</text:p>
          </table:table-cell>
          <table:table-cell office:value-type="string" calcext:value-type="string">
            <text:p>Concepts such as:</text:p>
          </table:table-cell>
          <table:table-cell office:value-type="string" calcext:value-type="string">
            <text:p>Այնպիսի հասկացություններ, ինչպես՝</text:p>
          </table:table-cell>
          <table:table-cell table:number-columns-repeated="1021"/>
        </table:table-row>
        <table:table-row table:style-name="ro1">
          <table:table-cell office:value-type="string" calcext:value-type="string">
            <text:p>102</text:p>
          </table:table-cell>
          <table:table-cell office:value-type="string" calcext:value-type="string">
            <text:p>the need for granting a fair trial,</text:p>
          </table:table-cell>
          <table:table-cell office:value-type="string" calcext:value-type="string">
            <text:p>արդար դատաքննություն ապահովելու անհրաժեշտությունը,</text:p>
          </table:table-cell>
          <table:table-cell table:number-columns-repeated="1021"/>
        </table:table-row>
        <table:table-row table:style-name="ro1">
          <table:table-cell office:value-type="string" calcext:value-type="string">
            <text:p>103</text:p>
          </table:table-cell>
          <table:table-cell office:value-type="string" calcext:value-type="string">
            <text:p>the need for the protection of children, or health and morals,</text:p>
          </table:table-cell>
          <table:table-cell office:value-type="string" calcext:value-type="string">
            <text:p>երեխաների կամ առողջության և բարոյականության պաշտպանության անհրաժեշտությունը</text:p>
          </table:table-cell>
          <table:table-cell table:number-columns-repeated="1021"/>
        </table:table-row>
        <table:table-row table:style-name="ro1">
          <table:table-cell office:value-type="string" calcext:value-type="string">
            <text:p>104</text:p>
          </table:table-cell>
          <table:table-cell office:value-type="string" calcext:value-type="string">
            <text:p>the need for the protection of the reputation or rights of others,</text:p>
          </table:table-cell>
          <table:table-cell office:value-type="string" calcext:value-type="string">
            <text:p>այլոց հեղինակությունը կամ իրավունքները պաշտպանելու անհրաժեշտությունը</text:p>
          </table:table-cell>
          <table:table-cell table:number-columns-repeated="1021"/>
        </table:table-row>
        <table:table-row table:style-name="ro1">
          <table:table-cell office:value-type="string" calcext:value-type="string">
            <text:p>105</text:p>
          </table:table-cell>
          <table:table-cell office:value-type="string" calcext:value-type="string">
            <text:p>the need for preventing the disclosure of information received in confidence, or</text:p>
          </table:table-cell>
          <table:table-cell office:value-type="string" calcext:value-type="string">
            <text:p>խորհրդապահական կերպով վստահված տեղեկատվության հրապարակումը կանխելելու անհրաժեշտությունը կամ</text:p>
          </table:table-cell>
          <table:table-cell table:number-columns-repeated="1021"/>
        </table:table-row>
        <table:table-row table:style-name="ro1">
          <table:table-cell office:value-type="string" calcext:value-type="string">
            <text:p>106</text:p>
          </table:table-cell>
          <table:table-cell office:value-type="string" calcext:value-type="string">
            <text:p>national security</text:p>
          </table:table-cell>
          <table:table-cell office:value-type="string" calcext:value-type="string">
            <text:p>ազգային անվտանգությունը</text:p>
          </table:table-cell>
          <table:table-cell table:number-columns-repeated="1021"/>
        </table:table-row>
        <table:table-row table:style-name="ro1">
          <table:table-cell office:value-type="string" calcext:value-type="string">
            <text:p>107</text:p>
          </table:table-cell>
          <table:table-cell office:value-type="string" calcext:value-type="string">
            <text:p>are all used as arguments and legal grounds in regulating content.</text:p>
          </table:table-cell>
          <table:table-cell office:value-type="string" calcext:value-type="string">
            <text:p>բոլորն էլ օգտագործվում են որպես բովանդակությունը կարգավորող <text:s/>փաստարկներ և իրավական հիմքեր։</text:p>
          </table:table-cell>
          <table:table-cell table:number-columns-repeated="1021"/>
        </table:table-row>
        <table:table-row table:style-name="ro1">
          <table:table-cell office:value-type="string" calcext:value-type="string">
            <text:p>108</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cell office:value-type="string" calcext:value-type="string">
            <text:p>Բովանդակության կարգավորման նպատակ հետապնդող և, հետևաբար, արտահայտվելու ազատությունը չխրախուսող պատժիչ միջոցների ավելորդ կիրառումը կանխարգելելու նկատառումով Մարդու իրավունքների եվրոպական դատարանը մշակել է լայնածավալ իրավագիտություն։ Որոշ ուղղորդող սկզբունքներ կարելի է տեսնել ստորև։ </text:p>
          </table:table-cell>
          <table:table-cell table:number-columns-repeated="1021"/>
        </table:table-row>
        <table:table-row table:style-name="ro1">
          <table:table-cell office:value-type="string" calcext:value-type="string">
            <text:p>109</text:p>
          </table:table-cell>
          <table:table-cell office:value-type="string" calcext:value-type="string">
            <text:p>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1"/>
        </table:table-row>
        <table:table-row table:style-name="ro1">
          <table:table-cell office:value-type="string" calcext:value-type="string">
            <text:p>110</text:p>
          </table:table-cell>
          <table:table-cell office:value-type="string" calcext:value-type="string">
            <text:p>Seizure of publications and prior restraint - only under strict court scrutiny</text:p>
          </table:table-cell>
          <table:table-cell office:value-type="string" calcext:value-type="string">
            <text:p>Հրապարակումների բռնագրավումը և նախնական սահմանափակումը միայն դատարանի խիստ հսկողության ներքո</text:p>
          </table:table-cell>
          <table:table-cell table:number-columns-repeated="1021"/>
        </table:table-row>
        <table:table-row table:style-name="ro1">
          <table:table-cell office:value-type="string" calcext:value-type="string">
            <text:p>111</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cell office:value-type="string" calcext:value-type="string">
            <text:p>«(…) նախնական սահմանափակումներին բնորոշ վտանգներն այնպիսին են, որ պահանջում են դատարանի <text:s/>հանգամանալի քննությունը։ Սա հատկապես վերաբերում է այն դեպքերին, որոնք առնչվում են մամուլին, քանի որ լուրերը շուտ փչացող ապրանք են, և դրանց հրապարակումը ուշացնելը, նույնիսկ կարճ ժամկետով, կարող է դրանց ամբողջովին զրկել արժեքից և հետաքրքրությունից»։</text:p>
          </table:table-cell>
          <table:table-cell table:number-columns-repeated="1021"/>
        </table:table-row>
        <table:table-row table:style-name="ro1">
          <table:table-cell table:style-name="ce6" office:value-type="string" calcext:value-type="string">
            <text:p>112</text:p>
          </table:table-cell>
          <table:table-cell table:style-name="ce11" office:value-type="string" calcext:value-type="string">
            <text:p>Observer and Guardian v. the United Kingdom, 1991</text:p>
          </table:table-cell>
          <table:table-cell table:style-name="ce11" office:value-type="string" calcext:value-type="string">
            <text:p>Observer-ը և Guardian-ն ընդդեմ Միացյալ Թագավորության, 1991թ. </text:p>
          </table:table-cell>
          <table:table-cell table:style-name="ce11" table:number-columns-repeated="1021"/>
        </table:table-row>
        <table:table-row table:style-name="ro1">
          <table:table-cell table:style-name="ce3" office:value-type="string" calcext:value-type="string">
            <text:p>112-01</text:p>
          </table:table-cell>
          <table:table-cell table:style-name="ce5" office:value-type="string" calcext:value-type="string">
            <text:p>Observer and Guardian v. the United Kingdom, Application no. 13585/88, Judgment 26 November 1991</text:p>
          </table:table-cell>
          <table:table-cell table:style-name="ce5" table:number-columns-repeated="1022"/>
        </table:table-row>
        <table:table-row table:style-name="ro1">
          <table:table-cell table:style-name="ce3" office:value-type="string" calcext:value-type="string">
            <text:p>112-02</text:p>
          </table:table-cell>
          <table:table-cell table:style-name="ce5"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 table:number-columns-repeated="1022"/>
        </table:table-row>
        <table:table-row table:style-name="ro1">
          <table:table-cell office:value-type="string" calcext:value-type="string">
            <text:p>113</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cell office:value-type="string" calcext:value-type="string">
            <text:p>«Արգելքի ազդեցությունը ... մասամբ դիմումատուի աշխատանքը գրաքննելն ու հանրային կարծիքներ արտահայտելու նրա ունակությունը զգալիորեն նվազեցնելն էր։ Կարծիքներ, որոնք իրենց տեղն ունեն հանրային քննարկումներում, որոնց գոյությունը չի կարելի ժխտել։ Քիչ կարևոր է, որ նրա կարծիքը փոքրամասնության կարծիք է և կարող է առերևույթ արժեք չունենալ, քանի որ մի ոլորտում, որտեղ դժվար թե լինի որևէ որոշակիություն, հատկապես անողջամիտ կլիներ սահմանափակել արտահայտվելու ազատությունը միայն ընդհանուր ընդունված գաղափարների նկատմամբ»։</text:p>
          </table:table-cell>
          <table:table-cell table:number-columns-repeated="1021"/>
        </table:table-row>
        <table:table-row table:style-name="ro1">
          <table:table-cell table:style-name="ce6" office:value-type="string" calcext:value-type="string">
            <text:p>114</text:p>
          </table:table-cell>
          <table:table-cell table:style-name="ce11" office:value-type="string" calcext:value-type="string">
            <text:p>Hertel v. Switzerland, 1998</text:p>
          </table:table-cell>
          <table:table-cell table:style-name="ce11" office:value-type="string" calcext:value-type="string">
            <text:p>Hertel-ն ընդդեմ Շվեյցարիայի, 1998թ.</text:p>
          </table:table-cell>
          <table:table-cell table:style-name="ce11" table:number-columns-repeated="1021"/>
        </table:table-row>
        <table:table-row table:style-name="ro1">
          <table:table-cell table:style-name="ce3" office:value-type="string" calcext:value-type="string">
            <text:p>114-01</text:p>
          </table:table-cell>
          <table:table-cell table:style-name="ce5" office:value-type="string" calcext:value-type="string">
            <text:p>Hertel v. Switzerland, Application no. 25181/94, Judgment 25 August 1998</text:p>
          </table:table-cell>
          <table:table-cell table:style-name="ce5" table:number-columns-repeated="1022"/>
        </table:table-row>
        <table:table-row table:style-name="ro1">
          <table:table-cell table:style-name="ce3" office:value-type="string" calcext:value-type="string">
            <text:p>114-02</text:p>
          </table:table-cell>
          <table:table-cell table:style-name="ce5"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table:style-name="ce5" table:number-columns-repeated="1022"/>
        </table:table-row>
        <table:table-row table:style-name="ro1">
          <table:table-cell office:value-type="string" calcext:value-type="string">
            <text:p>115</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cell office:value-type="string" calcext:value-type="string">
            <text:p>«... Այնուամենայնիվ դիտարկեք որ նախնական սահմանափակումները կարող են շատ ավելի հեշտությամբ հիմնավորվել այն դեպքերում, երբ առկա է անհապաղ հրապարակման կարիք, և երբ չկա ակնհայտ ներդրում հանրության ընդհանուր շահի վերաբերյալ որևէ քննարկման համար։ (...) Անհրաժեշտ է մտապահել մամուլի ազատության նկատմամբ 10-րդ հոդվածով նախատեսված սահմանափակումների նեղ շրջանակը այնպիսի նյութի հրապարակման հետ կապված, որը նպաստում է ընդհանուր հանրային շահին վերաբերող խնդիրների վերաբերյալ քննարկումներին»։</text:p>
          </table:table-cell>
          <table:table-cell table:number-columns-repeated="1021"/>
        </table:table-row>
        <table:table-row table:style-name="ro1">
          <table:table-cell table:style-name="ce6" office:value-type="string" calcext:value-type="string">
            <text:p>116</text:p>
          </table:table-cell>
          <table:table-cell table:style-name="ce11" office:value-type="string" calcext:value-type="string">
            <text:p>Mosley v. UK, 2011</text:p>
          </table:table-cell>
          <table:table-cell table:style-name="ce11" office:value-type="string" calcext:value-type="string">
            <text:p>Mosley-ն ընդդեմ ՄԹ-ի, 2011թ.</text:p>
          </table:table-cell>
          <table:table-cell table:style-name="ce11" table:number-columns-repeated="1021"/>
        </table:table-row>
        <table:table-row table:style-name="ro1">
          <table:table-cell table:style-name="ce3" office:value-type="string" calcext:value-type="string">
            <text:p>116-01</text:p>
          </table:table-cell>
          <table:table-cell table:style-name="ce5" office:value-type="string" calcext:value-type="string">
            <text:p>Mosley v. UK, Application no. 48009/08, Judgment 10 May 2011</text:p>
          </table:table-cell>
          <table:table-cell table:style-name="ce5" table:number-columns-repeated="1022"/>
        </table:table-row>
        <table:table-row table:style-name="ro1">
          <table:table-cell table:style-name="ce3" office:value-type="string" calcext:value-type="string">
            <text:p>116-02</text:p>
          </table:table-cell>
          <table:table-cell table:style-name="ce5"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table:style-name="ce5" table:number-columns-repeated="1022"/>
        </table:table-row>
        <table:table-row table:style-name="ro1">
          <table:table-cell office:value-type="string" calcext:value-type="string">
            <text:p>117</text:p>
          </table:table-cell>
          <table:table-cell office:value-type="string" calcext:value-type="string">
            <text:p>Political speech is the most protected form of speech</text:p>
          </table:table-cell>
          <table:table-cell office:value-type="string" calcext:value-type="string">
            <text:p>Քաղաքական ելույթները խոսքի առավել պաշտպանված ձևերից են։</text:p>
          </table:table-cell>
          <table:table-cell table:number-columns-repeated="1021"/>
        </table:table-row>
        <table:table-row table:style-name="ro1">
          <table:table-cell office:value-type="string" calcext:value-type="string">
            <text:p>118</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cell office:value-type="string" calcext:value-type="string">
            <text:p>«(...) քաղաքական բանավեճի ազատությունը ժողովրդավարական հասարակության հայեցակարգի առանցքն է, որը գերակայում է ամբողջ Կոնվենցիայում։ Ընդունելի քննադատության սահմանները համապատասխանորեն ավելի լայն են, երբ վերաբերում են քաղաքական գործչին, քան որևէ մասնավոր անձի։ Ի տարբերություն երկրորդի, առաջինն անխուսափելիորեն և գիտակցաբար բաց է իր յուրաքանչյուր բառի <text:s/>կամ արարքի նկատմամբ թե՛ լրագրողների և թե՛ լայն հասարակության կողմից ցանկացած սերտ հսկողության համար և պետք է հետևաբար դրսևորի առավել բարձր մակարդակի հանդուրժողականություն։ Կասկած չկա, որ 10-րդ հոդվածի 2-րդ պարբերությունը հնարավորություն է ստեղծում այլոց, այսինքն՝ բոլոր անհատների հեղինակության պաշտպանության համար, և այդ պաշտպանությունը տարածվում է նաև քաղաքական գործիչների վրա, նույնիսկ այն ժամանակ, երբ վերջինները չեն գործում իրենց անձնական <text:s/>կարողությունների շրջանակում, բայց նման դեպքերում նշված պաշտպանության պահանջները պետք է հավասարակշռվեն քաղաքական հարցերի <text:s/>բաց քննարկման շահերի հետ»։</text:p>
          </table:table-cell>
          <table:table-cell table:number-columns-repeated="1021"/>
        </table:table-row>
        <table:table-row table:style-name="ro1">
          <table:table-cell table:style-name="ce6" office:value-type="string" calcext:value-type="string">
            <text:p>119</text:p>
          </table:table-cell>
          <table:table-cell table:style-name="ce11" office:value-type="string" calcext:value-type="string">
            <text:p>Lingens v. Austria, 1986</text:p>
          </table:table-cell>
          <table:table-cell table:style-name="ce11" office:value-type="string" calcext:value-type="string">
            <text:p>Lingens-ն ընդդեմ Ավստրիայի, 1986թ.</text:p>
          </table:table-cell>
          <table:table-cell table:style-name="ce11" table:number-columns-repeated="1021"/>
        </table:table-row>
        <table:table-row table:style-name="ro1">
          <table:table-cell table:style-name="ce3" office:value-type="string" calcext:value-type="string">
            <text:p>119-01</text:p>
          </table:table-cell>
          <table:table-cell table:style-name="ce5" office:value-type="string" calcext:value-type="string">
            <text:p>Lingens v. Austria, Application no. 9815/82, Judgment 8 July 1986</text:p>
          </table:table-cell>
          <table:table-cell table:style-name="ce5" table:number-columns-repeated="1022"/>
        </table:table-row>
        <table:table-row table:style-name="ro1">
          <table:table-cell table:style-name="ce3" office:value-type="string" calcext:value-type="string">
            <text:p>119-02</text:p>
          </table:table-cell>
          <table:table-cell table:style-name="ce5"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 table:number-columns-repeated="1022"/>
        </table:table-row>
        <table:table-row table:style-name="ro1">
          <table:table-cell office:value-type="string" calcext:value-type="string">
            <text:p>120</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cell office:value-type="string" calcext:value-type="string">
            <text:p>«Թույլատրելի քննադատության սահմանները ավելի լայն են Կառավարության, քան մասնավոր քաղաքացու, կամ նույնիսկ քաղաքական գործչի դեպքում։ Ժողովրդավարական հասարակությունում Կառավարության գործողությունները կամ անգործությունը պետք է ենթակա լինի ոչ միայն օրենսդիր և դատական իշխանության մարմինների, այլև մամուլի և հանրային կարծիքի սերտ հսկողությանը։ Բացի այդ, Կառավարության զբաղեցրած գերակա դիրքը քրեական վարույթների կիրառումը սահմանափակելու անհրաժեշտություն է առաջացնում, մասնավորապես այն դեպքերում, երբ կան այլ միջոցներ նրա հակառակորդների կամ լրատվամիջոցների կողմից անհիմն հարձակումներին արձագանքելու համար»։ </text:p>
          </table:table-cell>
          <table:table-cell table:number-columns-repeated="1021"/>
        </table:table-row>
        <table:table-row table:style-name="ro1">
          <table:table-cell table:style-name="ce6" office:value-type="string" calcext:value-type="string">
            <text:p>121</text:p>
          </table:table-cell>
          <table:table-cell table:style-name="ce11" office:value-type="string" calcext:value-type="string">
            <text:p>Castells v. Spain, 1992</text:p>
          </table:table-cell>
          <table:table-cell table:style-name="ce11" office:value-type="string" calcext:value-type="string">
            <text:p>Castells-ն ընդդեմ Իսպանիայի, 1992թ.</text:p>
          </table:table-cell>
          <table:table-cell table:style-name="ce11" table:number-columns-repeated="1021"/>
        </table:table-row>
        <table:table-row table:style-name="ro1">
          <table:table-cell table:style-name="ce3" office:value-type="string" calcext:value-type="string">
            <text:p>121-01</text:p>
          </table:table-cell>
          <table:table-cell table:style-name="ce5" office:value-type="string" calcext:value-type="string">
            <text:p>Castells v. Spain, Application no. 11798/85, Judgment 23 April 1992</text:p>
          </table:table-cell>
          <table:table-cell table:style-name="ce5" table:number-columns-repeated="1022"/>
        </table:table-row>
        <table:table-row table:style-name="ro1">
          <table:table-cell table:style-name="ce3" office:value-type="string" calcext:value-type="string">
            <text:p>121-02</text:p>
          </table:table-cell>
          <table:table-cell table:style-name="ce5"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style-name="ce5" table:number-columns-repeated="1022"/>
        </table:table-row>
        <table:table-row table:style-name="ro1">
          <table:table-cell office:value-type="string" calcext:value-type="string">
            <text:p>122</text:p>
          </table:table-cell>
          <table:table-cell office:value-type="string" calcext:value-type="string">
            <text:p>Media have special protection under the Convention</text:p>
          </table:table-cell>
          <table:table-cell office:value-type="string" calcext:value-type="string">
            <text:p>Լրատվամիջոցներն ունեն հատուկ պաշտպանություն ըստ Կոնվենցիայի</text:p>
          </table:table-cell>
          <table:table-cell table:number-columns-repeated="1021"/>
        </table:table-row>
        <table:table-row table:style-name="ro1">
          <table:table-cell office:value-type="string" calcext:value-type="string">
            <text:p>123</text:p>
          </table:table-cell>
          <table:table-cell office:value-type="string" calcext:value-type="string">
            <text:p>“As the Court remarked in its Handyside judgment, freedom of expression constitutes one of the essential foundations of a democratic society; subject to paragraph 2 of Article 10, it is applicable &lt;span class="pinkish"&gt;&lt;strong&gt;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cell office:value-type="string" calcext:value-type="string">
            <text:p>«Ինչպես նշել է Դատարանը Հենդիսայդի (Handyside) վերաբերյալ իր վճռում, արտահայտվելու ազատությունը ժողովրդավարական հասարակության կարևոր հիմքերից մեկն է. 10-րդ հոդվածի 2-րդ պարբերության համաձայն այն կիրառելի է ոչ միայն տեղեկությունների և գաղափարների նկատմամբ, որոնք բարեհաճորեն ընդունվում են, կամ համարվում են ոչ վիրավորական կամ ընդունվում են անտարբերությամբ, այլև նրանք, որոնք վիրավորում են, ցնցում կամ անհանգստություն պատճառում Պետությանը կամ բնակչության որևէ այլ հատվածի (...)։ Այս սկզբունքները հատուկ նշանակություն ունեն, երբ խոսքը վերաբերում է մամուլին»։</text:p>
          </table:table-cell>
          <table:table-cell table:number-columns-repeated="1021"/>
        </table:table-row>
        <table:table-row table:style-name="ro1">
          <table:table-cell table:style-name="ce6" office:value-type="string" calcext:value-type="string">
            <text:p>124</text:p>
          </table:table-cell>
          <table:table-cell table:style-name="ce11" office:value-type="string" calcext:value-type="string">
            <text:p>Sunday Times v. The United Kingdom, 1979</text:p>
          </table:table-cell>
          <table:table-cell table:style-name="ce11" office:value-type="string" calcext:value-type="string">
            <text:p>Sunday Times-ն ընդդեմ Միացյալ Թագավորության, 1979թ.</text:p>
          </table:table-cell>
          <table:table-cell table:style-name="ce11" table:number-columns-repeated="1021"/>
        </table:table-row>
        <table:table-row table:style-name="ro1">
          <table:table-cell table:style-name="ce3" office:value-type="string" calcext:value-type="string">
            <text:p>124-01</text:p>
          </table:table-cell>
          <table:table-cell table:style-name="ce5" office:value-type="string" calcext:value-type="string">
            <text:p>Sunday Times v. The United Kingdom, Application no. 6538/74, Judgment 26 April 1979</text:p>
          </table:table-cell>
          <table:table-cell table:style-name="ce5" table:number-columns-repeated="1022"/>
        </table:table-row>
        <table:table-row table:style-name="ro1">
          <table:table-cell table:style-name="ce3" office:value-type="string" calcext:value-type="string">
            <text:p>124-02</text:p>
          </table:table-cell>
          <table:table-cell table:style-name="ce5"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text:p>
          </table:table-cell>
          <table:table-cell table:style-name="ce5" table:number-columns-repeated="1022"/>
        </table:table-row>
        <table:table-row table:style-name="ro1">
          <table:table-cell office:value-type="string" calcext:value-type="string">
            <text:p>125</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cell office:value-type="string" calcext:value-type="string">
            <text:p>«Թեև մամուլը չպետք է անցնի այն սահմանները, որոնք նախատեսված են ի թիվս այլնի «այլոց հեղինակությունը պաշտպանելու համար», այն այնուամենայնիվ պարտավոր է տեղեկատվություն <text:s/>և գաղափարներ տարածել քաղաքական հարցերի վերաբերյալ այնպես, ինչպես հանրային շահի այլ ոլորտների վերաբերյալ։ Միայն մամուլը չէ, որ այդպիսի տեղեկություններ և գաղափարներ տարածելու խնդիր ունի. նաև հանրությունն ունի դրանք ստանալու իրավունք (...)։ Այս կապակցությամբ Դատարանը չի կարող ընդունել Վիեննայի վերաքննիչ դատարանի դատավճռում արտացոլված այն կարծիքը, թե մամուլի խնդիրը տեղեկություններ տրամադրել է եղել, որոնց մեկնաբանությունը պետք է հիմնականում թողնվեր ընթերցողին (...)։ Մամուլի ազատությունը նաև հանրության համար ծառայում է որպես քաղաքական առաջնորդների գաղափարների և վերաբերմունքի վերաբերյալ բացահայտումներ կատարելու և կարծիք կազմելու լավագույն միջոցներից մեկը»։</text:p>
          </table:table-cell>
          <table:table-cell table:number-columns-repeated="1021"/>
        </table:table-row>
        <table:table-row table:style-name="ro1">
          <table:table-cell table:style-name="ce6" office:value-type="string" calcext:value-type="string">
            <text:p>126</text:p>
          </table:table-cell>
          <table:table-cell table:style-name="ce11" office:value-type="string" calcext:value-type="string">
            <text:p>Lingens v. Austria, 1986</text:p>
          </table:table-cell>
          <table:table-cell table:style-name="ce11" office:value-type="string" calcext:value-type="string">
            <text:p>Lingens-ն ընդդեմ Ավստրիայի, 1986թ.</text:p>
          </table:table-cell>
          <table:table-cell table:style-name="ce11" table:number-columns-repeated="1021"/>
        </table:table-row>
        <table:table-row table:style-name="ro1">
          <table:table-cell table:style-name="ce3" office:value-type="string" calcext:value-type="string">
            <text:p>119-01</text:p>
          </table:table-cell>
          <table:table-cell table:style-name="ce5" table:number-columns-repeated="1023"/>
        </table:table-row>
        <table:table-row table:style-name="ro1">
          <table:table-cell table:style-name="ce3" office:value-type="string" calcext:value-type="string">
            <text:p>119-02</text:p>
          </table:table-cell>
          <table:table-cell table:style-name="ce5" table:number-columns-repeated="1023"/>
        </table:table-row>
        <table:table-row table:style-name="ro1">
          <table:table-cell office:value-type="string" calcext:value-type="string">
            <text:p>127</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 &lt;span class="pinkish"&gt;&lt;strong&gt;the press&lt;/strong&gt;&lt;/span&gt; would be unable to play its vital &lt;span class="pinkish"&gt;&lt;strong&gt;role of "public watchdog"&lt;/strong&gt;&lt;/span&gt;.”</text:p>
          </table:table-cell>
          <table:table-cell office:value-type="string" calcext:value-type="string">
            <text:p>«Սույն գործով դիմումատուն արտահայտել է իր տեսակետները՝ դրանք լրագրում տպագրելու միջոցով։ Հետևաբար պետք է ուշադրություն դարձվի մամուլի աննախադեպ դերին մի պետությունում, որը ղեկավարվում է իրավունքի գերակայության սկզբունքով։ (...) Եթե դա այլ կերպ լիներ, ապա մամուլը չէր կարողանա խաղալ «հանրային դիտորդի» իր դերը»։</text:p>
          </table:table-cell>
          <table:table-cell table:number-columns-repeated="1021"/>
        </table:table-row>
        <table:table-row table:style-name="ro1">
          <table:table-cell table:style-name="ce6" office:value-type="string" calcext:value-type="string">
            <text:p>128</text:p>
          </table:table-cell>
          <table:table-cell table:style-name="ce11" office:value-type="string" calcext:value-type="string">
            <text:p>Thorgeirson v. Iceland, 1992</text:p>
          </table:table-cell>
          <table:table-cell table:style-name="ce11" office:value-type="string" calcext:value-type="string">
            <text:p>Thorgeirson-ն ընդդեմ Իսլանդիայի, 1992թ.</text:p>
          </table:table-cell>
          <table:table-cell table:style-name="ce11" table:number-columns-repeated="1021"/>
        </table:table-row>
        <table:table-row table:style-name="ro1">
          <table:table-cell table:style-name="ce3" office:value-type="string" calcext:value-type="string">
            <text:p>128-01</text:p>
          </table:table-cell>
          <table:table-cell table:style-name="ce5" office:value-type="string" calcext:value-type="string">
            <text:p>Thorgeirson v. Iceland, Application no. 13778/88, Judgment 25 June 1992</text:p>
          </table:table-cell>
          <table:table-cell table:style-name="ce5" table:number-columns-repeated="1022"/>
        </table:table-row>
        <table:table-row table:style-name="ro1">
          <table:table-cell table:style-name="ce3" office:value-type="string" calcext:value-type="string">
            <text:p>128-02</text:p>
          </table:table-cell>
          <table:table-cell table:style-name="ce5"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5" table:number-columns-repeated="1022"/>
        </table:table-row>
        <table:table-row table:style-name="ro1">
          <table:table-cell office:value-type="string" calcext:value-type="string">
            <text:p>129</text:p>
          </table:table-cell>
          <table:table-cell office:value-type="string" calcext:value-type="string">
            <text:p>Expression limitations – only if necessary in a democratic society</text:p>
          </table:table-cell>
          <table:table-cell office:value-type="string" calcext:value-type="string">
            <text:p>Արտահայտվելու սահմանափակումներ՝ միայն ժողովրդավարական հասարակությունում անհրաժեշտ լինելու դեպքում</text:p>
          </table:table-cell>
          <table:table-cell table:number-columns-repeated="1021"/>
        </table:table-row>
        <table:table-row table:style-name="ro1">
          <table:table-cell office:value-type="string" calcext:value-type="string">
            <text:p>130</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cell office:value-type="string" calcext:value-type="string">
            <text:p>«Բաց հարց է, թե արդյոք հոդվածում ներառված տեղեկությունները բավարար նուրբ էին դրա տարածման կանխարգելումն արգելելու համար։ [...] Այդ վերջին կետի հետ կապված Դատարանը մատնանշում է, որ Դատարանը նախկինում վճռել է, որ անհրաժեշտ չէ կանխարգելել որոշակի տեղեկությունների տարածումը՝ տեսնելով, որ այն արդեն հրապարակվել է կամ դադարել է խորհրդապահական լինելուց։ [...] Կարճ ասած, քանի որ տվյալ միջոցը անհրաժեշտ չէր ժողովրդավարական հասարակությունում, 10-րդ հոդվածի խախտում չի եղել»։</text:p>
          </table:table-cell>
          <table:table-cell table:number-columns-repeated="1021"/>
        </table:table-row>
        <table:table-row table:style-name="ro1">
          <table:table-cell table:style-name="ce6" office:value-type="string" calcext:value-type="string">
            <text:p>131</text:p>
          </table:table-cell>
          <table:table-cell table:style-name="ce11" office:value-type="string" calcext:value-type="string">
            <text:p>Vereniging Weekblad Bluf! v. The Netherlands, 1995</text:p>
          </table:table-cell>
          <table:table-cell table:style-name="ce11" office:value-type="string" calcext:value-type="string">
            <text:p>Բլուֆ օրաթերթն ընդդեմ Նիդեռլանդների, 1995թ.</text:p>
          </table:table-cell>
          <table:table-cell table:style-name="ce11" table:number-columns-repeated="1021"/>
        </table:table-row>
        <table:table-row table:style-name="ro1">
          <table:table-cell table:style-name="ce3" office:value-type="string" calcext:value-type="string">
            <text:p>131-01</text:p>
          </table:table-cell>
          <table:table-cell table:style-name="ce5" office:value-type="string" calcext:value-type="string">
            <text:p>Vereniging Weekblad Bluf! V. The Netherlands, Application no. 16616/90, Judgment 09 February 1995</text:p>
          </table:table-cell>
          <table:table-cell table:style-name="ce5" table:number-columns-repeated="1022"/>
        </table:table-row>
        <table:table-row table:style-name="ro1">
          <table:table-cell table:style-name="ce3" office:value-type="string" calcext:value-type="string">
            <text:p>131-02</text:p>
          </table:table-cell>
          <table:table-cell table:style-name="ce5"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text:p>
          </table:table-cell>
          <table:table-cell table:style-name="ce5" table:number-columns-repeated="1022"/>
        </table:table-row>
        <table:table-row table:style-name="ro1">
          <table:table-cell office:value-type="string" calcext:value-type="string">
            <text:p>132</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cell office:value-type="string" calcext:value-type="string">
            <text:p>«(…) ազատ արտահայտվելու իրավունքի սահմանափակումը ազգային անվտանգության շահերից ելնելով չպետք է անհրաժեշտ համարվի, եթե չի եղել «հրատապ սոցիալական պահանջ» դրա սահմանափակման համար և այն չի եղել «հետամտված իրավաչափ նպատակին համաչափ»»։</text:p>
          </table:table-cell>
          <table:table-cell table:number-columns-repeated="1021"/>
        </table:table-row>
        <table:table-row table:style-name="ro1">
          <table:table-cell table:style-name="ce6" office:value-type="string" calcext:value-type="string">
            <text:p>133</text:p>
          </table:table-cell>
          <table:table-cell table:style-name="ce15" office:value-type="string" calcext:value-type="string">
            <text:p>Observer and Guardian v. the United Kingdom, 1991</text:p>
          </table:table-cell>
          <table:table-cell table:style-name="ce11" office:value-type="string" calcext:value-type="string">
            <text:p>Observer-և Guardian-ն ընդդեմ Միացյալ Թագավորության, 1991թ. </text:p>
          </table:table-cell>
          <table:table-cell table:style-name="ce11" table:number-columns-repeated="1021"/>
        </table:table-row>
        <table:table-row table:style-name="ro1">
          <table:table-cell table:style-name="ce3" office:value-type="string" calcext:value-type="string">
            <text:p>112-01</text:p>
          </table:table-cell>
          <table:table-cell table:style-name="ce5" table:number-columns-repeated="1023"/>
        </table:table-row>
        <table:table-row table:style-name="ro1">
          <table:table-cell table:style-name="ce3" office:value-type="string" calcext:value-type="string">
            <text:p>112-02</text:p>
          </table:table-cell>
          <table:table-cell table:style-name="ce5" table:number-columns-repeated="1023"/>
        </table:table-row>
        <table:table-row table:style-name="ro1">
          <table:table-cell office:value-type="string" calcext:value-type="string">
            <text:p>134</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cell office:value-type="string" calcext:value-type="string">
            <text:p>««Անհրաժեշտ» ածականը 10-րդ հոդվածի 2-րդ պարբերության իմաստով ենթադրում է «հրատապ սոցիալական պահանջի» գոյությունը»։</text:p>
          </table:table-cell>
          <table:table-cell table:number-columns-repeated="1021"/>
        </table:table-row>
        <table:table-row table:style-name="ro1">
          <table:table-cell table:style-name="ce6" office:value-type="string" calcext:value-type="string">
            <text:p>135</text:p>
          </table:table-cell>
          <table:table-cell table:style-name="ce11" office:value-type="string" calcext:value-type="string">
            <text:p>Observer and Guardian v. the United Kingdom, 1991</text:p>
          </table:table-cell>
          <table:table-cell table:style-name="ce11" office:value-type="string" calcext:value-type="string">
            <text:p>Observer-և Guardian-ն ընդդեմ Միացյալ Թագավորության, 1991թ. </text:p>
          </table:table-cell>
          <table:table-cell table:style-name="ce11" table:number-columns-repeated="1021"/>
        </table:table-row>
        <table:table-row table:style-name="ro1">
          <table:table-cell table:style-name="ce3" office:value-type="string" calcext:value-type="string">
            <text:p>112-01</text:p>
          </table:table-cell>
          <table:table-cell table:style-name="ce5" table:number-columns-repeated="1023"/>
        </table:table-row>
        <table:table-row table:style-name="ro1">
          <table:table-cell table:style-name="ce3" office:value-type="string" calcext:value-type="string">
            <text:p>112-02</text:p>
          </table:table-cell>
          <table:table-cell table:style-name="ce5" table:number-columns-repeated="1023"/>
        </table:table-row>
        <table:table-row table:style-name="ro1">
          <table:table-cell office:value-type="string" calcext:value-type="string">
            <text:p>136</text:p>
          </table:table-cell>
          <table:table-cell office:value-type="string" calcext:value-type="string">
            <text:p>Offensive speech is protected speech</text:p>
          </table:table-cell>
          <table:table-cell office:value-type="string" calcext:value-type="string">
            <text:p>Վիրավորական խոսքը պաշտպանված խոսք է</text:p>
          </table:table-cell>
          <table:table-cell table:number-columns-repeated="1021"/>
        </table:table-row>
        <table:table-row table:style-name="ro1">
          <table:table-cell office:value-type="string" calcext:value-type="string">
            <text:p>137</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cell office:value-type="string" calcext:value-type="string">
            <text:p>«Դատարանի կարծիքով դիմումատուի հոդվածը և մասնավորապես տրոտել [«ապուշ»] բառը կարող է հստակորեն բանավիճական համարվել, բայց այդ հիմքով որպես անձնական հարձակում չորակվել, քանի որ հեղինակը տրամադրել էր օբյեկտիվորեն հասկանալի բացատրություն դրա համար, որը բխում էր պարոն Հայդերի ճառից, որն ինքնին սադրիչ էր։ (…)։ Ճշմարիտ է, որ քաղաքական գործչին հրապարակավ ապուշ անվանելը կարող է նրան վիրավորել։ Սույն գործում, այդուամենայնիվ, այս բառը անհամաչափ չէր թվում պարոն Հայդերի կողմից գիտակցաբար առաջացրած ցնցմանը։ Ինչ վերաբերում է հոդվածի բանավիճական տոնին, որը Դատարանը չպետք է հաստատեր, ապա անհրաժեշտ է հիշել, որ 10-րդ հոդվածը պաշտպանում է ոչ միայն արտահայտված գաղափարների և տեղեկությունների բովանդակությունը, այլև այն ձևը, որով դրանք հաղորդվում են»։</text:p>
          </table:table-cell>
          <table:table-cell table:number-columns-repeated="1021"/>
        </table:table-row>
        <table:table-row table:style-name="ro1">
          <table:table-cell table:style-name="ce6" office:value-type="string" calcext:value-type="string">
            <text:p>138</text:p>
          </table:table-cell>
          <table:table-cell table:style-name="ce11" office:value-type="string" calcext:value-type="string">
            <text:p>Oberschlick v. Austria, 1997</text:p>
          </table:table-cell>
          <table:table-cell table:style-name="ce11" office:value-type="string" calcext:value-type="string">
            <text:p>Oberschlick-ն ընդդեմ Ավստրիայի, 1997</text:p>
          </table:table-cell>
          <table:table-cell table:style-name="ce11" table:number-columns-repeated="1021"/>
        </table:table-row>
        <table:table-row table:style-name="ro1">
          <table:table-cell table:style-name="ce3" office:value-type="string" calcext:value-type="string">
            <text:p>138-01</text:p>
          </table:table-cell>
          <table:table-cell table:style-name="ce5" office:value-type="string" calcext:value-type="string">
            <text:p>Oberschlick v. Austria, Application no. 20834/92, Judgment 1 July 1997</text:p>
          </table:table-cell>
          <table:table-cell table:style-name="ce5" table:number-columns-repeated="1022"/>
        </table:table-row>
        <table:table-row table:style-name="ro1">
          <table:table-cell table:style-name="ce3" office:value-type="string" calcext:value-type="string">
            <text:p>138-02</text:p>
          </table:table-cell>
          <table:table-cell table:style-name="ce5" office:value-type="string" calcext:value-type="string">
            <text:p>Oberschlick, a journalist, was criminally convicted of defamation after publishing an article about a high ranking Austrian politician in which he wrote: “I will say of Jörg Haider, firstly, that he is not a Nazi and, secondly, that he is, however, an idiot. That I justify as follows (…)”. The Austrian courts have ordered the payment of a criminal fine and the seizure of the impugned publication. European Court of Human Rights found that there had been a violation of Article 10.</text:p>
          </table:table-cell>
          <table:table-cell table:style-name="ce5" table:number-columns-repeated="1022"/>
        </table:table-row>
        <table:table-row table:style-name="ro1">
          <table:table-cell office:value-type="string" calcext:value-type="string">
            <text:p>139</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ment, as acknowledged by the Government. It is true that in the absence of any factual basis even value judg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cell office:value-type="string" calcext:value-type="string">
            <text:p>«Դատարանը համաձայնում է, որ Ս. Պ.-ի վարքը որպես «ուղեղից սնանկ» որակելը (...) , իսկապես ծայրահեղ է եղել և կարող է օրինականորեն համարվել վիրավորական։ Այնուամենայնիվ նշվում է, որ վիճարկվող դիտողությունը արժեքային դատողություն է եղել, ինչպես ընդունվել է Կառավարության կողմից։ Ճշմարիտ է, որ որևէ փաստական հիմքի բացակայության դեպքում նույնիսկ արժեքային դատողությունները կարող են համարվել չափազանց։ Սակայն սույն գործում, փաստերը, որոնց վրա հիմնվել է վիճարկվող հայտարարությունը, ներկայացվել են ամենայն մանրամասնությամբ։ (...) Մի համատեքստում, որը կարծես ուժեղ բանավեճ է, որում կարծիքները արտահայտվել են քիչ զսպված կերպով (...), Դատարանը վիճարկվող հայտարարությունը ավելի շուտ կմեկնաբաներ որպես ուժեղ անհամաձայնության արտահայտում, նույնիսկ արհամարհանք Ս. Պ.-ի դիրքորոշման նկատմամբ, այլ ոչ նրա մտավոր կարողությունների փաստացի գնահատում։ Այս լույսի ներքո խորհրդարանականի խոսքը և վարքը կարող են համարվել բավարար հիմք հեղինակի պնդման համար։ (...) Դատարանը համարում է, որ նույնիսկ վիրավորական լեզուն, որը կարող է դուրս գալ արտահայտվելու ազատության սահմաններից, եթե դրա միակ նպատակը վիրավորելն է, կարող է պաշտպանվել 10-րդ հոդվածով, երբ ծառայում է զուտ ոճական նպատակների։ (...) Դատարանը համարում է, որ նշված հայտարարությունը համարժեք չի եղել Ս. Պ.-ի նկատմամբ առանց պատճառի անձնական հարձակման»։</text:p>
          </table:table-cell>
          <table:table-cell table:number-columns-repeated="1021"/>
        </table:table-row>
        <table:table-row table:style-name="ro1">
          <table:table-cell table:style-name="ce6" office:value-type="string" calcext:value-type="string">
            <text:p>140</text:p>
          </table:table-cell>
          <table:table-cell table:style-name="ce11" office:value-type="string" calcext:value-type="string">
            <text:p>Mladina D.D. Ljubliana v. Slovenia, 2014</text:p>
          </table:table-cell>
          <table:table-cell table:style-name="ce11" office:value-type="string" calcext:value-type="string">
            <text:p>Mladina D.D. Ljubliana-ն ընդդեմ Սլովենիայի, 2014թ.</text:p>
          </table:table-cell>
          <table:table-cell table:style-name="ce11" table:number-columns-repeated="1021"/>
        </table:table-row>
        <table:table-row table:style-name="ro1">
          <table:table-cell table:style-name="ce3" office:value-type="string" calcext:value-type="string">
            <text:p>140-01</text:p>
          </table:table-cell>
          <table:table-cell table:style-name="ce5" office:value-type="string" calcext:value-type="string">
            <text:p>Mladina D.D. Ljubliana v. Slovenia, Application no. 20981/10, Judgment 17 April 2014</text:p>
          </table:table-cell>
          <table:table-cell table:style-name="ce5" table:number-columns-repeated="1022"/>
        </table:table-row>
        <table:table-row table:style-name="ro1">
          <table:table-cell table:style-name="ce3" office:value-type="string" calcext:value-type="string">
            <text:p>140-02</text:p>
          </table:table-cell>
          <table:table-cell table:style-name="ce5" office:value-type="string" calcext:value-type="string">
            <text:p>Mladina, a weekly news magazine in Slovenia, complained to the European Court of Human Rights after being ordered to pay €3,000 in damages to a politician. In the context of a debate on LGBT rights, the politician made controversial declarations. The weekly publication admonished the politician in harsh words, saying, amongst others, that his behavior was “the typical attitude of a cerebral bankrupt who is lucky to be living in a country with such a limited pool of human resources that a person of his characteristics can even end up in Parliament, when in a normal country worthy of any respect he could not even be a janitor in the average urban primary school”. European Court of Human Rights ruled in favor of the weekly magazine, stating that there had been a violation of Article 10.</text:p>
          </table:table-cell>
          <table:table-cell table:style-name="ce5" table:number-columns-repeated="1022"/>
        </table:table-row>
        <table:table-row table:style-name="ro1">
          <table:table-cell office:value-type="string" calcext:value-type="string">
            <text:p>141</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cell office:value-type="string" calcext:value-type="string">
            <text:p>«(…) երկու հոդվածներն էլ գրվել էին առանձնահատուկ ուժեղ առումով։ Սակայն ի նկատի առնելով դրանց նպատակը և այն ազդեցությունը, որը դրանք նախատեսված էին ունենալ, Դատարանը կարծում է, որ օգտագործված լեզուն չի կարող չափազանց համարվել։ (…) դատապարտումն ու պատիժը կարող էին հետ պահել հանրության մտահոգության առարկա հանդիսացող խնդիրների վերաբերյալ բաց քննարկումներից»։</text:p>
          </table:table-cell>
          <table:table-cell table:number-columns-repeated="1021"/>
        </table:table-row>
        <table:table-row table:style-name="ro1">
          <table:table-cell table:style-name="ce6" office:value-type="string" calcext:value-type="string">
            <text:p>142</text:p>
          </table:table-cell>
          <table:table-cell table:style-name="ce11" office:value-type="string" calcext:value-type="string">
            <text:p>Thorgeirson v. Iceland, 1992</text:p>
          </table:table-cell>
          <table:table-cell table:style-name="ce11" office:value-type="string" calcext:value-type="string">
            <text:p>Thorgeirson-ն ընդդեմ Իսլանդիայի, 1992թ.</text:p>
          </table:table-cell>
          <table:table-cell table:style-name="ce11" table:number-columns-repeated="1021"/>
        </table:table-row>
        <table:table-row table:style-name="ro1">
          <table:table-cell table:style-name="ce3" office:value-type="string" calcext:value-type="string">
            <text:p>128-01</text:p>
          </table:table-cell>
          <table:table-cell table:style-name="ce5" table:number-columns-repeated="1023"/>
        </table:table-row>
        <table:table-row table:style-name="ro1">
          <table:table-cell table:style-name="ce3" office:value-type="string" calcext:value-type="string">
            <text:p>128-02</text:p>
          </table:table-cell>
          <table:table-cell table:style-name="ce5" table:number-columns-repeated="1023"/>
        </table:table-row>
        <table:table-row table:style-name="ro1">
          <table:table-cell office:value-type="string" calcext:value-type="string">
            <text:p>143</text:p>
          </table:table-cell>
          <table:table-cell office:value-type="string" calcext:value-type="string">
            <text:p>Limited restrictions on public interest information, published in good faith</text:p>
          </table:table-cell>
          <table:table-cell office:value-type="string" calcext:value-type="string">
            <text:p>Հանրային շահերի վերաբերյալ բարեխղճորեն հրապարակված տեղեկատվության սահմանափակ սահմանափակումներ </text:p>
          </table:table-cell>
          <table:table-cell table:number-columns-repeated="1021"/>
        </table:table-row>
        <table:table-row table:style-name="ro1">
          <table:table-cell office:value-type="string" calcext:value-type="string">
            <text:p>144</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cell office:value-type="string" calcext:value-type="string">
            <text:p>«Դատարանը կրկնում է, որ 10-րդ հոդվածի 2-րդ պարբերության մեջ քաղաքական ելույթների կամ հանրային շահին վերաբերող խնդիրների քննարկումների ոլորտում,երբ արտահայտվելու ազատությունն ամենակարևորն է, ազատության սահմանափակման փոքր շրջանակներ կան»։</text:p>
          </table:table-cell>
          <table:table-cell table:number-columns-repeated="1021"/>
        </table:table-row>
        <table:table-row table:style-name="ro1">
          <table:table-cell table:style-name="ce6" office:value-type="string" calcext:value-type="string">
            <text:p>145</text:p>
          </table:table-cell>
          <table:table-cell table:style-name="ce11" office:value-type="string" calcext:value-type="string">
            <text:p>Eon v. France, 2013</text:p>
          </table:table-cell>
          <table:table-cell table:style-name="ce11" office:value-type="string" calcext:value-type="string">
            <text:p>Eon-ն ընդդեմ Ֆրանսիայի, 2013թ.</text:p>
          </table:table-cell>
          <table:table-cell table:style-name="ce11" table:number-columns-repeated="1021"/>
        </table:table-row>
        <table:table-row table:style-name="ro1">
          <table:table-cell table:style-name="ce3" office:value-type="string" calcext:value-type="string">
            <text:p>145-01</text:p>
          </table:table-cell>
          <table:table-cell table:style-name="ce5" office:value-type="string" calcext:value-type="string">
            <text:p>Eon v. France, Application no. 26118/10, Judgment 14 March 2013</text:p>
          </table:table-cell>
          <table:table-cell table:style-name="ce5" table:number-columns-repeated="1022"/>
        </table:table-row>
        <table:table-row table:style-name="ro1">
          <table:table-cell table:style-name="ce3" office:value-type="string" calcext:value-type="string">
            <text:p>145-02</text:p>
          </table:table-cell>
          <table:table-cell table:style-name="ce5" office:value-type="string" calcext:value-type="string">
            <text:p>In 2013, European Court of Human Rights ruled in favor of an activist who was criminally convicted for insulting the French president Nicolas Sarkozy. Mr. Eon, the activist, held a placard reading “Get lost, you sad prick” during a public appearance of the French President in 2008. Mr. Eon was arrested and later convicted to the payment of a fine.</text:p>
          </table:table-cell>
          <table:table-cell table:style-name="ce5" table:number-columns-repeated="1022"/>
        </table:table-row>
        <table:table-row table:style-name="ro1">
          <table:table-cell office:value-type="string" calcext:value-type="string">
            <text:p>146</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cell office:value-type="string" calcext:value-type="string">
            <text:p>«(...)իրավունքի գերակայությամբ ղեկավարվող պետությունում մամուլի նշանավոր դերը չպետք է մոռացվի։ Չնայած որ այն չպետք է գերազանցի տարբեր սահմանները, որոնք ի թվս այլնի նախատեսված են անկարգությունների կանխարգելման և այլոց հեղինակության պաշտպանության համար, այնուամենայնիվ նրան է վերապահված տեղեկություններ և գաղափարներ տարածել քաղաքական հարցերին և հանրային շահերին առնչվող այլ խնդիրների վերաբերյալ»։</text:p>
          </table:table-cell>
          <table:table-cell table:number-columns-repeated="1021"/>
        </table:table-row>
        <table:table-row table:style-name="ro1">
          <table:table-cell table:style-name="ce6" office:value-type="string" calcext:value-type="string">
            <text:p>147</text:p>
          </table:table-cell>
          <table:table-cell table:style-name="ce11" office:value-type="string" calcext:value-type="string">
            <text:p>Castells v. Spain, 1992</text:p>
          </table:table-cell>
          <table:table-cell table:style-name="ce11" office:value-type="string" calcext:value-type="string">
            <text:p>Castells-ն ընդդեմ Իսպանիայի, 1992թ.</text:p>
          </table:table-cell>
          <table:table-cell table:style-name="ce11" table:number-columns-repeated="1021"/>
        </table:table-row>
        <table:table-row table:style-name="ro1">
          <table:table-cell table:style-name="ce3" office:value-type="string" calcext:value-type="string">
            <text:p>121-01</text:p>
          </table:table-cell>
          <table:table-cell table:style-name="ce5" table:number-columns-repeated="1023"/>
        </table:table-row>
        <table:table-row table:style-name="ro1">
          <table:table-cell table:style-name="ce3" office:value-type="string" calcext:value-type="string">
            <text:p>121-02</text:p>
          </table:table-cell>
          <table:table-cell table:style-name="ce5" table:number-columns-repeated="1023"/>
        </table:table-row>
        <table:table-row table:style-name="ro1">
          <table:table-cell office:value-type="string" calcext:value-type="string">
            <text:p>148</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cell office:value-type="string" calcext:value-type="string">
            <text:p>«Խնդրո առարկա հոդվածները հանրային շահին վերաբերող թեմաների մասին էին՝ պետական ակտիվների կառավարումը և այն ձևին, որով քաղաքական գործիչներն իրականացնում են իրենց հանձնագիրը։ (...) Բացի այդ, Դատարանը հաշվի է առնում այն հանգամանքը, որ լրագրողական ազատությունը նաև ներառում է չափազանցության կամ նույնիսկ սադրանքի դիմելու հնարավորություն։ (...) Սույն գործով Դատարանը, ինչպես Հանձնաժողովը, դիտարկում է, որ չկա որևէ ապացույց, որ հոդվածներում ներկայացված իրադարձությունների նկարագիրը լիովին սխալ է եղել և նախատեսված է եղել զրպարտչական արշավ հրահրելու նպատակով (...)»։</text:p>
          </table:table-cell>
          <table:table-cell table:number-columns-repeated="1021"/>
        </table:table-row>
        <table:table-row table:style-name="ro1">
          <table:table-cell table:style-name="ce6" office:value-type="string" calcext:value-type="string">
            <text:p>149</text:p>
          </table:table-cell>
          <table:table-cell table:style-name="ce11" office:value-type="string" calcext:value-type="string">
            <text:p>Dalban v. Romania, 1999</text:p>
          </table:table-cell>
          <table:table-cell table:style-name="ce11" office:value-type="string" calcext:value-type="string">
            <text:p>Dalban-ն ընդդեմ Ռումինիայի, 1999թ.</text:p>
          </table:table-cell>
          <table:table-cell table:style-name="ce11" table:number-columns-repeated="1021"/>
        </table:table-row>
        <table:table-row table:style-name="ro1">
          <table:table-cell table:style-name="ce3" office:value-type="string" calcext:value-type="string">
            <text:p>149-01</text:p>
          </table:table-cell>
          <table:table-cell table:style-name="ce5" office:value-type="string" calcext:value-type="string">
            <text:p>Dalban v. Romania, Application no. 28114/95, 28 September 1999</text:p>
          </table:table-cell>
          <table:table-cell table:style-name="ce5" table:number-columns-repeated="1022"/>
        </table:table-row>
        <table:table-row table:style-name="ro1">
          <table:table-cell table:style-name="ce3" office:value-type="string" calcext:value-type="string">
            <text:p>149-02</text:p>
          </table:table-cell>
          <table:table-cell table:style-name="ce5" office:value-type="string" calcext:value-type="string">
            <text:p>Dalban, a journalist, was convicted of criminal defamation, receiving a suspended sentence, and being ordered to pay costs as a consequence of several articles that he had published. The impugned articles were allegations against a senator and the chief executive of a State-owned agricultural company. European Court of Human Rights ruled in favor of the journalist.</text:p>
          </table:table-cell>
          <table:table-cell table:style-name="ce5" table:number-columns-repeated="1022"/>
        </table:table-row>
        <table:table-row table:style-name="ro1">
          <table:table-cell office:value-type="string" calcext:value-type="string">
            <text:p>150</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cell office:value-type="string" calcext:value-type="string">
            <text:p>«10-րդ հոդվածը «պաշտպանում է լրագրողների՝ ընդհանուր հետաքրքրություն ներկայացնող տեղեկությունների տարածման իրավունքը » պայմանով, որ նրանք գործում են բարեխղճորեն և հիմնվելո ճշգրիտ փաստական հիմքի վրա և տրամադրում են վստահարժան և ճշգրիտ տեղեկություններ՝ լրագրողական էթիկային համապատասխան»։</text:p>
          </table:table-cell>
          <table:table-cell table:number-columns-repeated="1021"/>
        </table:table-row>
        <table:table-row table:style-name="ro1">
          <table:table-cell table:style-name="ce6" office:value-type="string" calcext:value-type="string">
            <text:p>151</text:p>
          </table:table-cell>
          <table:table-cell table:style-name="ce11" office:value-type="string" calcext:value-type="string">
            <text:p>Fressoz and Roire v. France [Grand Chamber], 1999</text:p>
          </table:table-cell>
          <table:table-cell table:style-name="ce11" office:value-type="string" calcext:value-type="string">
            <text:p>Fressoz-ը և Roire-ն ընդդեմ Ֆրանսիայի</text:p>
          </table:table-cell>
          <table:table-cell table:style-name="ce11" table:number-columns-repeated="1021"/>
        </table:table-row>
        <table:table-row table:style-name="ro1">
          <table:table-cell table:style-name="ce3" office:value-type="string" calcext:value-type="string">
            <text:p>151-01</text:p>
          </table:table-cell>
          <table:table-cell table:style-name="ce5" office:value-type="string" calcext:value-type="string">
            <text:p>Fressoz and Roire v. France [Grand Chamber], Application no. 29183/95, Judgment 21 January 1999</text:p>
          </table:table-cell>
          <table:table-cell table:style-name="ce5" table:number-columns-repeated="1022"/>
        </table:table-row>
        <table:table-row table:style-name="ro1">
          <table:table-cell table:style-name="ce3" office:value-type="string" calcext:value-type="string">
            <text:p>151-02</text:p>
          </table:table-cell>
          <table:table-cell table:style-name="ce5" office:value-type="string" calcext:value-type="string">
            <text:p>In its judgment in Fressoz and Roire, the European Court of Human Rights held that the criminal conviction for possessing photocopies of tax documents was a violation of Article 10. The documents were used for publishing an article giving details of pay increases to the chairman of the Peugeot automobile company in the satirical weekly Le Canard enchaîné.</text:p>
          </table:table-cell>
          <table:table-cell table:style-name="ce5" table:number-columns-repeated="1022"/>
        </table:table-row>
        <table:table-row table:style-name="ro1">
          <table:table-cell office:value-type="string" calcext:value-type="string">
            <text:p>152</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cell office:value-type="string" calcext:value-type="string">
            <text:p>«Այնպիսի իրավիճակներում, երբ մի կողմից փաստերի մասին հայտարարում են և ոչ բավարար ապացույցներ ներկայացվում, իսկ մյուս կողմից լրագրողը քննարկում է հանրային իրական շահի վերաբերյալ խնդիր՝ ստուգելը, թե արդյոք լրագրողը գործել է արհեստավարժ և բարեխիղճ կերպով, կարևոր է դառնում»։</text:p>
          </table:table-cell>
          <table:table-cell table:number-columns-repeated="1021"/>
        </table:table-row>
        <table:table-row table:style-name="ro1">
          <table:table-cell table:style-name="ce6" office:value-type="string" calcext:value-type="string">
            <text:p>153</text:p>
          </table:table-cell>
          <table:table-cell table:style-name="ce11" office:value-type="string" calcext:value-type="string">
            <text:p>Ghiulfer Predescu v. Romania, 2017</text:p>
          </table:table-cell>
          <table:table-cell table:style-name="ce11" office:value-type="string" calcext:value-type="string">
            <text:p>Ghiulfer Predescu-ն ընդդեմ Ռումինիայի, 2017թ.</text:p>
          </table:table-cell>
          <table:table-cell table:style-name="ce11" table:number-columns-repeated="1021"/>
        </table:table-row>
        <table:table-row table:style-name="ro1">
          <table:table-cell table:style-name="ce3" office:value-type="string" calcext:value-type="string">
            <text:p>153-01</text:p>
          </table:table-cell>
          <table:table-cell table:style-name="ce5" office:value-type="string" calcext:value-type="string">
            <text:p>Ghiulfer Predescu v. Romania, Application no. 29751/09, Judgment 27 June 2017</text:p>
          </table:table-cell>
          <table:table-cell table:style-name="ce5" table:number-columns-repeated="1022"/>
        </table:table-row>
        <table:table-row table:style-name="ro1">
          <table:table-cell table:style-name="ce3" office:value-type="string" calcext:value-type="string">
            <text:p>153-02</text:p>
          </table:table-cell>
          <table:table-cell table:style-name="ce5" office:value-type="string" calcext:value-type="string">
            <text:p>Predescu is a Romanian journalist who expressed, on a TV show, opinions about the local mayor, saying that he had connections to the underground businesses in the city. The mayor sued her and, during the civil trial, the journalist could not provide a clear factual basis for her allegations. Predescu complained to the European Court of Human Rights, who found that her statements represented an opinion, were made in good faith, and had a reasonable factual basis. Considering also the high amount of damages that had been awarded, there had been a violation of Article 10.</text:p>
          </table:table-cell>
          <table:table-cell table:style-name="ce5" table:number-columns-repeated="1022"/>
        </table:table-row>
        <table:table-row table:style-name="ro1">
          <table:table-cell office:value-type="string" calcext:value-type="string">
            <text:p>154</text:p>
          </table:table-cell>
          <table:table-cell office:value-type="string" calcext:value-type="string">
            <text:p>The sanctionatory measures that are taken have to be proportional</text:p>
          </table:table-cell>
          <table:table-cell office:value-type="string" calcext:value-type="string">
            <text:p>Ձեռնարկվող պատժամիջոցները պետք է համաչափ լինեն</text:p>
          </table:table-cell>
          <table:table-cell table:number-columns-repeated="1021"/>
        </table:table-row>
        <table:table-row table:style-name="ro1">
          <table:table-cell office:value-type="string" calcext:value-type="string">
            <text:p>155</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cell office:value-type="string" calcext:value-type="string">
            <text:p>«(…) չնայած որ հեղինակի նկատմամբ նշանակված պատիժը այսպես ասած խստորեն չի խանգարել նրան արտահայտվել, այն այդուհանդերձ համազոր է եղել մի տեսակ գրաքննության, որը հավանաբար նրան հետ կպահի ապագայում նման տեսակի քննադատություններից (…)։ […] Մի շարք տարբեր ապագա նկատառումներից ելնելով՝ կարծես թե պարոն Լինգենսի՝ ազատ արտահայտվելու իրավունքի իրականացմանը միջամտելը «անհրաժեշտ չի եղել ժողովրդավարական հասարակությունում այլոց հեղինակությունը պաշտպանելու համար». դա եղել է հետամտվող իրավաչափ նպատակին ոչ համարժեք։ Հետևաբար տեղի է ունեցել Կոնվենցիայի 10-րդ հոդվածի խախտում»։</text:p>
          </table:table-cell>
          <table:table-cell table:number-columns-repeated="1021"/>
        </table:table-row>
        <table:table-row table:style-name="ro1">
          <table:table-cell table:style-name="ce6" office:value-type="string" calcext:value-type="string">
            <text:p>156</text:p>
          </table:table-cell>
          <table:table-cell table:style-name="ce11" office:value-type="string" calcext:value-type="string">
            <text:p>Lingens v. Austria, 1986</text:p>
          </table:table-cell>
          <table:table-cell table:style-name="ce11" table:number-columns-repeated="1022"/>
        </table:table-row>
        <table:table-row table:style-name="ro1">
          <table:table-cell table:style-name="ce3" office:value-type="string" calcext:value-type="string">
            <text:p>119-01</text:p>
          </table:table-cell>
          <table:table-cell table:style-name="ce5"/>
          <table:table-cell table:style-name="ce5" office:value-type="string" calcext:value-type="string">
            <text:p>Lingens-ն ընդդեմ Ավստրիայի, 1986թ.</text:p>
          </table:table-cell>
          <table:table-cell table:style-name="ce5" table:number-columns-repeated="1021"/>
        </table:table-row>
        <table:table-row table:style-name="ro1">
          <table:table-cell table:style-name="ce3" office:value-type="string" calcext:value-type="string">
            <text:p>119-02</text:p>
          </table:table-cell>
          <table:table-cell table:style-name="ce5" table:number-columns-repeated="1023"/>
        </table:table-row>
        <table:table-row table:style-name="ro1">
          <table:table-cell office:value-type="string" calcext:value-type="string">
            <text:p>157</text:p>
          </table:table-cell>
          <table:table-cell office:value-type="string" calcext:value-type="string">
            <text:p>A high amount of moral damages might be disproportionate</text:p>
          </table:table-cell>
          <table:table-cell office:value-type="string" calcext:value-type="string">
            <text:p>Բարոյական վնասների մեծ չափը կարող է անհամաչափ լինել</text:p>
          </table:table-cell>
          <table:table-cell table:number-columns-repeated="1021"/>
        </table:table-row>
        <table:table-row table:style-name="ro1">
          <table:table-cell office:value-type="string" calcext:value-type="string">
            <text:p>158</text:p>
          </table:table-cell>
          <table:table-cell office:value-type="string" calcext:value-type="string">
            <text:p>“having regard to the &lt;span class="pinkish"&gt;&lt;strong&gt;size of the award&lt;sup&gt;&lt;a href="#" data-toggle="tooltip" title="In this case, by “award” the Court is referring on the moral damages obtained in that specific case."&gt;13&lt;/a&gt;&lt;/sup&gt; 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cell office:value-type="string" calcext:value-type="string">
            <text:p>«հաշվի առնելով դիմումատուի գործով փոխհատուցման չափը անհամաչափ մեծ փոխհատուցման փոխարեն՝ կապված փոխհատուցման համապատասխան ժամանակահատվածում բավարար և արդյունավետ երաշխիքների բացակայության հետ՝ Դատարանը գտնում է, որ տեղի է ունեցել Կոնվենցիայի 10-րդ հոդվածով նախատեսված իրավունքի խախտում»։</text:p>
          </table:table-cell>
          <table:table-cell table:number-columns-repeated="1021"/>
        </table:table-row>
        <table:table-row table:style-name="ro1">
          <table:table-cell table:style-name="ce6" office:value-type="string" calcext:value-type="string">
            <text:p>159</text:p>
          </table:table-cell>
          <table:table-cell table:style-name="ce11" office:value-type="string" calcext:value-type="string">
            <text:p>Tolstoy Miloslavsky v. the United Kingdom, 1995</text:p>
          </table:table-cell>
          <table:table-cell table:style-name="ce11" office:value-type="string" calcext:value-type="string">
            <text:p>Tolstoy Miloslavsky-ն ընդդեմ Միացյալ Թագավորության, 1995թ.</text:p>
          </table:table-cell>
          <table:table-cell table:style-name="ce11" table:number-columns-repeated="1021"/>
        </table:table-row>
        <table:table-row table:style-name="ro1">
          <table:table-cell table:style-name="ce3" office:value-type="string" calcext:value-type="string">
            <text:p>159-01</text:p>
          </table:table-cell>
          <table:table-cell table:style-name="ce5" office:value-type="string" calcext:value-type="string">
            <text:p>Tolstoy Miloslavsky v. the United Kingdom, Application no. 18139/91, Judgment 13 July 1995</text:p>
          </table:table-cell>
          <table:table-cell table:style-name="ce5" table:number-columns-repeated="1022"/>
        </table:table-row>
        <table:table-row table:style-name="ro1">
          <table:table-cell table:style-name="ce3" office:value-type="string" calcext:value-type="string">
            <text:p>159-02</text:p>
          </table:table-cell>
          <table:table-cell table:style-name="ce5" office:value-type="string" calcext:value-type="string">
            <text:p>Mr. Miloslavsky was ordered to pay civil damages after publishing a pamphlet about a public person. European Court of Human Rights unanimously held that the size of libel damages (amounting to 1.5 million pounds) represented a violation of his right to freedom of expression as guaranteed by Article 10 of the European Convention on Human Rights.</text:p>
          </table:table-cell>
          <table:table-cell table:style-name="ce5" table:number-columns-repeated="1022"/>
        </table:table-row>
        <table:table-row table:style-name="ro1">
          <table:table-cell office:value-type="string" calcext:value-type="string">
            <text:p>160</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cell office:value-type="string" calcext:value-type="string">
            <text:p>«... Դատարանը վերահաստատում է, որ Կոնվենցիայի համաձայն զրպարտության պատճառով կրած վնասի փոխհատուցումը պետք է ողջամտորեն համաչափ լինի հեղինակությանը հասցված վնասին։ (...) ։ Դատարանը նշում է, որ դիմումատուին ստիպել են չափից շատ վճարել։ Այդպիսով, Դատարանի կարծիքով, դա կարող էր ունենալ «վախեցնող», տարհամոզող ազդեցություն դիմումատուի՝ արտահայտվելու ազատության վրա»։</text:p>
          </table:table-cell>
          <table:table-cell table:number-columns-repeated="1021"/>
        </table:table-row>
        <table:table-row table:style-name="ro1">
          <table:table-cell table:style-name="ce6" office:value-type="string" calcext:value-type="string">
            <text:p>161</text:p>
          </table:table-cell>
          <table:table-cell table:style-name="ce11" office:value-type="string" calcext:value-type="string">
            <text:p>Ghiulfer Predescu v. Romania, 2017</text:p>
          </table:table-cell>
          <table:table-cell table:style-name="ce11" office:value-type="string" calcext:value-type="string">
            <text:p>Ghiulfer Predescu-ն ընդդեմ Ռումինիայի, 2017թ.</text:p>
          </table:table-cell>
          <table:table-cell table:style-name="ce11" table:number-columns-repeated="1021"/>
        </table:table-row>
        <table:table-row table:style-name="ro1">
          <table:table-cell table:style-name="ce3" office:value-type="string" calcext:value-type="string">
            <text:p>153-01</text:p>
          </table:table-cell>
          <table:table-cell table:style-name="ce5" table:number-columns-repeated="1023"/>
        </table:table-row>
        <table:table-row table:style-name="ro1">
          <table:table-cell table:style-name="ce3" office:value-type="string" calcext:value-type="string">
            <text:p>153-02</text:p>
          </table:table-cell>
          <table:table-cell table:style-name="ce5" table:number-columns-repeated="1023"/>
        </table:table-row>
        <table:table-row table:style-name="ro1">
          <table:table-cell office:value-type="string" calcext:value-type="string">
            <text:p>162</text:p>
          </table:table-cell>
          <table:table-cell office:value-type="string" calcext:value-type="string">
            <text:p>Duties and Responsibilities - online and offline</text:p>
          </table:table-cell>
          <table:table-cell office:value-type="string" calcext:value-type="string">
            <text:p>Պարտականություններ և պատասխանատվություններ՝ առցանց և ցանցից դուրս</text:p>
          </table:table-cell>
          <table:table-cell table:number-columns-repeated="1021"/>
        </table:table-row>
        <table:table-row table:style-name="ro1">
          <table:table-cell office:value-type="string" calcext:value-type="string">
            <text:p>163</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cell office:value-type="string" calcext:value-type="string">
            <text:p>Ինչպես նշված է 10-րդ հոդվածի 2-րդ պարբերության մեջ, արտահայտվելու ազատության իրավունքի իրականացումը կապված է պարտավորությունների և պատասխանատվության հետ։ Հրապարակավ արտահայտվելիս անհրաժեշտ է գործել բարեխիղճ, տրամադրել հնարավորինս վստահարժան և ճշգրիտ տեղեկատվություն և հետամուտ լինել հանրային շահին։ </text:p>
          </table:table-cell>
          <table:table-cell table:number-columns-repeated="1021"/>
        </table:table-row>
        <table:table-row table:style-name="ro1">
          <table:table-cell office:value-type="string" calcext:value-type="string">
            <text:p>164</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cell office:value-type="string" calcext:value-type="string">
            <text:p>Լրատվամիջոցները և ՀԿ-ները (որպես հասարակական կամ սոցիալական հսկող խմբեր գործելիս) ունեն ավելի շատ պաշտպանություն ըստ Կոնվենցիայի, բայց միայն վերոնշյալ պայմանները հարգելու դեպքում, քանի որ նրանցից ավելի մեծ ակնկալիքներ կան հանրության շրջանում պատասխանատու ուղերձներ խթանելու առումով։ Այդ պաշտպանությունը (ինչպես նաև հատուկ պարտականությունները) վերաբերում են այս երկու տեսակի կազմակերպության անհատներին, այսինքն՝ լրագրողներին և ՀԿ ակտիվիստներին ու աշխատակիցներին։ Հատկապես լրագրողներից կարող է ակնկալվել կատարել նույն մասնագիտական պարտավորություններն ու պարտականությունները նույնիսկ իրենց անվամբ տպագրվելու դեպքում։</text:p>
          </table:table-cell>
          <table:table-cell table:number-columns-repeated="1021"/>
        </table:table-row>
        <table:table-row table:style-name="ro1">
          <table:table-cell office:value-type="string" calcext:value-type="string">
            <text:p>165</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cell office:value-type="string" calcext:value-type="string">
            <text:p>Ցանկացած անհատ, ով հրապարակայնորեն արտահայտվում է, պետք է հարգի միևնույն պահանջները՝ 10-րդ հոդվածով նախատեսված պաշտպանությունից օգտվելու համար, նույնիսկ եթե ճշգրիտ տեղեկություններ տրամադրելու ակնկալիքներն ակնհայտորեն ավելի ցածր մակարդակի են նրանց դեպքում։ Ցանկացած մասնավոր անձ ունի տեղեկությունները ստուգելու սահմանափակ միջոցներ, որոնք տարբերվում են հանրամատչելի և դյուրամատչելի աղբյուրներից։ Միևնույն ժամանակ, մինչ կարծիքները պետք է ազատորեն արտահայտվեն, ակնկալվում է, որ դրանք պետք է ունենան փաստական հիմք։ Փաստերի վերագրումը, ինչպես օրինակ կոռուպցիայի փաստերի, չպետք է լինի անփույթ, քանի որ կարող է հանգեցնել 10-րդ հոդվածով նախատեսված երաշխիքների կորստի։</text:p>
          </table:table-cell>
          <table:table-cell table:number-columns-repeated="1021"/>
        </table:table-row>
        <table:table-row table:style-name="ro1">
          <table:table-cell office:value-type="string" calcext:value-type="string">
            <text:p>166</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cell office:value-type="string" calcext:value-type="string">
            <text:p>Հանրային ծառայողների և զինված ուժերի ծառայողների խոսքը պաշտպանված է, բայց նրանք նաև պետք է հրաժարվեն իրենց խոսքի ազատության որոշ իրավունքներից ի <text:s/>պետական նուրբ կամ նույնիսկ գաղտնի տեղեկությունների խորհրդապահության, պահպանելով ռազմական հեղինակությունը կամ ոստիկանական ուժերում կարգապահությունը։ Հանրային ծառայողներն ունեն «հավատարմության, պահպանության և հայեցողականության պարտականություն իրենց գործատուի նկատմամբ» (Guja-ն ընդդեմ Մոլդովայի (ՄՊ), 2008 թ., ՄԻԵԴ)։</text:p>
          </table:table-cell>
          <table:table-cell table:number-columns-repeated="1021"/>
        </table:table-row>
        <table:table-row table:style-name="ro1">
          <table:table-cell office:value-type="string" calcext:value-type="string">
            <text:p>167</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cell office:value-type="string" calcext:value-type="string">
            <text:p>Առցանց արտահայտվելն իր հետ բերում է էլ ավելի շատ պարտավորություններ և պատասխանատվություն, քանի որ ինտերնետի բնույթը պոտենցիալ մշտական գոյություն է ապահովում հրապարակված ողջ տեղեկատվության համար ու այն դարձնում հասանելի ամբողջ աշխարհի համար։Վերլուծելով այս խնդիրը՝ ՄԻԵԴ-ը համարել է, որ դատական հայցի ծանուցումը կարող է հրապարակվել դատական հոդվածների կողքին՝ չհանդիսանալով ազատ արտահայտվելու իրավունքին անհամաչափ միջամտություն։ Մյուս կողմից՝ ՄԻԵԴ-ը համարել է, որ ինտերնետից հոդվածները հանելու պարտականությունը զրպարտչական գործերի դեպքում, խախտում է 10-րդ հոդվածը։</text:p>
          </table:table-cell>
          <table:table-cell table:number-columns-repeated="1021"/>
        </table:table-row>
        <table:table-row table:style-name="ro1">
          <table:table-cell office:value-type="string" calcext:value-type="string">
            <text:p>168</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cell office:value-type="string" calcext:value-type="string">
            <text:p>Ատելության խոսքը, ինչպես նաև բռնության հրահրումը, երբ հավանական է բռնի գործողության տեղի ունենալը, Կոնվենցիայով պաշտպանված չէ, քանի որ դրանք խախտում են «իրավունքների չարաշահման արգելքի» սկզբունքները (ՄԻԵԿ-ի 17-րդ հոդված) և «խտրականության ընդհանուր արգելքը» (ՄԻԵԿ-ի 12-րդ արձանագրություն, 1-ին հոդված)։ Սա կրկին ուժեղ ազդեցություն ունի առցանց արտահայտվելու վրա։ Այդուամենայնիվ, ատելության խոսքը պետք է տարբերվի վիրավորական խոսքից «վիրավորական խոսքի մասին մանրամասները ներկայացվաց են «Բովանդակության կարգավորման» գլխում)։</text:p>
          </table:table-cell>
          <table:table-cell table:number-columns-repeated="1021"/>
        </table:table-row>
        <table:table-row table:style-name="ro1">
          <table:table-cell office:value-type="string" calcext:value-type="string">
            <text:p>169</text:p>
          </table:table-cell>
          <table:table-cell office:value-type="string" calcext:value-type="string">
            <text:p>Article 17 of the European Convention on Human Rights</text:p>
          </table:table-cell>
          <table:table-cell office:value-type="string" calcext:value-type="string">
            <text:p>Մարդու իրավուքների եվրոպական կոնվենցիաի 17-րդ հոդված</text:p>
          </table:table-cell>
          <table:table-cell table:number-columns-repeated="1021"/>
        </table:table-row>
        <table:table-row table:style-name="ro1">
          <table:table-cell office:value-type="string" calcext:value-type="string">
            <text:p>170</text:p>
          </table:table-cell>
          <table:table-cell office:value-type="string" calcext:value-type="string">
            <text:p>Prohibition of abuse of rights</text:p>
          </table:table-cell>
          <table:table-cell office:value-type="string" calcext:value-type="string">
            <text:p>Իրավունքների չարաշահման արգելում</text:p>
          </table:table-cell>
          <table:table-cell table:number-columns-repeated="1021"/>
        </table:table-row>
        <table:table-row table:style-name="ro1">
          <table:table-cell office:value-type="string" calcext:value-type="string">
            <text:p>171</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cell office:value-type="string" calcext:value-type="string">
            <text:p>Սույն Կոնվենցիայի ոչ մի դրույթ չի կարող մեկնաբանվել այն իմաստով, թե որևէ պետություն, անձանց խումբ կամ որևէ անձ իրավունք ունեն զբաղվելու այնպիսի գործունեությամբ կամ կատարելու այնպիսի գործողություն, որն ուղղված է սույն Կոնվենցիայում շարադրված ցանկացած իրավունքի և ազատության վերացմանը կամ դրանց սահմանափակմանը ավելի մեծ չափով, քան  նախատեսված է Կոնվենցիայով:</text:p>
          </table:table-cell>
          <table:table-cell table:number-columns-repeated="1021"/>
        </table:table-row>
        <table:table-row table:style-name="ro1">
          <table:table-cell office:value-type="string" calcext:value-type="string">
            <text:p>172</text:p>
          </table:table-cell>
          <table:table-cell office:value-type="string" calcext:value-type="string">
            <text:p>Article 1 to the Protocol no. 12 of the European Convention on Human Rights</text:p>
          </table:table-cell>
          <table:table-cell office:value-type="string" calcext:value-type="string">
            <text:p>Մարդու իրավունքների եվրոպական կոնվենցիայի կից 12-րդ արձանագրություն</text:p>
          </table:table-cell>
          <table:table-cell table:number-columns-repeated="1021"/>
        </table:table-row>
        <table:table-row table:style-name="ro1">
          <table:table-cell office:value-type="string" calcext:value-type="string">
            <text:p>173</text:p>
          </table:table-cell>
          <table:table-cell office:value-type="string" calcext:value-type="string">
            <text:p>General prohibition of discrimination</text:p>
          </table:table-cell>
          <table:table-cell office:value-type="string" calcext:value-type="string">
            <text:p>Խտրականության համընդհանուր արգելումը</text:p>
          </table:table-cell>
          <table:table-cell table:number-columns-repeated="1021"/>
        </table:table-row>
        <table:table-row table:style-name="ro1">
          <table:table-cell office:value-type="string" calcext:value-type="string">
            <text:p>174</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cell office:value-type="string" calcext:value-type="string">
            <text:p>Օրենքով սահմանված ցանկացած իրավունքից օգտվելը պետք է ապահովվի առանց սեռի, ռասայի, գույնի, լեզվի, կրոնի, քաղաքական կամ այլ կարծիքի, ազգային կամ սոցիալական ծագման, ազգային փոքրամասնության պատկանելու, սեփականության, ծննդի կամ այլ կարգավիճակի վրա հիմնված խտրականության:</text:p>
          </table:table-cell>
          <table:table-cell table:number-columns-repeated="1021"/>
        </table:table-row>
        <table:table-row table:style-name="ro1">
          <table:table-cell office:value-type="string" calcext:value-type="string">
            <text:p>175</text:p>
          </table:table-cell>
          <table:table-cell office:value-type="string" calcext:value-type="string">
            <text:p>No one shall be discriminated against by any public authority on any ground such as those mentioned in paragraph 1.</text:p>
          </table:table-cell>
          <table:table-cell office:value-type="string" calcext:value-type="string">
            <text:p>Ոչ մեկի նկատմամբ պետական մարմնի կողմից խտրականություն չպետք է դրսևորվի սույն հոդվածի 1-ին կետում նշված որևէ հիմքով:</text:p>
          </table:table-cell>
          <table:table-cell table:number-columns-repeated="1021"/>
        </table:table-row>
        <table:table-row table:style-name="ro1">
          <table:table-cell office:value-type="string" calcext:value-type="string">
            <text:p>176</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1"/>
        </table:table-row>
        <table:table-row table:style-name="ro1">
          <table:table-cell office:value-type="string" calcext:value-type="string">
            <text:p>177</text:p>
          </table:table-cell>
          <table:table-cell office:value-type="string" calcext:value-type="string">
            <text:p>Act in good faith, provide reliable information, and pursue the public interest</text:p>
          </table:table-cell>
          <table:table-cell office:value-type="string" calcext:value-type="string">
            <text:p>Գործել բարեխղճորեն, տրամադրել վստահելի տեղեկություններ և հետամուտ լինել հանրային շահին</text:p>
          </table:table-cell>
          <table:table-cell table:number-columns-repeated="1021"/>
        </table:table-row>
        <table:table-row table:style-name="ro1">
          <table:table-cell office:value-type="string" calcext:value-type="string">
            <text:p>178</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cell office:value-type="string" calcext:value-type="string">
            <text:p>«Մամուլի կարևոր վերահսկող դերը ժողովրդավարական հասարակությունում դրականորեն հիմնավորվել և պաշտպանվել է Դատարանի կողմից՝ արտահայտվելու ազատության վերաբերյալ մեծածավալ գործեր քննելու ընթացքում, ինչը շեշտել է ոչ միայն տեղեկություններ տարածելու մամուլի իրավունքը, այլև այն ստանալու հանրության իրավունքը։ Այդպես վարվելով Դատարանը կարևոր դեր է խաղացել հիմք կերտելով այն սկզբունքների համար, որոնք կառավարում են ազատ մամուլը Կոնվենցիայի համայնքի ներսում և դրանից դուրս։ Սակայն առաջին անգամ Դատարանը առերեսվել է մի հարցի, թե ինչպես կարգավոել թերթերի դերը՝ լուսաբանելու մի պատմություն, որն անկասկած բխում է հանրության շահերից և ներառում է պատմության կենտրոնում հայտնված նույնականացվող անհատների խմբի՝ հեղինակության պաշտպանության իրավունքը։ Մեր կարծիքով այն փաստը, որ առկա է հանրային մեծ շահ, չպետք է ազատի թերթերին իրենց <text:s/>առևտրի պարզ էթիկայի կամ զրպարտության մասին օրենքների խախտման հետևանքներից»։</text:p>
          </table:table-cell>
          <table:table-cell table:number-columns-repeated="1021"/>
        </table:table-row>
        <table:table-row table:style-name="ro1">
          <table:table-cell office:value-type="string" calcext:value-type="string">
            <text:p>179</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cell office:value-type="string" calcext:value-type="string">
            <text:p>Արտահայտվելու ազատության իրավունքի իրականացմանը բնորոշ «պարտականությունների և պատասխանատվության» ուժով, 10-րդ հոդվածով նախատեսված երաշխիքը, որը տրամադրվում է լրագրողներին ընդհանուր հետաքրքրություն ներկայացնող հարցերը լուսաբանելու առնչությամբ, ենթակա է այն դրույթին, որ նրանք գործում են բարեխղճորեն՝ լրագրության էթիկային համահունչ ճշգրիտ և հավաստի տեղեկատվություն տրամադրելու նպատակով...</text:p>
          </table:table-cell>
          <table:table-cell table:number-columns-repeated="1021"/>
        </table:table-row>
        <table:table-row table:style-name="ro1">
          <table:table-cell office:value-type="string" calcext:value-type="string">
            <text:p>180</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cell office:value-type="string" calcext:value-type="string">
            <text:p>«Դատարանի կարծիքով մամուլը օրինական մտահոգությունների վերաբերյալ հանրային բանավեճին նպաստելիս սովորաբար պետք է իրավունք ունենա հիմնվելու պաշտոնական զեկույցների բովանդակությանը՝ առանց անկախ հետազոտություններ նախաձեռնելու։ Հակառակ դեպքում մամուլի հանրային դիտորդի կենսական դերը կարող է վտանգվել»։</text:p>
          </table:table-cell>
          <table:table-cell table:number-columns-repeated="1021"/>
        </table:table-row>
        <table:table-row table:style-name="ro1">
          <table:table-cell table:style-name="ce6" office:value-type="string" calcext:value-type="string">
            <text:p>181</text:p>
          </table:table-cell>
          <table:table-cell table:style-name="ce11" office:value-type="string" calcext:value-type="string">
            <text:p>Bladet Tromsø and Stensaas v. Norway [Grand Chamber], 1999</text:p>
          </table:table-cell>
          <table:table-cell table:style-name="ce11" office:value-type="string" calcext:value-type="string">
            <text:p>Bladet Tromsø-ն և Stensaas-ն ընդդեմ Նորվեգիայի, (ՄՊ), 1999թ.</text:p>
          </table:table-cell>
          <table:table-cell table:style-name="ce11" table:number-columns-repeated="1021"/>
        </table:table-row>
        <table:table-row table:style-name="ro1">
          <table:table-cell table:style-name="ce3" office:value-type="string" calcext:value-type="string">
            <text:p>181-01</text:p>
          </table:table-cell>
          <table:table-cell table:style-name="ce5" office:value-type="string" calcext:value-type="string">
            <text:p>Bladet Tromsø and Stensaas v. Norway [Grand Chamber], Application no. 21980/93, Judgment 20 May 1999</text:p>
          </table:table-cell>
          <table:table-cell table:style-name="ce5" table:number-columns-repeated="1022"/>
        </table:table-row>
        <table:table-row table:style-name="ro1">
          <table:table-cell table:style-name="ce3" office:value-type="string" calcext:value-type="string">
            <text:p>181-02</text:p>
          </table:table-cell>
          <table:table-cell table:style-name="ce5" office:value-type="string" calcext:value-type="string">
            <text:p>A newspaper and its editor complained to the European Court of Human Rights after they were ordered to pay damages for defamation, following the publication of statements made by a third party concerning alleged violations of seal hunting regulations. European Court of Human Rights found that there had been a violation of Article 10.</text:p>
          </table:table-cell>
          <table:table-cell table:style-name="ce5" table:number-columns-repeated="1022"/>
        </table:table-row>
        <table:table-row table:style-name="ro1">
          <table:table-cell office:value-type="string" calcext:value-type="string">
            <text:p>182</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cell office:value-type="string" calcext:value-type="string">
            <text:p>«(...) պարզ չէ, թե արդյոք դիմումատուն մտադրված է եղել հրապարակել այս հայտարարությունները իր լիազորությունների շրջանակում որպես լրագրող հանրությանը տեղեկատվություն տրամադրելով, թե նա պարզապես արտահայտել է իր անձնական կարծիքը որպես սովորական քաղաքացի ինտերնետային բանավեճում։ Այդուամենայնիվ պարզ է, որ (...) դիմումատուն լինելով հայտնի լրագրող չի թաքցրել իր ինքնությունը և որ նա հրապարակավ տարածել է իր հայտարարությունները դրանք փակցնելով ազատ մատչելի հայտնի ինտերնետային ֆորումում՝ մի միջոց, որը արդի ժամանակներում ունի ոչ պակաս ուժեղ ազդեցություն քան տպագիր մամուլը։ (...) որոշակի անհատներին կոնկրետ խախտումների մեջ անմիջականորեն մեղադրելն ի հայտ է բերում նշված դատողության համար բավարար փաստական հիմքեր ներկայացնելու պարտականություն (...) »։</text:p>
          </table:table-cell>
          <table:table-cell table:number-columns-repeated="1021"/>
        </table:table-row>
        <table:table-row table:style-name="ro1">
          <table:table-cell table:style-name="ce6" office:value-type="string" calcext:value-type="string">
            <text:p>183</text:p>
          </table:table-cell>
          <table:table-cell table:style-name="ce11" office:value-type="string" calcext:value-type="string">
            <text:p>Fatullayev v. Azerbaijan, 2010</text:p>
          </table:table-cell>
          <table:table-cell table:style-name="ce11" office:value-type="string" calcext:value-type="string">
            <text:p>Fatullayev-ն ընդդեմ Ադրբեջանի, 2010թ.</text:p>
          </table:table-cell>
          <table:table-cell table:style-name="ce11" table:number-columns-repeated="1021"/>
        </table:table-row>
        <table:table-row table:style-name="ro1">
          <table:table-cell table:style-name="ce3" office:value-type="string" calcext:value-type="string">
            <text:p>183-01</text:p>
          </table:table-cell>
          <table:table-cell table:style-name="ce5" office:value-type="string" calcext:value-type="string">
            <text:p>Fatullayev. v Azerbaijan, Application no. 40984/07, Judgment 22 April 2010</text:p>
          </table:table-cell>
          <table:table-cell table:style-name="ce5" table:number-columns-repeated="1022"/>
        </table:table-row>
        <table:table-row table:style-name="ro1">
          <table:table-cell table:style-name="ce3" office:value-type="string" calcext:value-type="string">
            <text:p>183-02</text:p>
          </table:table-cell>
          <table:table-cell table:style-name="ce5" office:value-type="string" calcext:value-type="string">
            <text:p>The applicant, a newspaper editor, was prosecuted in connection with two articles he had published. He was found guilty of defamation, threat of terrorism and inciting ethnic hostility and sentenced to a total of eight and a half years’ imprisonment. The Court considered that both the applicant's conviction and the particularly severe sanction imposed were capable of producing a chilling effect on the exercise of journalistic freedom of expression in Azerbaijan, and leading to dissuading the press from openly discussing matters of public concern, and therefore found there was a violation of Article 10.</text:p>
          </table:table-cell>
          <table:table-cell table:style-name="ce5" table:number-columns-repeated="1022"/>
        </table:table-row>
        <table:table-row table:style-name="ro1">
          <table:table-cell office:value-type="string" calcext:value-type="string">
            <text:p>184</text:p>
          </table:table-cell>
          <table:table-cell office:value-type="string" calcext:value-type="string">
            <text:p>NGOs have been recognized a public watchdog role</text:p>
          </table:table-cell>
          <table:table-cell office:value-type="string" calcext:value-type="string">
            <text:p>Ճանաչված է ՀԿ-ների՝ հանրային դիտորդի դերը</text:p>
          </table:table-cell>
          <table:table-cell table:number-columns-repeated="1021"/>
        </table:table-row>
        <table:table-row table:style-name="ro1">
          <table:table-cell office:value-type="string" calcext:value-type="string">
            <text:p>185</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cell office:value-type="string" calcext:value-type="string">
            <text:p>«(...) երբ որևէ ՀԿ ուշադրություն է դարձնում հանրային շահ ներկայացնող խնդիրներին, այն իրականացնում է հանրային դիտորդի դեր, որը համանման նշանակություն ունի, ինչ որ մամուլի դերը, և կարող է բնորոշվել որպես սոցիալական «վերահսկող»՝ ստանալով Կոնվենցիայով նախատեսված նույնանման պաշտպանություն, ինչ որ մամուլը»։</text:p>
          </table:table-cell>
          <table:table-cell table:number-columns-repeated="1021"/>
        </table:table-row>
        <table:table-row table:style-name="ro1">
          <table:table-cell table:style-name="ce10" office:value-type="string" calcext:value-type="string">
            <text:p>186</text:p>
          </table:table-cell>
          <table:table-cell office:value-type="string" calcext:value-type="string">
            <text:p>RETRAS</text:p>
          </table:table-cell>
          <table:table-cell table:number-columns-repeated="1022"/>
        </table:table-row>
        <table:table-row table:style-name="ro1">
          <table:table-cell office:value-type="string" calcext:value-type="string">
            <text:p>187</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cell table:number-columns-repeated="1022"/>
        </table:table-row>
        <table:table-row table:style-name="ro1">
          <table:table-cell office:value-type="string" calcext:value-type="string">
            <text:p>188</text:p>
          </table:table-cell>
          <table:table-cell office:value-type="string" calcext:value-type="string">
            <text:p>Medžlis Islamske Zajednice Brčko and Others v. Bosnia and Herzegovina [Grand Chamber], 2017</text:p>
          </table:table-cell>
          <table:table-cell office:value-type="string" calcext:value-type="string">
            <text:p>Medžlis Islamske Zajednice Brčko-ն և այլոք ընդդեմ Բոսնիա և Հերցեգովինայի (ՄՊ), 2017թ.</text:p>
          </table:table-cell>
          <table:table-cell table:number-columns-repeated="1021"/>
        </table:table-row>
        <table:table-row table:style-name="ro1">
          <table:table-cell office:value-type="string" calcext:value-type="string">
            <text:p>188-01</text:p>
          </table:table-cell>
          <table:table-cell office:value-type="string" calcext:value-type="string">
            <text:p>Medžlis Islamske Zajednice Brčko and Others v. Bosnia and Herzegovina (Grand Chamber), Application no. 17224/11, Judgment 27 June 2017</text:p>
          </table:table-cell>
          <table:table-cell table:number-columns-repeated="1022"/>
        </table:table-row>
        <table:table-row table:style-name="ro1">
          <table:table-cell office:value-type="string" calcext:value-type="string">
            <text:p>188-02</text:p>
          </table:table-cell>
          <table:table-cell office:value-type="string" calcext:value-type="string">
            <text:p>The applicants are four NGOs who sent a private letter to the highest district authorities, voicing their concerns about the appointment of the director of the multi-ethnic public radio station. The letter was leaked to the press. The European Court of Human Rights found that the NGOs’ domestic liability did not represent a violation of the right to freedom of expression. In addition to value judgments, the letter at issue contained inaccurate factual allegations and the NGOs failed to take reasonable effort in verifying their truthfulness.</text:p>
          </table:table-cell>
          <table:table-cell table:number-columns-repeated="1022"/>
        </table:table-row>
        <table:table-row table:style-name="ro1">
          <table:table-cell office:value-type="string" calcext:value-type="string">
            <text:p>189</text:p>
          </table:table-cell>
          <table:table-cell office:value-type="string" calcext:value-type="string">
            <text:p>Public servants and members of the armed forces – limited speech protection</text:p>
          </table:table-cell>
          <table:table-cell office:value-type="string" calcext:value-type="string">
            <text:p>Հանրային ծառայողներ և զինված ուժերի անդամներ՝ խոսքի սահմանափակ պաշտպանություն</text:p>
          </table:table-cell>
          <table:table-cell table:number-columns-repeated="1021"/>
        </table:table-row>
        <table:table-row table:style-name="ro1">
          <table:table-cell office:value-type="string" calcext:value-type="string">
            <text:p>190</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cell office:value-type="string" calcext:value-type="string">
            <text:p>«(...) 10-րդ հոդվածը պաշտպանում է ոչ միայն արտահայտվող գաղափարների և տեղեկատվության բովանդակությունը, այլև դրանց հաղորդման ձևը։ Այդպես է նաև, երբ ներգրավված անձինք զինված ուժերի անդամ են, քանի որ 10-րդ հոդվածը վերաբերում է նրանց հենց նույն ձևով, ինչպեսև Պայմանավորվող պետությունների իրավասության ներքո գտնվող այլ անձանց։ (...) ներպետական իշխանությունները պետք է երաշխավորեն, որ անհամաչափ պատժամիջոցները արհեստակցական միությունների ներկայացուցիչներին հետ չեն պահում իրենց անդամների շահերի արտահայտմանն ու պաշտպանությանը հետամուտ լինելուց (...)»։</text:p>
          </table:table-cell>
          <table:table-cell table:number-columns-repeated="1021"/>
        </table:table-row>
        <table:table-row table:style-name="ro1">
          <table:table-cell table:style-name="ce6" office:value-type="string" calcext:value-type="string">
            <text:p>191</text:p>
          </table:table-cell>
          <table:table-cell table:style-name="ce11" office:value-type="string" calcext:value-type="string">
            <text:p>Szima v. Hungary, 2012</text:p>
          </table:table-cell>
          <table:table-cell table:style-name="ce11" office:value-type="string" calcext:value-type="string">
            <text:p>Szima-ն ընդդեմ Հունգարիայի, 2012թ.</text:p>
          </table:table-cell>
          <table:table-cell table:style-name="ce11" table:number-columns-repeated="1021"/>
        </table:table-row>
        <table:table-row table:style-name="ro1">
          <table:table-cell table:style-name="ce3" office:value-type="string" calcext:value-type="string">
            <text:p>192-01</text:p>
          </table:table-cell>
          <table:table-cell table:style-name="ce5" office:value-type="string" calcext:value-type="string">
            <text:p>Szima v. Hungary, Application no. 29723/11, Judgment 9 October 2012</text:p>
          </table:table-cell>
          <table:table-cell table:style-name="ce5" table:number-columns-repeated="1022"/>
        </table:table-row>
        <table:table-row table:style-name="ro1">
          <table:table-cell table:style-name="ce3" office:value-type="string" calcext:value-type="string">
            <text:p>192-02</text:p>
          </table:table-cell>
          <table:table-cell table:style-name="ce5" office:value-type="string" calcext:value-type="string">
            <text:p>The applicant, a retired senior police officer, was the chairperson of a police trade union. In this quality she published articles on the trade union’s website, that she was also editorially coordinating. The publications concerned topics such as the outstanding remuneration due to police staff, alleged nepotism and undue political influence in the force, as well as dubious qualifications of senior police staff. She was found guilty of instigation to insubordination, and sentenced to a fine and demotion. The Court found the interference with the applicant’s freedom of expression to be proportionate and thus in line with the limits under Article 10.</text:p>
          </table:table-cell>
          <table:table-cell table:style-name="ce5" table:number-columns-repeated="1022"/>
        </table:table-row>
        <table:table-row table:style-name="ro1">
          <table:table-cell office:value-type="string" calcext:value-type="string">
            <text:p>192</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cell office:value-type="string" calcext:value-type="string">
            <text:p>«(…) Դատարանը կքննի, թե ինչ չափով կարող է սահմանափակվել ոստիկանական ուժերի ներկայացուցչի՝ ազատ արտահայտվելու իրավունքը՝ ոստիկանության ներսում անկարգությունների կանխարգելման նպատակով, ստորակարգորեն կազմակերպված մի մարմնում, որում գործառույթների իրականացման համար կարգապահությունը բնորոշ է։ (...) Դատարանը նշում է, որ ոստիկանություն մտնելով դիմումատուն պետք է որ տեղյակ լիներ իրավունքների իրականացման այն սահմանափակումներին, որոնք վերաբերում են անձնակազմին»։</text:p>
          </table:table-cell>
          <table:table-cell table:number-columns-repeated="1021"/>
        </table:table-row>
        <table:table-row table:style-name="ro1">
          <table:table-cell table:style-name="ce6" office:value-type="string" calcext:value-type="string">
            <text:p>193</text:p>
          </table:table-cell>
          <table:table-cell table:style-name="ce11" office:value-type="string" calcext:value-type="string">
            <text:p>Szima v. Hungary, 2012</text:p>
          </table:table-cell>
          <table:table-cell table:style-name="ce11" office:value-type="string" calcext:value-type="string">
            <text:p>Szima-ն ընդդեմ Հունգարիայի, 2012թ.</text:p>
          </table:table-cell>
          <table:table-cell table:style-name="ce11" table:number-columns-repeated="1021"/>
        </table:table-row>
        <table:table-row table:style-name="ro1">
          <table:table-cell table:style-name="ce3" office:value-type="string" calcext:value-type="string">
            <text:p>192-01</text:p>
          </table:table-cell>
          <table:table-cell table:style-name="ce5" table:number-columns-repeated="1023"/>
        </table:table-row>
        <table:table-row table:style-name="ro1">
          <table:table-cell table:style-name="ce3" office:value-type="string" calcext:value-type="string">
            <text:p>192-02</text:p>
          </table:table-cell>
          <table:table-cell table:style-name="ce5" table:number-columns-repeated="1023"/>
        </table:table-row>
        <table:table-row table:style-name="ro1">
          <table:table-cell office:value-type="string" calcext:value-type="string">
            <text:p>194</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cell office:value-type="string" calcext:value-type="string">
            <text:p>«10-րդ հոդվածը նաև վերաբերում է <text:s/>աշխատավայրին, և նրան, որ քաղծառայողները, ինչպիսին դիմումատուն է, ունեն ազատ արտահայտվելու իրավունք (...)։ Միևնույն ժամանակ Դատարանը հիշում է, որ աշխատակիցներն ունեն հավատարմության, պահպանության և հայեցողականության պարտականություն իրենց գործատուի նկատմամբ։ (...) Բացի այդ, ի նկատի ունենալով իրենց պաշտոնի բուն բնույթը, քաղծառայողներին հաճախ հասանելի են տեղեկություններ, որոնք կառավարությունը տարբեր օրինական պատճառներով կարող է խորհրդապահական կամ գաղտնի պահելու շահ ունենալ։ Հետևաբար հայեցողականության պարտականությունը, որ ունեն քաղառայողները, նույնպես սովորաբար կարող է ուժեղ լինել»։</text:p>
          </table:table-cell>
          <table:table-cell table:number-columns-repeated="1021"/>
        </table:table-row>
        <table:table-row table:style-name="ro1">
          <table:table-cell table:style-name="ce6" office:value-type="string" calcext:value-type="string">
            <text:p>195</text:p>
          </table:table-cell>
          <table:table-cell table:style-name="ce11" office:value-type="string" calcext:value-type="string">
            <text:p>Guja v. Moldova [Grand Chamber], 2008</text:p>
          </table:table-cell>
          <table:table-cell table:style-name="ce11" office:value-type="string" calcext:value-type="string">
            <text:p>Guja-ն ընդդեմ Մոլդովայի (ՄՊ), 2008թ.</text:p>
          </table:table-cell>
          <table:table-cell table:style-name="ce11" table:number-columns-repeated="1021"/>
        </table:table-row>
        <table:table-row table:style-name="ro1">
          <table:table-cell table:style-name="ce3" office:value-type="string" calcext:value-type="string">
            <text:p>195-01</text:p>
          </table:table-cell>
          <table:table-cell table:style-name="ce5" office:value-type="string" calcext:value-type="string">
            <text:p>Guja v. Moldova (Grand Chamber), Application no. 14277/04, Judgment 12 February 2008</text:p>
          </table:table-cell>
          <table:table-cell table:style-name="ce5" table:number-columns-repeated="1022"/>
        </table:table-row>
        <table:table-row table:style-name="ro1">
          <table:table-cell table:style-name="ce3" office:value-type="string" calcext:value-type="string">
            <text:p>195-02</text:p>
          </table:table-cell>
          <table:table-cell table:style-name="ce5" office:value-type="string" calcext:value-type="string">
            <text:p>In a case where the European Court of Human Rights found that there had been a violation of the right to freedom of expression of a public servant, who was dismissed after revealing information regarding attempts by high-ranking politicians to influence the judiciary, the Court developed the criteria that should be used in assessing the proportionality of an interference with a civil servant’s freedom of expression.</text:p>
          </table:table-cell>
          <table:table-cell table:style-name="ce5" table:number-columns-repeated="1022"/>
        </table:table-row>
        <table:table-row table:style-name="ro1">
          <table:table-cell office:value-type="string" calcext:value-type="string">
            <text:p>196</text:p>
          </table:table-cell>
          <table:table-cell office:value-type="string" calcext:value-type="string">
            <text:p>Internet archives have an important role within freedom of expression</text:p>
          </table:table-cell>
          <table:table-cell office:value-type="string" calcext:value-type="string">
            <text:p>ինտերնետային արխիվները կարևոր դեր են խաղում ազատ արտահայտվելու համար</text:p>
          </table:table-cell>
          <table:table-cell table:number-columns-repeated="1021"/>
        </table:table-row>
        <table:table-row table:style-name="ro1">
          <table:table-cell office:value-type="string" calcext:value-type="string">
            <text:p>197</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cell office:value-type="string" calcext:value-type="string">
            <text:p>«Իր հասանելիության և տեղեկությունների լայն ծավալներ պահելու ու հաղորդելու լույսի ներքո ինտերնետը կարևոր դեր է խաղում հանրության համար լուրերը հասանելի <text:s/>և ընդհանուր առմամբ տեղեկատվության տարածումը դյուրին դարձնելու առումով։ Ինտերնետային արխիվների պահպանումը այս դերի կարևոր տեսանկյուններից մեկն է»։</text:p>
          </table:table-cell>
          <table:table-cell table:number-columns-repeated="1021"/>
        </table:table-row>
        <table:table-row table:style-name="ro1">
          <table:table-cell table:style-name="ce6" office:value-type="string" calcext:value-type="string">
            <text:p>198</text:p>
          </table:table-cell>
          <table:table-cell table:style-name="ce11" office:value-type="string" calcext:value-type="string">
            <text:p>Times Newspapers Limited v. UK (nos 1 and 2), 2009</text:p>
          </table:table-cell>
          <table:table-cell table:style-name="ce11" office:value-type="string" calcext:value-type="string">
            <text:p>Թայմս օրաթերթ ՍՊԸ-ն ընդդեմ Միացյալ Թագավորության (թիվ 1 և 2), ՄԻԵԴ, 2009թ.</text:p>
          </table:table-cell>
          <table:table-cell table:style-name="ce11" table:number-columns-repeated="1021"/>
        </table:table-row>
        <table:table-row table:style-name="ro1">
          <table:table-cell table:style-name="ce3" office:value-type="string" calcext:value-type="string">
            <text:p>016-01</text:p>
          </table:table-cell>
          <table:table-cell table:style-name="ce5" table:number-columns-repeated="1023"/>
        </table:table-row>
        <table:table-row table:style-name="ro1">
          <table:table-cell table:style-name="ce3" office:value-type="string" calcext:value-type="string">
            <text:p>016-02</text:p>
          </table:table-cell>
          <table:table-cell table:style-name="ce5" table:number-columns-repeated="1023"/>
        </table:table-row>
        <table:table-row table:style-name="ro1">
          <table:table-cell office:value-type="string" calcext:value-type="string">
            <text:p>199</text:p>
          </table:table-cell>
          <table:table-cell office:value-type="string" calcext:value-type="string">
            <text:p>Updating an article, as required by a court decision, in an Internet archive, can be an acceptable interference with freedom of expression</text:p>
          </table:table-cell>
          <table:table-cell office:value-type="string" calcext:value-type="string">
            <text:p>Դատարանի որոշման համաձայն որևէ հոդված թարմացնելն ինտերնետային արխիվում կարող է համարվել ազատ արտահայտվելու իրավունքին ընդունելի միջամտություն</text:p>
          </table:table-cell>
          <table:table-cell table:number-columns-repeated="1021"/>
        </table:table-row>
        <table:table-row table:style-name="ro1">
          <table:table-cell office:value-type="string" calcext:value-type="string">
            <text:p>200</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cell office:value-type="string" calcext:value-type="string">
            <text:p>«(...) մինչ ժողովրդավարությունում մամուլի հիմնական գործառույթը որպես «հանրային դիտորդ» գործելն է, այն ունի արժեքավոր երկրորդային դեր՝ պահպանելու և հանրությանը հասանելի դարձնելու հանրային արխիվները, որոնք պարունակում են լուրեր, որոնք նախկինում հաղորդվել են։ Սակայն Պետություններին վերապահվող թույլատրելի հայեցողականության շրջանակը մրցակցող իրավունքների միջև հավասարակշռության ապահովման առումով հավանաբար ավելի մեծ է, երբ խոսքը վերաբերում է անցած իրադարձությունների լրատվական արխիվներին, այլ ոչ ընթացիկ իրադարձությունների մասին հաղորդող լուրերին։ Մասնավորապես, պատասխանատու լրագրության սկզբունքներին համապատասխան գործելու մամուլի պարտավորությունը՝ հրապարակված տեղեկատվության ավելի շուտ պատմական քան արագ փչացող ճշգրտությունն ապահովելու միջոցով ամենայն հավանականությամբ ավելի խիստ է տվյալ նյութի հրապարակման որևէ հրատապության բացակայության դեպքում»։</text:p>
          </table:table-cell>
          <table:table-cell table:number-columns-repeated="1021"/>
        </table:table-row>
        <table:table-row table:style-name="ro1">
          <table:table-cell office:value-type="string" calcext:value-type="string">
            <text:p>201</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cell office:value-type="string" calcext:value-type="string">
            <text:p>«(…) Դատարանը (…) չի գտնում, որ ինտերնետային արխիվում ներառված հոդվածին համապատասխան որակավորում հրապարակելու պահանջը, երբ լրատվամիջոցին ծանուցվել է, որ զրպարտության վերաբերյալ վարույթ է նախաձեռնվել այդ նույն հոդվածի հետ կապված, որը հրատարակվել է տպագիր մամուլում, հանդիսանում է անհամաչափ միջամտություն արտահայտվելու ազատության իրավունքին»։</text:p>
          </table:table-cell>
          <table:table-cell table:number-columns-repeated="1021"/>
        </table:table-row>
        <table:table-row table:style-name="ro1">
          <table:table-cell table:style-name="ce6" office:value-type="string" calcext:value-type="string">
            <text:p>202</text:p>
          </table:table-cell>
          <table:table-cell table:style-name="ce11" office:value-type="string" calcext:value-type="string">
            <text:p>Times Newspapers Limited v. UK (nos 1 and 2), 10 March 2009</text:p>
          </table:table-cell>
          <table:table-cell table:style-name="ce11" office:value-type="string" calcext:value-type="string">
            <text:p>Թայմս օրաթերթ ՍՊԸ-ն ընդդեմ Միացյալ Թագավորության (թիվ 1 և 2), ՄԻԵԴ, 10-ը մարտի, 2009թ.</text:p>
          </table:table-cell>
          <table:table-cell table:style-name="ce11" table:number-columns-repeated="1021"/>
        </table:table-row>
        <table:table-row table:style-name="ro1">
          <table:table-cell table:style-name="ce3" office:value-type="string" calcext:value-type="string">
            <text:p>016-01</text:p>
          </table:table-cell>
          <table:table-cell table:style-name="ce5" table:number-columns-repeated="1023"/>
        </table:table-row>
        <table:table-row table:style-name="ro1">
          <table:table-cell table:style-name="ce3" office:value-type="string" calcext:value-type="string">
            <text:p>016-02</text:p>
          </table:table-cell>
          <table:table-cell table:style-name="ce5" table:number-columns-repeated="1023"/>
        </table:table-row>
        <table:table-row table:style-name="ro1">
          <table:table-cell office:value-type="string" calcext:value-type="string">
            <text:p>203</text:p>
          </table:table-cell>
          <table:table-cell office:value-type="string" calcext:value-type="string">
            <text:p>Removal of articles from the Internet archives might breach Freedom of Expression</text:p>
          </table:table-cell>
          <table:table-cell office:value-type="string" calcext:value-type="string">
            <text:p>Ինտերնետային արխիվներից հոդվածները հանելը կարող է լինել ազատ արտահայտվելու իրավունքի խախտում։</text:p>
          </table:table-cell>
          <table:table-cell table:number-columns-repeated="1021"/>
        </table:table-row>
        <table:table-row table:style-name="ro1">
          <table:table-cell office:value-type="string" calcext:value-type="string">
            <text:p>204</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cell office:value-type="string" calcext:value-type="string">
            <text:p>«Դատարանը նշում է, որ Վարշավայի տարածքային դատարանի բացահայտումը, որ խնդրո առարկա հոդվածը հրատարակվել է թերթի տպագիր տարբերակում։ Նշված դատարանն արտահայտել է այն կարծիքը, որ դատարանների գործը չէր հրահանգել, որ հոդվածը ոչնչացվի, կարծես թե երբևէ գոյություն չի ունեցել։ Դատարանն ընդունում է, որ դատական մարմինների դերը չէ ներգրավվել պատմության վերաձևակերպման մեջ՝ հրահանգելով հանրային տիրույթից հանել այն հրատարակությունների բոլոր հետքերը, որոնք նախկինում վերջնական դատական որոշումների համաձայն համարվել են անհատական հեղինակության նկատմամբ անհիմն հարձակումներ։ <text:s/>Բացի այդ, երբ հարցը վերաբերում է հանրության համար մամուլի ինտերնետային արխիվի հասանելիությանը, հասարակության օրինական շահը պաշտպանված է Կոնվենցիայի 10-րդ հոդվածով»։</text:p>
          </table:table-cell>
          <table:table-cell table:number-columns-repeated="1021"/>
        </table:table-row>
        <table:table-row table:style-name="ro1">
          <table:table-cell office:value-type="string" calcext:value-type="string">
            <text:p>205</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cell office:value-type="string" calcext:value-type="string">
            <text:p>«Դատարանը գտնում է, որ Կոնվենցիայի 8-րդ հոդվածով պաշտպանվող իրավունքի ենթադրյալ խախտումները պետք է փոխհատուցվեն համարժեք միջոցներով, որոնք մատչելի են ներպետական օրենսդրության համաձայն»։ Այս առումով արժանահիշատակ է, որ սույն գործով Վարշավայի վերաքննիչ դատարանը դիտարկել էր, որ ցանկալի կլիներ <text:s text:c="2"/>թերթի էլեկտրոնայի կայքում` հոդվածին կից, հղում կատարել սույն գործով դատավարության առաջին փուլի արդյունքների վերաբերյալ տեղեկացնելով հանրությանը, որոնցով դատարանները դիմումատուներին հնարավորություն էին ընձեռել պաշտպանել իրենց անհատական իրավունքները։ Դատարանը հետևաբար բավարարված է, որ ներպետական դատարանները տեղյակ էին եղել այն կարևորության մասին, որ ինտերնետում լայն հասարակության համար մատչելի հրապարակումները կարող էին ունենալ անհատական իրավունքների արդյունավետ պաշտպանության առումով։ Բացի այդ, դատարանները ցույց էին տվել, որ գնահատում են թերթի ինտերնետային կայքում հոդվածի վերաբերյալ դատական որոշումների մասին ամբողջ տեղեկատվության հասանելիությունը՝ դիմումատուի իրավունքների և հեղինակության արդյունավետ պաշտպանության նպատակով։</text:p>
          </table:table-cell>
          <table:table-cell table:number-columns-repeated="1021"/>
        </table:table-row>
        <table:table-row table:style-name="ro1">
          <table:table-cell table:style-name="ce6" office:value-type="string" calcext:value-type="string">
            <text:p>206</text:p>
          </table:table-cell>
          <table:table-cell table:style-name="ce11" office:value-type="string" calcext:value-type="string">
            <text:p>Węgrzynowski and Smolczewski v. Poland, 2013</text:p>
          </table:table-cell>
          <table:table-cell table:style-name="ce11" office:value-type="string" calcext:value-type="string">
            <text:p>Węgrzynowski -ն և Smolczewski-ն ընդդեմ Լեհաստանի </text:p>
          </table:table-cell>
          <table:table-cell table:style-name="ce11" table:number-columns-repeated="1021"/>
        </table:table-row>
        <table:table-row table:style-name="ro1">
          <table:table-cell table:style-name="ce3" office:value-type="string" calcext:value-type="string">
            <text:p>206-01</text:p>
          </table:table-cell>
          <table:table-cell table:style-name="ce5" office:value-type="string" calcext:value-type="string">
            <text:p>Węgrzynowski and Smolczewski v. Poland, Application no. 33846/07, Judgment 16 July 2013</text:p>
          </table:table-cell>
          <table:table-cell table:style-name="ce5" table:number-columns-repeated="1022"/>
        </table:table-row>
        <table:table-row table:style-name="ro1">
          <table:table-cell table:style-name="ce3" office:value-type="string" calcext:value-type="string">
            <text:p>206-02</text:p>
          </table:table-cell>
          <table:table-cell table:style-name="ce5" office:value-type="string" calcext:value-type="string">
            <text:p>The European Court of Human Rights found that the domestic courts’ refusal to order a newspaper to remove an article damaging the applicants’ reputation, from its Internet archive, did not represent a violation of the right to privacy, as a balance had been stricken between the rights protected under Article 8 and Article 10.</text:p>
          </table:table-cell>
          <table:table-cell table:style-name="ce5" table:number-columns-repeated="1022"/>
        </table:table-row>
        <table:table-row table:style-name="ro1">
          <table:table-cell office:value-type="string" calcext:value-type="string">
            <text:p>207</text:p>
          </table:table-cell>
          <table:table-cell office:value-type="string" calcext:value-type="string">
            <text:p>Hate speech as well as incitement to violence - not protected speech</text:p>
          </table:table-cell>
          <table:table-cell office:value-type="string" calcext:value-type="string">
            <text:p>Ատելության խոսքը, ինչպես նաև բռնության հրահրումը՝ չպաշտպանվող խոսք</text:p>
          </table:table-cell>
          <table:table-cell table:number-columns-repeated="1021"/>
        </table:table-row>
        <table:table-row table:style-name="ro1">
          <table:table-cell office:value-type="string" calcext:value-type="string">
            <text:p>208</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cell office:value-type="string" calcext:value-type="string">
            <text:p>«(…) մամուլին առնչվող հանցագործության համար ազատազրկման պատիժ նշանակելը համահունչ է Կոնվենցիայի 10-րդ հոդվածով երաշխավորված՝ լրագրողների արտահայտվելու ազատության իրավունքին միայն բացառիկ հանգամանքներում, հատկապես երբ լրջորեն խախտվել են այլ հիմնարար իրավունքները, ինչպես օրինակ լինում է ատելության խոսքի կամ բռնության հրահրման դեպքում»։</text:p>
          </table:table-cell>
          <table:table-cell table:number-columns-repeated="1021"/>
        </table:table-row>
        <table:table-row table:style-name="ro1">
          <table:table-cell table:style-name="ce6" office:value-type="string" calcext:value-type="string">
            <text:p>209</text:p>
          </table:table-cell>
          <table:table-cell table:style-name="ce11" office:value-type="string" calcext:value-type="string">
            <text:p>Fatullayev v. Azerbaijan, 2010</text:p>
          </table:table-cell>
          <table:table-cell table:style-name="ce11" office:value-type="string" calcext:value-type="string">
            <text:p>Fatullayev-ն ընդդեմ Ադրբեջանի, 2010թ.</text:p>
          </table:table-cell>
          <table:table-cell table:style-name="ce11" table:number-columns-repeated="1021"/>
        </table:table-row>
        <table:table-row table:style-name="ro1">
          <table:table-cell table:style-name="ce3" office:value-type="string" calcext:value-type="string">
            <text:p>183-01</text:p>
          </table:table-cell>
          <table:table-cell table:style-name="ce5" table:number-columns-repeated="1023"/>
        </table:table-row>
        <table:table-row table:style-name="ro1">
          <table:table-cell table:style-name="ce3" office:value-type="string" calcext:value-type="string">
            <text:p>183-02</text:p>
          </table:table-cell>
          <table:table-cell table:style-name="ce5" table:number-columns-repeated="1023"/>
        </table:table-row>
        <table:table-row table:style-name="ro1">
          <table:table-cell office:value-type="string" calcext:value-type="string">
            <text:p>210</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cell office:value-type="string" calcext:value-type="string">
            <text:p>«Վիճարկվող մեկնաբանությունները սույն գործով, ինչպես դրանք գնահատվել են Գերագույն դատարանի կողմից, հիմնականում հանդիսացել են ատելության խոսք և խոսք, որն անմիջականորեն կոչ է արել բռնի գործողությունների։ Այսպիսով, դրանց ապօրինի բնույթի ապացուցումը չի պահանջել որևէ լեզվաբանական կամ իրավական վերլուծություն, քանի որ դիտողություններն ինքնին ակնհայտորեն անօրինական են եղել»։</text:p>
          </table:table-cell>
          <table:table-cell table:number-columns-repeated="1021"/>
        </table:table-row>
        <table:table-row table:style-name="ro1">
          <table:table-cell table:style-name="ce6" office:value-type="string" calcext:value-type="string">
            <text:p>211</text:p>
          </table:table-cell>
          <table:table-cell table:style-name="ce11" office:value-type="string" calcext:value-type="string">
            <text:p>Delfi AS v. Estonia [Grand Chamber], 2015</text:p>
          </table:table-cell>
          <table:table-cell table:style-name="ce11" office:value-type="string" calcext:value-type="string">
            <text:p>Delfi AS-ն ընդդեմ Էստոնիայի (ՄՊ), 2015թ. </text:p>
          </table:table-cell>
          <table:table-cell table:style-name="ce11" table:number-columns-repeated="1021"/>
        </table:table-row>
        <table:table-row table:style-name="ro1">
          <table:table-cell table:style-name="ce3" office:value-type="string" calcext:value-type="string">
            <text:p>211-01</text:p>
          </table:table-cell>
          <table:table-cell table:style-name="ce5" office:value-type="string" calcext:value-type="string">
            <text:p>Delfi AS v. Estonia (Grand Chamber), Application no. 64569/09, Judgment 16 June 2015</text:p>
          </table:table-cell>
          <table:table-cell table:style-name="ce5" table:number-columns-repeated="1022"/>
        </table:table-row>
        <table:table-row table:style-name="ro1">
          <table:table-cell table:style-name="ce3" office:value-type="string" calcext:value-type="string">
            <text:p>211-02</text:p>
          </table:table-cell>
          <table:table-cell table:style-name="ce5"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 table:number-columns-repeated="1022"/>
        </table:table-row>
        <table:table-row table:style-name="ro1">
          <table:table-cell office:value-type="string" calcext:value-type="string">
            <text:p>212</text:p>
          </table:table-cell>
          <table:table-cell office:value-type="string" calcext:value-type="string">
            <text:p>Intermediary liability for Internet services</text:p>
          </table:table-cell>
          <table:table-cell office:value-type="string" calcext:value-type="string">
            <text:p>Միջնորդավորված պատասխանատվություն ինտերնետային ծառայությունների համար</text:p>
          </table:table-cell>
          <table:table-cell table:number-columns-repeated="1021"/>
        </table:table-row>
        <table:table-row table:style-name="ro1">
          <table:table-cell office:value-type="string" calcext:value-type="string">
            <text:p>213</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cell office:value-type="string" calcext:value-type="string">
            <text:p>Ինտերնետում դերակատարների կարևոր դերերից մեկը մշակվել է ինտերնետային ծառայությունների կողմից, որոնք կոչվում են միջնորդներ, և որոնք ուղղակիորեն չեն ստեղծում առցանց բովանդակություն, այլ ավելի շուտ մշակում են այն տարբեր ձևերով՝ այդպիսով դառնալով այն ամենի դարպասապահը, ինչը հրապարակվում է առցանց։</text:p>
          </table:table-cell>
          <table:table-cell table:number-columns-repeated="1021"/>
        </table:table-row>
        <table:table-row table:style-name="ro1">
          <table:table-cell office:value-type="string" calcext:value-type="string">
            <text:p>214</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cell office:value-type="string" calcext:value-type="string">
            <text:p>Եթե մենք մտածում ենք ընթացիկ ինտերնետային ամենահայտնի ծառայությունների մասին, ինչպիսիք են Ֆեյսբուքը, Գուգլը, Թվիթերը, Ինսթագրամը կամ Յություբը, ապա դրանք բոլորը հիմնված են հոսթինգի վրա և մատչելի են դարձնում ինտերնետի այլ օգտատերերի ստեղծած տեղեկատվությունը (օգտատերերի կողմից գեներացված բովանդակությունը), ուստի դրանք հաճախ կոչվում են «ինտերնետի միջնորդներ»։</text:p>
          </table:table-cell>
          <table:table-cell table:number-columns-repeated="1021"/>
        </table:table-row>
        <table:table-row table:style-name="ro1">
          <table:table-cell office:value-type="string" calcext:value-type="string">
            <text:p>215</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cell office:value-type="string" calcext:value-type="string">
            <text:p>Բայց ինտերնետի միջնորդների ցանկը ոչ միայն շատ բազմազան է, այլև սրընթաց փոփոխվում է, թե՛ ինտերնետային շուկայում ծավալած գործունեության և չափի, և թե՛ նրանց ծառայությունների, գործառույթների և բիզնես մոդելների առումով։ Այնուամենայնիվ մի շարք հարթություններում շուկայում գերիշխում են մեկ կամ երկու շատ մեծ խաղացողներ, ինչը կարող է նրանց վերապահել հաղորդակցությունը վերահսկելու դիրք, որը ստեղծում է լրացուցիչ մարտահրավերներ ընդհանուր առմամբ մարդու իրավունքների և մասնավորապես արտահայտվելու ազատության նկատմամբ նրանց գործողությունների արդյունքում։</text:p>
          </table:table-cell>
          <table:table-cell table:number-columns-repeated="1021"/>
        </table:table-row>
        <table:table-row table:style-name="ro1">
          <table:table-cell office:value-type="string" calcext:value-type="string">
            <text:p>216</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cell office:value-type="string" calcext:value-type="string">
            <text:p>«Դատարանն ընդունում է, որ ՅուԹյուբը մի ուրույն հարթակ է իր հատկանիշների, հասանելիության և ամենակարևորը՝ պոտենցիալ ազդեցության շնորհիվ, և որ որևէ այլընտրանք մատչելի չի եղել դիմումատուների համար»։</text:p>
          </table:table-cell>
          <table:table-cell table:number-columns-repeated="1021"/>
        </table:table-row>
        <table:table-row table:style-name="ro1">
          <table:table-cell table:style-name="ce6" office:value-type="string" calcext:value-type="string">
            <text:p>217</text:p>
          </table:table-cell>
          <table:table-cell table:style-name="ce11" office:value-type="string" calcext:value-type="string">
            <text:p>Cengiz and Others v. Turkey, 2015</text:p>
          </table:table-cell>
          <table:table-cell table:style-name="ce11" office:value-type="string" calcext:value-type="string">
            <text:p>Cengiz-ը և այլոք ընդդեմ Թուրքիայի, 2015թ. </text:p>
          </table:table-cell>
          <table:table-cell table:style-name="ce11" table:number-columns-repeated="1021"/>
        </table:table-row>
        <table:table-row table:style-name="ro1">
          <table:table-cell table:style-name="ce3" office:value-type="string" calcext:value-type="string">
            <text:p>217-01</text:p>
          </table:table-cell>
          <table:table-cell table:style-name="ce5" office:value-type="string" calcext:value-type="string">
            <text:p>Cengiz and Others v. Turkey, Applications nos. 48226/10 and 14227/11, Judgment 1 December 2015</text:p>
          </table:table-cell>
          <table:table-cell table:style-name="ce5" table:number-columns-repeated="1022"/>
        </table:table-row>
        <table:table-row table:style-name="ro1">
          <table:table-cell table:style-name="ce3" office:value-type="string" calcext:value-type="string">
            <text:p>217-02</text:p>
          </table:table-cell>
          <table:table-cell table:style-name="ce5" office:value-type="string" calcext:value-type="string">
            <text:p>In May 2008 an Ankara court found that the content of ten pages on the YouTube website infringed the prohibition on insulting the memory of Atatürk, and therefore imposed a blocking order on the entire website. The applicants, who were active users of the website, appealed against that decision. Their appeal was dismissed on the ground that they were not parties to the investigation procedure and therefore did not have standing to challenge the blocking order. The applicants complained that the inability to access YouTube – a platform which they used extensively in their academic work – violated their right to receive and impart information and ideas. The Court found that the blocking order infringed on the applicants’ right to freedom of expression under Article 10 of the European Convention on Human Rights.</text:p>
          </table:table-cell>
          <table:table-cell table:style-name="ce5" table:number-columns-repeated="1022"/>
        </table:table-row>
        <table:table-row table:style-name="ro1">
          <table:table-cell office:value-type="string" calcext:value-type="string">
            <text:p>218</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lt;sup&gt;&lt;a href="h​ ttps://edri.org/wp-content/uploads/2014/02/EDRi_HumanRights_and_PrivLaw_web.pdf" data-toggle="tooltip" title="See https://edri.org/wp-content/uploads/2014/02/EDRi_HumanRights_and_PrivLaw_web.pdf"&gt;14&lt;/a&gt;&lt;/sup&gt;</text:p>
          </table:table-cell>
          <table:table-cell office:value-type="string" calcext:value-type="string">
            <text:p>Բացի այդ ինտերնետային միջնորդներն ընդունել են իրենց սեփական կանոնները, որոնք սովորաբար հայտնի են որպես օգտագործման պայմաններ, հարթակի օգտագործման համար, որոնք ներառում են բովանդակության, ինչպես նաև դրա արգելափակման կամ հեռացման կանոնները։ Անցյալ տարիներին այս կանոնները մշտապես հակասության մեջ են եղել ինտերնետի օգտատերերի գործողությունների հետ, որոնք նկարագրել են այս միջնորդների գործունեությունը որպես գրաքննության միջոցներ՝ հարցեր բարձրացնելով մասնավորեցված իրավակիրառ մոդելների նոր համակարգերի վերաբերյալ, որոնք մշակվել են։</text:p>
          </table:table-cell>
          <table:table-cell table:number-columns-repeated="1021"/>
        </table:table-row>
        <table:table-row table:style-name="ro1">
          <table:table-cell office:value-type="string" calcext:value-type="string">
            <text:p>219</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cell office:value-type="string" calcext:value-type="string">
            <text:p>Այս համատեքստում ինտերնետի միջնորդների դերը դառնում է ավելի ու ավելի բարդ, մասնատվելով նրանց ժամանակակից բիզնես մոդելների, մարդու իրավունքների նկատամամբ հարգանքի և ամենաբազմազան խնդիրների վերաբերյալ բողոքների ստացման միջև՝ խառնվելով տարբեր օրենսդրական պարտականություններով, որոնք յուրաքանչյուր իրավակարգում տարբեր են։</text:p>
          </table:table-cell>
          <table:table-cell table:number-columns-repeated="1021"/>
        </table:table-row>
        <table:table-row table:style-name="ro1">
          <table:table-cell office:value-type="string" calcext:value-type="string">
            <text:p>220</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 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cell office:value-type="string" calcext:value-type="string">
            <text:p>Մինչ այս խնդրի վերաբերյալ ՄԻԵԴ իրավագիտությունը դեռ սկզբնական փուլում է (և բոլոր գործերը սևեռվում են պարզապես որոշակի իրավիճակին՝ այլ կայքերում այլ օգտատերերի թողած մեկնաբանություններին), <text:s/>հարկ է նշել ինտերնետի միջնորդների ոլորտում Եվրոպայի խորհրդի փորձագիտական հանձնաժողովի աշխատանքը, որը նախապատրաստել է ստանդարտ իրավիճակների առաջարկներ ինտերնետի միջնորդների դերի և պատասխանատվության, այդ թվում՝ ավտոմատացված տվյալների մշակման մեթոդների (և հատուկ ալգորիթմների) մարդու իրավունքներին առնչվող հարթությունների ուսումնասիրության և կարգավորման հնարավոր հետևանքների վերաբերյալ։ </text:p>
          </table:table-cell>
          <table:table-cell table:number-columns-repeated="1021"/>
        </table:table-row>
        <table:table-row table:style-name="ro1">
          <table:table-cell office:value-type="string" calcext:value-type="string">
            <text:p>221</text:p>
          </table:table-cell>
          <table:table-cell office:value-type="string" calcext:value-type="string">
            <text:p>&lt;img src="img/key.svg" alt="element cheie"&gt;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1"/>
        </table:table-row>
        <table:table-row table:style-name="ro1">
          <table:table-cell office:value-type="string" calcext:value-type="string">
            <text:p>222</text:p>
          </table:table-cell>
          <table:table-cell office:value-type="string" calcext:value-type="string">
            <text:p>Online platforms have duties and responsibilities on freedom of expression, but their role is different from a traditional publisher</text:p>
          </table:table-cell>
          <table:table-cell office:value-type="string" calcext:value-type="string">
            <text:p>Առցանց հարթակներն ունեն պարտականությունների պատասախանատվություն արտահայտվելու ազատության հետ կապված, բայց նրանց դերն ավանդական հրատարակչի դերից տարբերվում է</text:p>
          </table:table-cell>
          <table:table-cell table:number-columns-repeated="1021"/>
        </table:table-row>
        <table:table-row table:style-name="ro1">
          <table:table-cell office:value-type="string" calcext:value-type="string">
            <text:p>223</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cell office:value-type="string" calcext:value-type="string">
            <text:p>«Եվրոպայի խորհրդի անդամ պետություններին ուղղված իր վերջին՝ Լրատվամիջոցների նոր հասկացության վերաբերյալ հանձնարարականում Նախարարների կոմիտեն այն սահմանել է որպես՝ «տարբերակված և աստիճանավորված մոտեցում, [որը] պահանջում է, որ յուրաքանչյուր դերակատար, որի ծառայությունները ճանաչվում են որպես լրատվական կամ միջնորդ կամ օժանդակող գործունեություն, օգտվի համապատասխան ձևի (տարբերակված) և համապատասխան մակարդակի (աստիճանավորված) պաշտպանությունից և որ պատասխանատվությունը նույնպես պետք է սահմանազատված լինի համաձայն Մարդու իրավունքների եվրոպական կոնվենցիայի 10-րդ հոդվածի և Եվրոպայի խորհրդի կողմից մշակված այլ համապատասխան չափանիշների»։ Հետևաբար, Դատարանը գտնում է, որ ինտերնետի առանձնահատուկ բնույթի պատճառով ինտերնետային լրատվական պորտալի վրա 10-րդ հոդվածի նպատակներով դրվող «պարտավորություններն ու պատասխանատվությունը» կարող են երրորդ կողմի ներկայացրած բովանակության մասով տարբերվել ավանդական հրատարակիչների համար սահմանվածներից»։</text:p>
          </table:table-cell>
          <table:table-cell table:number-columns-repeated="1021"/>
        </table:table-row>
        <table:table-row table:style-name="ro1">
          <table:table-cell table:style-name="ce6" office:value-type="string" calcext:value-type="string">
            <text:p>224</text:p>
          </table:table-cell>
          <table:table-cell table:style-name="ce11" office:value-type="string" calcext:value-type="string">
            <text:p>Delfi AS v. Estonia [Grand Chamber], 2015</text:p>
          </table:table-cell>
          <table:table-cell table:style-name="ce11" office:value-type="string" calcext:value-type="string">
            <text:p>Delfi AS-ն ընդդեմ Էստոնիայի (ՄՊ), ՄԻԵԴ, 2015թ.</text:p>
          </table:table-cell>
          <table:table-cell table:style-name="ce11" table:number-columns-repeated="1021"/>
        </table:table-row>
        <table:table-row table:style-name="ro1">
          <table:table-cell table:style-name="ce3" office:value-type="string" calcext:value-type="string">
            <text:p>211-01</text:p>
          </table:table-cell>
          <table:table-cell table:style-name="ce5" table:number-columns-repeated="1023"/>
        </table:table-row>
        <table:table-row table:style-name="ro1">
          <table:table-cell table:style-name="ce3" office:value-type="string" calcext:value-type="string">
            <text:p>211-02</text:p>
          </table:table-cell>
          <table:table-cell table:style-name="ce5" table:number-columns-repeated="1023"/>
        </table:table-row>
        <table:table-row table:style-name="ro1">
          <table:table-cell office:value-type="string" calcext:value-type="string">
            <text:p>225</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cell table:style-name="ce16" office:value-type="string" calcext:value-type="string">
            <text:p>TODO: traducere inexistentă</text:p>
          </table:table-cell>
          <table:table-cell table:number-columns-repeated="1021"/>
        </table:table-row>
        <table:table-row table:style-name="ro1">
          <table:table-cell table:style-name="ce6" office:value-type="string" calcext:value-type="string">
            <text:p>226</text:p>
          </table:table-cell>
          <table:table-cell table:style-name="ce11" office:value-type="string" calcext:value-type="string">
            <text:p>Delfi AS v. Estonia [Grand Chamber], 2015</text:p>
          </table:table-cell>
          <table:table-cell table:style-name="ce11" office:value-type="string" calcext:value-type="string">
            <text:p>Delfi AS-ն ընդդեմ Էստոնիայի (ՄՊ), ՄԻԵԴ, 2015թ.</text:p>
          </table:table-cell>
          <table:table-cell table:style-name="ce11" table:number-columns-repeated="1021"/>
        </table:table-row>
        <table:table-row table:style-name="ro1">
          <table:table-cell table:style-name="ce3" office:value-type="string" calcext:value-type="string">
            <text:p>211-01</text:p>
          </table:table-cell>
          <table:table-cell table:style-name="ce5" table:number-columns-repeated="1023"/>
        </table:table-row>
        <table:table-row table:style-name="ro1">
          <table:table-cell table:style-name="ce3" office:value-type="string" calcext:value-type="string">
            <text:p>211-02</text:p>
          </table:table-cell>
          <table:table-cell table:style-name="ce5" table:number-columns-repeated="1023"/>
        </table:table-row>
        <table:table-row table:style-name="ro1">
          <table:table-cell office:value-type="string" calcext:value-type="string">
            <text:p>227</text:p>
          </table:table-cell>
          <table:table-cell office:value-type="string" calcext:value-type="string">
            <text:p>The commercial nature and the public impact/ audience of the intermediaries needs to be taken into account</text:p>
          </table:table-cell>
          <table:table-cell office:value-type="string" calcext:value-type="string">
            <text:p>Պետք է հաշվի առնել միջնորդների առևտրային բնույթը և հանրային ազդեցությունը/լսարանը</text:p>
          </table:table-cell>
          <table:table-cell table:number-columns-repeated="1021"/>
        </table:table-row>
        <table:table-row table:style-name="ro1">
          <table:table-cell office:value-type="string" calcext:value-type="string">
            <text:p>228</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lt;/p&gt;</text:p>
          </table:table-cell>
          <table:table-cell office:value-type="string" calcext:value-type="string">
            <text:p>«Դատարանը գտնում է, որ գործը վերաբերում է ինտերնետային լրատվական պորտալների՝ Կոնվենցիայի 10-րդ հոդվածի 2-րդ կետում ամրագրված «պարտավորություններին ու պատասխանատվությանը», երբ վերջիններս տնտեսական նպատակներով տրամադրում են հարթակ՝ արդեն տպագրված բովանդակության առնչությամբ օգտատերերի կողմից ստեղծված բովանդակություն թողնելու համար, որտեղ որոշ օգտատերեր, լինեն դրանք ինքնությունը բացահայտած կամ անանուն, արտահայտում են ակնհայտորեն ոչ իրավաչափ խոսք, որը խախտում է այլոց անձնական իրավունքներն ու հավասարվում վերջիններիս դեմ ատելության խոսքի և նրանց նկատմամբ բռնության քարոզի: Դատարանն ընդգծում է, որ սույն գործը վերաբերում է պրոֆեսիոնալ կառավարվող ինտերնետային ընդարձակ լրատվական պորտալին, որը գործում է առևտրային հիմունքներով և հրապարակում է սեփական հոդվածներն ու ընթերցողներին հրավիրում դրանց վերաբերյալ թողնել մեկնաբանություններ»։</text:p>
          </table:table-cell>
          <table:table-cell table:number-columns-repeated="1021"/>
        </table:table-row>
        <table:table-row table:style-name="ro1">
          <table:table-cell office:value-type="string" calcext:value-type="string">
            <text:p>229</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cell office:value-type="string" calcext:value-type="string">
            <text:p>«Հետևաբար, գործը չի վերաբերում ինտերնետի այլ ֆորումներին, որտեղ երրորդ կողմի մեկնաբանությունները կարող են տարածվել, ինչպես օրինակ՝ ինտերնետային քննարկման ֆորումներն են կամ հայտարարութունների համար նախատեսված հարթակները, որտեղ օգտատերերը ազատ կարող են թողնել իրենց գաղափարները ցանկացած թեմայի շուրջ՝ առանց քննարկման ֆորումը կարգավորողի կողմից որևէ ուղղորդման, կամ այն չի վերաբերում սոցիալական մեդիա հարթակ տրամադրողին այն դեպքում, եթե այդ հարթակը որևէ բովանդակություն չի առաջարկում և երբ այդ բովանդակություն տրամադրողը մասնավոր անձ է, ով կայքը կամ բլոգը գործարկում է որպես նախասիրություն»։</text:p>
          </table:table-cell>
          <table:table-cell table:number-columns-repeated="1021"/>
        </table:table-row>
        <table:table-row table:style-name="ro1">
          <table:table-cell table:style-name="ce6" office:value-type="string" calcext:value-type="string">
            <text:p>230</text:p>
          </table:table-cell>
          <table:table-cell table:style-name="ce11" office:value-type="string" calcext:value-type="string">
            <text:p>Delfi AS v. Estonia [Grand Chamber], 2015</text:p>
          </table:table-cell>
          <table:table-cell table:style-name="ce11" office:value-type="string" calcext:value-type="string">
            <text:p>Delfi AS-ն ընդդեմ Էստոնիայի (ՄՊ), ՄԻԵԴ, 2015թ.</text:p>
          </table:table-cell>
          <table:table-cell table:style-name="ce11" table:number-columns-repeated="1021"/>
        </table:table-row>
        <table:table-row table:style-name="ro1">
          <table:table-cell table:style-name="ce3" office:value-type="string" calcext:value-type="string">
            <text:p>211-01</text:p>
          </table:table-cell>
          <table:table-cell table:style-name="ce5" table:number-columns-repeated="1023"/>
        </table:table-row>
        <table:table-row table:style-name="ro1">
          <table:table-cell table:style-name="ce3" office:value-type="string" calcext:value-type="string">
            <text:p>211-02</text:p>
          </table:table-cell>
          <table:table-cell table:style-name="ce5" table:number-columns-repeated="1023"/>
        </table:table-row>
        <table:table-row table:style-name="ro1">
          <table:table-cell office:value-type="string" calcext:value-type="string">
            <text:p>231</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cell office:value-type="string" calcext:value-type="string">
            <text:p>«երկրորդ դիմումատուն լրատվական մեծ աղբյուրի սեփականատեր է, որը պետք է համարվի տնտեսական շահեր ունեցող, առաջին դիմումատուն ինտերնետային ծառայություններ տրամադրողների շահույթ չհետապնդող ինքնակարգավորվող միություն է»։</text:p>
          </table:table-cell>
          <table:table-cell table:number-columns-repeated="1021"/>
        </table:table-row>
        <table:table-row table:style-name="ro1">
          <table:table-cell table:style-name="ce6" office:value-type="string" calcext:value-type="string">
            <text:p>232</text:p>
          </table:table-cell>
          <table:table-cell table:style-name="ce11" office:value-type="string" calcext:value-type="string">
            <text:p>MTE and Index.hu v. Hungary, 2016</text:p>
          </table:table-cell>
          <table:table-cell table:style-name="ce11" office:value-type="string" calcext:value-type="string">
            <text:p>MTE and Index.hu-ն ընդդեմ Հունգարիայի, 2016թ.</text:p>
          </table:table-cell>
          <table:table-cell table:style-name="ce11" table:number-columns-repeated="1021"/>
        </table:table-row>
        <table:table-row table:style-name="ro1" table:number-rows-repeated="2">
          <table:table-cell table:style-name="ce3"/>
          <table:table-cell table:style-name="ce5" table:number-columns-repeated="1023"/>
        </table:table-row>
        <table:table-row table:style-name="ro1">
          <table:table-cell office:value-type="string" calcext:value-type="string">
            <text:p>233</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cell table:number-columns-repeated="1022"/>
        </table:table-row>
        <table:table-row table:style-name="ro1">
          <table:table-cell office:value-type="string" calcext:value-type="string">
            <text:p>234</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35</text:p>
          </table:table-cell>
          <table:table-cell office:value-type="string" calcext:value-type="string">
            <text:p>The nature of the material that needs to be taken down has to be taken into consideration</text:p>
          </table:table-cell>
          <table:table-cell table:number-columns-repeated="1022"/>
        </table:table-row>
        <table:table-row table:style-name="ro1">
          <table:table-cell office:value-type="string" calcext:value-type="string">
            <text:p>23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cell table:number-columns-repeated="1022"/>
        </table:table-row>
        <table:table-row table:style-name="ro1">
          <table:table-cell office:value-type="string" calcext:value-type="string">
            <text:p>237</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38</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lt;/p&gt;</text:p>
          </table:table-cell>
          <table:table-cell table:number-columns-repeated="1022"/>
        </table:table-row>
        <table:table-row table:style-name="ro1">
          <table:table-cell office:value-type="string" calcext:value-type="string">
            <text:p>239</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cell table:number-columns-repeated="1022"/>
        </table:table-row>
        <table:table-row table:style-name="ro1">
          <table:table-cell office:value-type="string" calcext:value-type="string">
            <text:p>240</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41</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cell table:number-columns-repeated="1022"/>
        </table:table-row>
        <table:table-row table:style-name="ro1">
          <table:table-cell office:value-type="string" calcext:value-type="string">
            <text:p>242</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43</text:p>
          </table:table-cell>
          <table:table-cell office:value-type="string" calcext:value-type="string">
            <text:p>The criteria that needs to be considered to distinguish the responsibilities for online intermediaries as regards freedom of expression:</text:p>
          </table:table-cell>
          <table:table-cell table:number-columns-repeated="1022"/>
        </table:table-row>
        <table:table-row table:style-name="ro1">
          <table:table-cell office:value-type="string" calcext:value-type="string">
            <text:p>244</text:p>
          </table:table-cell>
          <table:table-cell office:value-type="string" calcext:value-type="string">
            <text:p>a) the context of the comments</text:p>
          </table:table-cell>
          <table:table-cell table:number-columns-repeated="1022"/>
        </table:table-row>
        <table:table-row table:style-name="ro1">
          <table:table-cell office:value-type="string" calcext:value-type="string">
            <text:p>245</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cell table:number-columns-repeated="1022"/>
        </table:table-row>
        <table:table-row table:style-name="ro1">
          <table:table-cell office:value-type="string" calcext:value-type="string">
            <text:p>246</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47</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cell table:number-columns-repeated="1022"/>
        </table:table-row>
        <table:table-row table:style-name="ro1">
          <table:table-cell office:value-type="string" calcext:value-type="string">
            <text:p>248</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49</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cell table:number-columns-repeated="1022"/>
        </table:table-row>
        <table:table-row table:style-name="ro1">
          <table:table-cell office:value-type="string" calcext:value-type="string">
            <text:p>250</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51</text:p>
          </table:table-cell>
          <table:table-cell office:value-type="string" calcext:value-type="string">
            <text:p>b) the measures applied by the applicant company in order to prevent or remove defamatory comments</text:p>
          </table:table-cell>
          <table:table-cell table:number-columns-repeated="1022"/>
        </table:table-row>
        <table:table-row table:style-name="ro1">
          <table:table-cell office:value-type="string" calcext:value-type="string">
            <text:p>252</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cell table:number-columns-repeated="1022"/>
        </table:table-row>
        <table:table-row table:style-name="ro1">
          <table:table-cell office:value-type="string" calcext:value-type="string">
            <text:p>253</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54</text:p>
          </table:table-cell>
          <table:table-cell office:value-type="string" calcext:value-type="string">
            <text:p>c) the liability of the actual authors of the comments as an alternative to the intermediary’s liability; anonymity needs to be respected</text:p>
          </table:table-cell>
          <table:table-cell table:number-columns-repeated="1022"/>
        </table:table-row>
        <table:table-row table:style-name="ro1">
          <table:table-cell office:value-type="string" calcext:value-type="string">
            <text:p>255</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cell table:number-columns-repeated="1022"/>
        </table:table-row>
        <table:table-row table:style-name="ro1">
          <table:table-cell office:value-type="string" calcext:value-type="string">
            <text:p>256</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57</text:p>
          </table:table-cell>
          <table:table-cell office:value-type="string" calcext:value-type="string">
            <text:p>d) the consequences of the domestic proceedings for the applicant company</text:p>
          </table:table-cell>
          <table:table-cell table:number-columns-repeated="1022"/>
        </table:table-row>
        <table:table-row table:style-name="ro1">
          <table:table-cell office:value-type="string" calcext:value-type="string">
            <text:p>258</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cell table:number-columns-repeated="1022"/>
        </table:table-row>
        <table:table-row table:style-name="ro1">
          <table:table-cell office:value-type="string" calcext:value-type="string">
            <text:p>259</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60</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 ​ hese consequences may have, directly or indirectly, a chilling effect on the freedom of expression on the Internet. This effect could be particularly detrimental for a non-commercial website such as the first applicant​&lt;/strong&gt;&lt;/span&gt;.”</text:p>
          </table:table-cell>
          <table:table-cell table:number-columns-repeated="1022"/>
        </table:table-row>
        <table:table-row table:style-name="ro1">
          <table:table-cell office:value-type="string" calcext:value-type="string">
            <text:p>261</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62</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cell table:number-columns-repeated="1022"/>
        </table:table-row>
        <table:table-row table:style-name="ro1">
          <table:table-cell office:value-type="string" calcext:value-type="string">
            <text:p>263</text:p>
          </table:table-cell>
          <table:table-cell office:value-type="string" calcext:value-type="string">
            <text:p>Right to information</text:p>
          </table:table-cell>
          <table:table-cell table:number-columns-repeated="1022"/>
        </table:table-row>
        <table:table-row table:style-name="ro1">
          <table:table-cell office:value-type="string" calcext:value-type="string">
            <text:p>264</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cell table:number-columns-repeated="1022"/>
        </table:table-row>
        <table:table-row table:style-name="ro1">
          <table:table-cell office:value-type="string" calcext:value-type="string">
            <text:p>265</text:p>
          </table:table-cell>
          <table:table-cell office:value-type="string" calcext:value-type="string">
            <text:p>Article 10 of the European Convention on Human Rights</text:p>
          </table:table-cell>
          <table:table-cell table:number-columns-repeated="1022"/>
        </table:table-row>
        <table:table-row table:style-name="ro1">
          <table:table-cell office:value-type="string" calcext:value-type="string">
            <text:p>266</text:p>
          </table:table-cell>
          <table:table-cell office:value-type="string" calcext:value-type="string">
            <text:p>Freedom of expression</text:p>
          </table:table-cell>
          <table:table-cell table:number-columns-repeated="1022"/>
        </table:table-row>
        <table:table-row table:style-name="ro1">
          <table:table-cell office:value-type="string" calcext:value-type="string">
            <text:p>267</text:p>
          </table:table-cell>
          <table:table-cell office:value-type="string" calcext:value-type="string">
            <text:p>...This right shall include freedom... to receive and impart information and ideas without interference by public authority and regardless of frontiers.</text:p>
          </table:table-cell>
          <table:table-cell table:number-columns-repeated="1022"/>
        </table:table-row>
        <table:table-row table:style-name="ro1">
          <table:table-cell office:value-type="string" calcext:value-type="string">
            <text:p>268</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cell table:number-columns-repeated="1022"/>
        </table:table-row>
        <table:table-row table:style-name="ro1">
          <table:table-cell office:value-type="string" calcext:value-type="string">
            <text:p>269</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cell table:number-columns-repeated="1022"/>
        </table:table-row>
        <table:table-row table:style-name="ro1">
          <table:table-cell office:value-type="string" calcext:value-type="string">
            <text:p>270</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cell table:number-columns-repeated="1022"/>
        </table:table-row>
        <table:table-row table:style-name="ro1">
          <table:table-cell office:value-type="string" calcext:value-type="string">
            <text:p>271</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cell table:number-columns-repeated="1022"/>
        </table:table-row>
        <table:table-row table:style-name="ro1">
          <table:table-cell office:value-type="string" calcext:value-type="string">
            <text:p>272</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cell table:number-columns-repeated="1022"/>
        </table:table-row>
        <table:table-row table:style-name="ro1">
          <table:table-cell office:value-type="string" calcext:value-type="string">
            <text:p>273</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274</text:p>
          </table:table-cell>
          <table:table-cell office:value-type="string" calcext:value-type="string">
            <text:p>Definition of the freedom to receive information</text:p>
          </table:table-cell>
          <table:table-cell table:number-columns-repeated="1022"/>
        </table:table-row>
        <table:table-row table:style-name="ro1">
          <table:table-cell office:value-type="string" calcext:value-type="string">
            <text:p>275</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cell table:number-columns-repeated="1022"/>
        </table:table-row>
        <table:table-row table:style-name="ro1">
          <table:table-cell office:value-type="string" calcext:value-type="string">
            <text:p>276</text:p>
          </table:table-cell>
          <table:table-cell office:value-type="string" calcext:value-type="string">
            <text:p>TASZ v. Hungary, 2009, citing Leander v. Sweden, 1987</text:p>
          </table:table-cell>
          <table:table-cell table:number-columns-repeated="1022"/>
        </table:table-row>
        <table:table-row table:style-name="ro1">
          <table:table-cell office:value-type="string" calcext:value-type="string">
            <text:p>277</text:p>
          </table:table-cell>
          <table:table-cell office:value-type="string" calcext:value-type="string">
            <text:p>Four threshold criteria for assessing if the freedom of expression is breached by the state not providing the public information requested</text:p>
          </table:table-cell>
          <table:table-cell table:number-columns-repeated="1022"/>
        </table:table-row>
        <table:table-row table:style-name="ro1">
          <table:table-cell office:value-type="string" calcext:value-type="string">
            <text:p>278</text:p>
          </table:table-cell>
          <table:table-cell office:value-type="string" calcext:value-type="string">
            <text:p>a) The purpose of the information request (contributing to a public debate)</text:p>
          </table:table-cell>
          <table:table-cell table:number-columns-repeated="1022"/>
        </table:table-row>
        <table:table-row table:style-name="ro1">
          <table:table-cell office:value-type="string" calcext:value-type="string">
            <text:p>279</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cell table:number-columns-repeated="1022"/>
        </table:table-row>
        <table:table-row table:style-name="ro1">
          <table:table-cell office:value-type="string" calcext:value-type="string">
            <text:p>280</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1</text:p>
          </table:table-cell>
          <table:table-cell office:value-type="string" calcext:value-type="string">
            <text:p>b) The nature of the information sought (it must be information of public interest)</text:p>
          </table:table-cell>
          <table:table-cell table:number-columns-repeated="1022"/>
        </table:table-row>
        <table:table-row table:style-name="ro1">
          <table:table-cell office:value-type="string" calcext:value-type="string">
            <text:p>282</text:p>
          </table:table-cell>
          <table:table-cell office:value-type="string" calcext:value-type="string">
            <text:p>&lt;cite lang="en" data-unq="282"&gt;“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lt;br&gt;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cell table:number-columns-repeated="1022"/>
        </table:table-row>
        <table:table-row table:style-name="ro1">
          <table:table-cell office:value-type="string" calcext:value-type="string">
            <text:p>283</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4</text:p>
          </table:table-cell>
          <table:table-cell office:value-type="string" calcext:value-type="string">
            <text:p>c) The role of the applicant (social watchdogs – including bloggers and social media users):</text:p>
          </table:table-cell>
          <table:table-cell table:number-columns-repeated="1022"/>
        </table:table-row>
        <table:table-row table:style-name="ro1">
          <table:table-cell office:value-type="string" calcext:value-type="string">
            <text:p>285</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lt;br&gt;While Article 10 guarantees freedom of expression to “everyone”, it has been the Court’s practice to recognise the essential role played by the press in a democratic society (...).”</text:p>
          </table:table-cell>
          <table:table-cell table:number-columns-repeated="1022"/>
        </table:table-row>
        <table:table-row table:style-name="ro1">
          <table:table-cell office:value-type="string" calcext:value-type="string">
            <text:p>286</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cell table:number-columns-repeated="1022"/>
        </table:table-row>
        <table:table-row table:style-name="ro1">
          <table:table-cell office:value-type="string" calcext:value-type="string">
            <text:p>288</text:p>
          </table:table-cell>
          <table:table-cell office:value-type="string" calcext:value-type="string">
            <text:p>TASZ v. Hungary, 2009</text:p>
          </table:table-cell>
          <table:table-cell table:number-columns-repeated="1022"/>
        </table:table-row>
        <table:table-row table:style-name="ro1">
          <table:table-cell office:value-type="string" calcext:value-type="string">
            <text:p>28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cell table:number-columns-repeated="1022"/>
        </table:table-row>
        <table:table-row table:style-name="ro1">
          <table:table-cell office:value-type="string" calcext:value-type="string">
            <text:p>290</text:p>
          </table:table-cell>
          <table:table-cell office:value-type="string" calcext:value-type="string">
            <text:p>Österreichische Vereinigung zur Erhaltung, Stärkung und Schaffung eines wirtschaftlich gesunden land - und forstwirtschaftlichen Grundbesitzes v. Austria, 2013</text:p>
          </table:table-cell>
          <table:table-cell table:number-columns-repeated="1022"/>
        </table:table-row>
        <table:table-row table:style-name="ro1">
          <table:table-cell office:value-type="string" calcext:value-type="string">
            <text:p>29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cell table:number-columns-repeated="1022"/>
        </table:table-row>
        <table:table-row table:style-name="ro1">
          <table:table-cell office:value-type="string" calcext:value-type="string">
            <text:p>292</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93</text:p>
          </table:table-cell>
          <table:table-cell office:value-type="string" calcext:value-type="string">
            <text:p>d) The information requested was ready and available</text:p>
          </table:table-cell>
          <table:table-cell table:number-columns-repeated="1022"/>
        </table:table-row>
        <table:table-row table:style-name="ro1">
          <table:table-cell office:value-type="string" calcext:value-type="string">
            <text:p>29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cell table:number-columns-repeated="1022"/>
        </table:table-row>
        <table:table-row table:style-name="ro1">
          <table:table-cell office:value-type="string" calcext:value-type="string">
            <text:p>295</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96</text:p>
          </table:table-cell>
          <table:table-cell office:value-type="string" calcext:value-type="string">
            <text:p>No arbitrary restrictions in accessing public information</text:p>
          </table:table-cell>
          <table:table-cell table:number-columns-repeated="1022"/>
        </table:table-row>
        <table:table-row table:style-name="ro1">
          <table:table-cell office:value-type="string" calcext:value-type="string">
            <text:p>297</text:p>
          </table:table-cell>
          <table:table-cell office:value-type="string" calcext:value-type="string">
            <text:p>&lt;cite lang="en" data-unq="297"&gt;“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lt;br&gt;&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cell table:number-columns-repeated="1022"/>
        </table:table-row>
        <table:table-row table:style-name="ro1">
          <table:table-cell office:value-type="string" calcext:value-type="string">
            <text:p>298</text:p>
          </table:table-cell>
          <table:table-cell office:value-type="string" calcext:value-type="string">
            <text:p>TASZ v. Hungary - 2009</text:p>
          </table:table-cell>
          <table:table-cell table:number-columns-repeated="1022"/>
        </table:table-row>
        <table:table-row table:style-name="ro1">
          <table:table-cell office:value-type="string" calcext:value-type="string">
            <text:p>299</text:p>
          </table:table-cell>
          <table:table-cell office:value-type="string" calcext:value-type="string">
            <text:p>Intelligence agencies have to grant access to public interest information</text:p>
          </table:table-cell>
          <table:table-cell table:number-columns-repeated="1022"/>
        </table:table-row>
        <table:table-row table:style-name="ro1">
          <table:table-cell office:value-type="string" calcext:value-type="string">
            <text:p>300</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cell table:number-columns-repeated="1022"/>
        </table:table-row>
        <table:table-row table:style-name="ro1">
          <table:table-cell office:value-type="string" calcext:value-type="string">
            <text:p>301</text:p>
          </table:table-cell>
          <table:table-cell office:value-type="string" calcext:value-type="string">
            <text:p>Youth Initiative for Human Rights v. Serbia, 2013</text:p>
          </table:table-cell>
          <table:table-cell table:number-columns-repeated="1022"/>
        </table:table-row>
        <table:table-row table:style-name="ro1">
          <table:table-cell office:value-type="string" calcext:value-type="string">
            <text:p>302</text:p>
          </table:table-cell>
          <table:table-cell office:value-type="string" calcext:value-type="string">
            <text:p>Access to certain Internet sites is part of the right to access information</text:p>
          </table:table-cell>
          <table:table-cell table:number-columns-repeated="1022"/>
        </table:table-row>
        <table:table-row table:style-name="ro1">
          <table:table-cell office:value-type="string" calcext:value-type="string">
            <text:p>303</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cell table:number-columns-repeated="1022"/>
        </table:table-row>
        <table:table-row table:style-name="ro1">
          <table:table-cell office:value-type="string" calcext:value-type="string">
            <text:p>304</text:p>
          </table:table-cell>
          <table:table-cell office:value-type="string" calcext:value-type="string">
            <text:p>Kalda v. Estonia, 2016</text:p>
          </table:table-cell>
          <table:table-cell table:number-columns-repeated="1022"/>
        </table:table-row>
        <table:table-row table:style-name="ro1">
          <table:table-cell office:value-type="string" calcext:value-type="string">
            <text:p>305</text:p>
          </table:table-cell>
          <table:table-cell office:value-type="string" calcext:value-type="string">
            <text:p>Internet blocking</text:p>
          </table:table-cell>
          <table:table-cell table:number-columns-repeated="1022"/>
        </table:table-row>
        <table:table-row table:style-name="ro1">
          <table:table-cell office:value-type="string" calcext:value-type="string">
            <text:p>306</text:p>
          </table:table-cell>
          <table:table-cell office:value-type="string" calcext:value-type="string">
            <text:p>The Internet blocking of a web page via Internet Service Providers (ISPs) that provide access to the Internet is a form of limitation of access to content.</text:p>
          </table:table-cell>
          <table:table-cell table:number-columns-repeated="1022"/>
        </table:table-row>
        <table:table-row table:style-name="ro1">
          <table:table-cell office:value-type="string" calcext:value-type="string">
            <text:p>307</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lt;sup&gt;&lt;a href="https://www.internetsociety.org/resources/doc/2017/internet-content-blocking/" data-toggle="tooltip" title="See ISOC’s Internet Society Perspectives on Internet Content Blocking: An Overview https://www.internetsociety.org/resources/doc/2017/internet-content-blocking/"&gt;16&lt;/a&gt;&lt;/sup&gt; and legal issues&lt;sup&gt;&lt;a href="http://www.aconite.com/blocking/study" data-toggle="tooltip" title="For a much more detailed approach on this subject see the study Internet Blocking: Balancing Cybercrime Responses in Democratic Societies available at http://www.aconite.com/blocking/study"&gt;17&lt;/a&gt;&lt;/sup&gt; - among which the conflict between Internet blocking and freedom of expression.</text:p>
          </table:table-cell>
          <table:table-cell table:number-columns-repeated="1022"/>
        </table:table-row>
        <table:table-row table:style-name="ro1">
          <table:table-cell office:value-type="string" calcext:value-type="string">
            <text:p>308</text:p>
          </table:table-cell>
          <table:table-cell office:value-type="string" calcext:value-type="string">
            <text:p>In the past years, different solutions for Internet blocking have been implemented by many states worldwide. There are several reports produced by NGOs such as OpenNet Initiative&lt;sup&gt;&lt;a href="https://opennet.net/" data-toggle="tooltip"&gt;18&lt;/a&gt;&lt;/sup&gt;, ​Reporters Without Borders &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 that provide in-depth analyses of different countries’ practices on Internet censorship that often includes blocking.</text:p>
          </table:table-cell>
          <table:table-cell table:number-columns-repeated="1022"/>
        </table:table-row>
        <table:table-row table:style-name="ro1">
          <table:table-cell office:value-type="string" calcext:value-type="string">
            <text:p>309</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cell table:number-columns-repeated="1022"/>
        </table:table-row>
        <table:table-row table:style-name="ro1">
          <table:table-cell office:value-type="string" calcext:value-type="string">
            <text:p>310</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311</text:p>
          </table:table-cell>
          <table:table-cell office:value-type="string" calcext:value-type="string">
            <text:p>Blocking a website is an interference with Freedom of Expression</text:p>
          </table:table-cell>
          <table:table-cell table:number-columns-repeated="1022"/>
        </table:table-row>
        <table:table-row table:style-name="ro1">
          <table:table-cell office:value-type="string" calcext:value-type="string">
            <text:p>312</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cell table:number-columns-repeated="1022"/>
        </table:table-row>
        <table:table-row table:style-name="ro1">
          <table:table-cell office:value-type="string" calcext:value-type="string">
            <text:p>313</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14</text:p>
          </table:table-cell>
          <table:table-cell office:value-type="string" calcext:value-type="string">
            <text:p>Blocking a website affects the right of the public to receive information</text:p>
          </table:table-cell>
          <table:table-cell table:number-columns-repeated="1022"/>
        </table:table-row>
        <table:table-row table:style-name="ro1">
          <table:table-cell office:value-type="string" calcext:value-type="string">
            <text:p>315</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cell table:number-columns-repeated="1022"/>
        </table:table-row>
        <table:table-row table:style-name="ro1">
          <table:table-cell office:value-type="string" calcext:value-type="string">
            <text:p>316</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17</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cell table:number-columns-repeated="1022"/>
        </table:table-row>
        <table:table-row table:style-name="ro1">
          <table:table-cell office:value-type="string" calcext:value-type="string">
            <text:p>318</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19</text:p>
          </table:table-cell>
          <table:table-cell office:value-type="string" calcext:value-type="string">
            <text:p>Prior restraints are not necessarily incompatible with the Convention as a matter of principle, but a clear legal framework is required to be in place</text:p>
          </table:table-cell>
          <table:table-cell table:number-columns-repeated="1022"/>
        </table:table-row>
        <table:table-row table:style-name="ro1">
          <table:table-cell office:value-type="string" calcext:value-type="string">
            <text:p>320</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cell table:number-columns-repeated="1022"/>
        </table:table-row>
        <table:table-row table:style-name="ro1">
          <table:table-cell office:value-type="string" calcext:value-type="string">
            <text:p>321</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22</text:p>
          </table:table-cell>
          <table:table-cell office:value-type="string" calcext:value-type="string">
            <text:p>Over-blocking and collateral effects must be considered</text:p>
          </table:table-cell>
          <table:table-cell table:number-columns-repeated="1022"/>
        </table:table-row>
        <table:table-row table:style-name="ro1">
          <table:table-cell office:value-type="string" calcext:value-type="string">
            <text:p>323</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cell table:number-columns-repeated="1022"/>
        </table:table-row>
        <table:table-row table:style-name="ro1">
          <table:table-cell office:value-type="string" calcext:value-type="string">
            <text:p>324</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25</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cell table:number-columns-repeated="1022"/>
        </table:table-row>
        <table:table-row table:style-name="ro1">
          <table:table-cell office:value-type="string" calcext:value-type="string">
            <text:p>326</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27</text:p>
          </table:table-cell>
          <table:table-cell office:value-type="string" calcext:value-type="string">
            <text:p>Effective judicial review measures must be in place</text:p>
          </table:table-cell>
          <table:table-cell table:number-columns-repeated="1022"/>
        </table:table-row>
        <table:table-row table:style-name="ro1">
          <table:table-cell office:value-type="string" calcext:value-type="string">
            <text:p>328</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cell table:number-columns-repeated="1022"/>
        </table:table-row>
        <table:table-row table:style-name="ro1">
          <table:table-cell office:value-type="string" calcext:value-type="string">
            <text:p>329</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30</text:p>
          </table:table-cell>
          <table:table-cell office:value-type="string" calcext:value-type="string">
            <text:p>Relevant cases from the European Court of Justice:</text:p>
          </table:table-cell>
          <table:table-cell table:number-columns-repeated="1022"/>
        </table:table-row>
        <table:table-row table:style-name="ro1">
          <table:table-cell office:value-type="string" calcext:value-type="string">
            <text:p>331</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cell table:number-columns-repeated="1022"/>
        </table:table-row>
        <table:table-row table:style-name="ro1">
          <table:table-cell office:value-type="string" calcext:value-type="string">
            <text:p>332</text:p>
          </table:table-cell>
          <table:table-cell office:value-type="string" calcext:value-type="string">
            <text:p>Scarlet vs SABAM, C-70/10</text:p>
          </table:table-cell>
          <table:table-cell table:number-columns-repeated="1022"/>
        </table:table-row>
        <table:table-row table:style-name="ro1">
          <table:table-cell office:value-type="string" calcext:value-type="string">
            <text:p>333</text:p>
          </table:table-cell>
          <table:table-cell office:value-type="string" calcext:value-type="string">
            <text:p>Other relevant cases implying blocking or filtering:</text:p>
          </table:table-cell>
          <table:table-cell table:number-columns-repeated="1022"/>
        </table:table-row>
        <table:table-row table:style-name="ro1">
          <table:table-cell office:value-type="string" calcext:value-type="string">
            <text:p>334</text:p>
          </table:table-cell>
          <table:table-cell office:value-type="string" calcext:value-type="string">
            <text:p>C -610/15 - Stichting Brein vs Ziggo BV &amp; XS4ALL Internet BV, 2017</text:p>
          </table:table-cell>
          <table:table-cell table:number-columns-repeated="1022"/>
        </table:table-row>
        <table:table-row table:style-name="ro1">
          <table:table-cell office:value-type="string" calcext:value-type="string">
            <text:p>335</text:p>
          </table:table-cell>
          <table:table-cell office:value-type="string" calcext:value-type="string">
            <text:p>Freedom of expression versus privacy</text:p>
          </table:table-cell>
          <table:table-cell table:number-columns-repeated="1022"/>
        </table:table-row>
        <table:table-row table:style-name="ro1">
          <table:table-cell office:value-type="string" calcext:value-type="string">
            <text:p>336</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cell table:number-columns-repeated="1022"/>
        </table:table-row>
        <table:table-row table:style-name="ro1">
          <table:table-cell office:value-type="string" calcext:value-type="string">
            <text:p>337</text:p>
          </table:table-cell>
          <table:table-cell office:value-type="string" calcext:value-type="string">
            <text:p>Article 8 of the European Convention on Human Rights</text:p>
          </table:table-cell>
          <table:table-cell table:number-columns-repeated="1022"/>
        </table:table-row>
        <table:table-row table:style-name="ro1">
          <table:table-cell office:value-type="string" calcext:value-type="string">
            <text:p>338</text:p>
          </table:table-cell>
          <table:table-cell office:value-type="string" calcext:value-type="string">
            <text:p>Right to respect for private and family life</text:p>
          </table:table-cell>
          <table:table-cell table:number-columns-repeated="1022"/>
        </table:table-row>
        <table:table-row table:style-name="ro1">
          <table:table-cell office:value-type="string" calcext:value-type="string">
            <text:p>339</text:p>
          </table:table-cell>
          <table:table-cell office:value-type="string" calcext:value-type="string">
            <text:p>Everyone has the right to respect for his private and family life, his home and his correspondence.</text:p>
          </table:table-cell>
          <table:table-cell table:number-columns-repeated="1022"/>
        </table:table-row>
        <table:table-row table:style-name="ro1">
          <table:table-cell office:value-type="string" calcext:value-type="string">
            <text:p>340</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cell table:number-columns-repeated="1022"/>
        </table:table-row>
        <table:table-row table:style-name="ro1">
          <table:table-cell office:value-type="string" calcext:value-type="string">
            <text:p>341</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cell table:number-columns-repeated="1022"/>
        </table:table-row>
        <table:table-row table:style-name="ro1">
          <table:table-cell office:value-type="string" calcext:value-type="string">
            <text:p>342</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cell table:number-columns-repeated="1022"/>
        </table:table-row>
        <table:table-row table:style-name="ro1">
          <table:table-cell office:value-type="string" calcext:value-type="string">
            <text:p>343</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44</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cell table:number-columns-repeated="1022"/>
        </table:table-row>
        <table:table-row table:style-name="ro1">
          <table:table-cell office:value-type="string" calcext:value-type="string">
            <text:p>345</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cell table:number-columns-repeated="1022"/>
        </table:table-row>
        <table:table-row table:style-name="ro1">
          <table:table-cell office:value-type="string" calcext:value-type="string">
            <text:p>346</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cell table:number-columns-repeated="1022"/>
        </table:table-row>
        <table:table-row table:style-name="ro1">
          <table:table-cell office:value-type="string" calcext:value-type="string">
            <text:p>347</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348</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cell table:number-columns-repeated="1022"/>
        </table:table-row>
        <table:table-row table:style-name="ro1">
          <table:table-cell office:value-type="string" calcext:value-type="string">
            <text:p>349</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table:number-columns-repeated="1022"/>
        </table:table-row>
        <table:table-row table:style-name="ro1">
          <table:table-cell office:value-type="string" calcext:value-type="string">
            <text:p>350</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351</text:p>
          </table:table-cell>
          <table:table-cell office:value-type="string" calcext:value-type="string">
            <text:p>There are differences between Internet and print media as regards their potential in breaching of privacy</text:p>
          </table:table-cell>
          <table:table-cell table:number-columns-repeated="1022"/>
        </table:table-row>
        <table:table-row table:style-name="ro1">
          <table:table-cell office:value-type="string" calcext:value-type="string">
            <text:p>352</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cell table:number-columns-repeated="1022"/>
        </table:table-row>
        <table:table-row table:style-name="ro1">
          <table:table-cell office:value-type="string" calcext:value-type="string">
            <text:p>353</text:p>
          </table:table-cell>
          <table:table-cell office:value-type="string" calcext:value-type="string">
            <text:p>Editorial Board of Pravoye Delo and Shtekel v. Ukraine, 2011</text:p>
          </table:table-cell>
          <table:table-cell table:number-columns-repeated="1022"/>
        </table:table-row>
        <table:table-row table:style-name="ro1">
          <table:table-cell office:value-type="string" calcext:value-type="string">
            <text:p>354</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table:number-columns-repeated="1022"/>
        </table:table-row>
        <table:table-row table:style-name="ro1">
          <table:table-cell office:value-type="string" calcext:value-type="string">
            <text:p>355</text:p>
          </table:table-cell>
          <table:table-cell office:value-type="string" calcext:value-type="string">
            <text:p>a) contribution to a debate of public interest</text:p>
          </table:table-cell>
          <table:table-cell table:number-columns-repeated="1022"/>
        </table:table-row>
        <table:table-row table:style-name="ro1">
          <table:table-cell office:value-type="string" calcext:value-type="string">
            <text:p>356</text:p>
          </table:table-cell>
          <table:table-cell office:value-type="string" calcext:value-type="string">
            <text:p>“​the Court emphasises that the definition of what might constitute a subject of public interest will depend on the circumstances of each case.”</text:p>
          </table:table-cell>
          <table:table-cell table:number-columns-repeated="1022"/>
        </table:table-row>
        <table:table-row table:style-name="ro1">
          <table:table-cell office:value-type="string" calcext:value-type="string">
            <text:p>357</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cell table:number-columns-repeated="1022"/>
        </table:table-row>
        <table:table-row table:style-name="ro1">
          <table:table-cell office:value-type="string" calcext:value-type="string">
            <text:p>358</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59</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cell table:number-columns-repeated="1022"/>
        </table:table-row>
        <table:table-row table:style-name="ro1">
          <table:table-cell office:value-type="string" calcext:value-type="string">
            <text:p>360</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1</text:p>
          </table:table-cell>
          <table:table-cell office:value-type="string" calcext:value-type="string">
            <text:p>b) the subject of the report</text:p>
          </table:table-cell>
          <table:table-cell table:number-columns-repeated="1022"/>
        </table:table-row>
        <table:table-row table:style-name="ro1">
          <table:table-cell office:value-type="string" calcext:value-type="string">
            <text:p>362</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cell table:number-columns-repeated="1022"/>
        </table:table-row>
        <table:table-row table:style-name="ro1">
          <table:table-cell office:value-type="string" calcext:value-type="string">
            <text:p>363</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4</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cell table:number-columns-repeated="1022"/>
        </table:table-row>
        <table:table-row table:style-name="ro1">
          <table:table-cell office:value-type="string" calcext:value-type="string">
            <text:p>365</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6</text:p>
          </table:table-cell>
          <table:table-cell office:value-type="string" calcext:value-type="string">
            <text:p>c) The way in which the information was obtained and its veracity</text:p>
          </table:table-cell>
          <table:table-cell table:number-columns-repeated="1022"/>
        </table:table-row>
        <table:table-row table:style-name="ro1">
          <table:table-cell office:value-type="string" calcext:value-type="string">
            <text:p>367</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cell table:number-columns-repeated="1022"/>
        </table:table-row>
        <table:table-row table:style-name="ro1">
          <table:table-cell office:value-type="string" calcext:value-type="string">
            <text:p>368</text:p>
          </table:table-cell>
          <table:table-cell office:value-type="string" calcext:value-type="string">
            <text:p>Haldiman and others v. Switzerland, 2015</text:p>
          </table:table-cell>
          <table:table-cell table:number-columns-repeated="1022"/>
        </table:table-row>
        <table:table-row table:style-name="ro1">
          <table:table-cell office:value-type="string" calcext:value-type="string">
            <text:p>369</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cell table:number-columns-repeated="1022"/>
        </table:table-row>
        <table:table-row table:style-name="ro1">
          <table:table-cell office:value-type="string" calcext:value-type="string">
            <text:p>370</text:p>
          </table:table-cell>
          <table:table-cell office:value-type="string" calcext:value-type="string">
            <text:p>Bremner v. Turkey, 2015</text:p>
          </table:table-cell>
          <table:table-cell table:number-columns-repeated="1022"/>
        </table:table-row>
        <table:table-row table:style-name="ro1">
          <table:table-cell office:value-type="string" calcext:value-type="string">
            <text:p>371</text:p>
          </table:table-cell>
          <table:table-cell office:value-type="string" calcext:value-type="string">
            <text:p>d) the prior conduct of the person concerned</text:p>
          </table:table-cell>
          <table:table-cell table:number-columns-repeated="1022"/>
        </table:table-row>
        <table:table-row table:style-name="ro1">
          <table:table-cell office:value-type="string" calcext:value-type="string">
            <text:p>372</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cell table:number-columns-repeated="1022"/>
        </table:table-row>
        <table:table-row table:style-name="ro1">
          <table:table-cell office:value-type="string" calcext:value-type="string">
            <text:p>373</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74</text:p>
          </table:table-cell>
          <table:table-cell office:value-type="string" calcext:value-type="string">
            <text:p>e) the content, form and consequences of the publication</text:p>
          </table:table-cell>
          <table:table-cell table:number-columns-repeated="1022"/>
        </table:table-row>
        <table:table-row table:style-name="ro1">
          <table:table-cell office:value-type="string" calcext:value-type="string">
            <text:p>375</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cell table:number-columns-repeated="1022"/>
        </table:table-row>
        <table:table-row table:style-name="ro1">
          <table:table-cell office:value-type="string" calcext:value-type="string">
            <text:p>376</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cell table:number-columns-repeated="1022"/>
        </table:table-row>
        <table:table-row table:style-name="ro1">
          <table:table-cell office:value-type="string" calcext:value-type="string">
            <text:p>377</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78</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cell table:number-columns-repeated="1022"/>
        </table:table-row>
        <table:table-row table:style-name="ro1">
          <table:table-cell office:value-type="string" calcext:value-type="string">
            <text:p>379</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80</text:p>
          </table:table-cell>
          <table:table-cell office:value-type="string" calcext:value-type="string">
            <text:p>f) the gravity of the penalty imposed</text:p>
          </table:table-cell>
          <table:table-cell table:number-columns-repeated="1022"/>
        </table:table-row>
        <table:table-row table:style-name="ro1">
          <table:table-cell office:value-type="string" calcext:value-type="string">
            <text:p>381</text:p>
          </table:table-cell>
          <table:table-cell office:value-type="string" calcext:value-type="string">
            <text:p>“The Court reiterates that in the context of assessing proportionality, irrespective of whether or not the sanction imposed was a minor one, what matters is the very fact of judgment being given against the person concerned, including where such a ruling is solely civil in nature.​ Any undue restriction on freedom of expression effectively entails a risk of obstructing or paralysing future media coverage of similar questions​.”</text:p>
          </table:table-cell>
          <table:table-cell table:number-columns-repeated="1022"/>
        </table:table-row>
        <table:table-row table:style-name="ro1">
          <table:table-cell office:value-type="string" calcext:value-type="string">
            <text:p>382</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83</text:p>
          </table:table-cell>
          <table:table-cell office:value-type="string" calcext:value-type="string">
            <text:p>Legal persons may not claim they have privacy, but their owners could</text:p>
          </table:table-cell>
          <table:table-cell table:number-columns-repeated="1022"/>
        </table:table-row>
        <table:table-row table:style-name="ro1">
          <table:table-cell office:value-type="string" calcext:value-type="string">
            <text:p>384</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cell table:number-columns-repeated="1022"/>
        </table:table-row>
        <table:table-row table:style-name="ro1">
          <table:table-cell office:value-type="string" calcext:value-type="string">
            <text:p>385</text:p>
          </table:table-cell>
          <table:table-cell office:value-type="string" calcext:value-type="string">
            <text:p>MTE and Index.hu vs Hungary, 2016</text:p>
          </table:table-cell>
          <table:table-cell table:number-columns-repeated="1022"/>
        </table:table-row>
        <table:table-row table:style-name="ro1">
          <table:table-cell office:value-type="string" calcext:value-type="string">
            <text:p>386</text:p>
          </table:table-cell>
          <table:table-cell office:value-type="string" calcext:value-type="string">
            <text:p>Freedom of expression versus copyright</text:p>
          </table:table-cell>
          <table:table-cell table:number-columns-repeated="1022"/>
        </table:table-row>
        <table:table-row table:style-name="ro1">
          <table:table-cell office:value-type="string" calcext:value-type="string">
            <text:p>387</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cell table:number-columns-repeated="1022"/>
        </table:table-row>
        <table:table-row table:style-name="ro1">
          <table:table-cell office:value-type="string" calcext:value-type="string">
            <text:p>388</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cell table:number-columns-repeated="1022"/>
        </table:table-row>
        <table:table-row table:style-name="ro1">
          <table:table-cell office:value-type="string" calcext:value-type="string">
            <text:p>389</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cell table:number-columns-repeated="1022"/>
        </table:table-row>
        <table:table-row table:style-name="ro1">
          <table:table-cell office:value-type="string" calcext:value-type="string">
            <text:p>390</text:p>
          </table:table-cell>
          <table:table-cell office:value-type="string" calcext:value-type="string">
            <text:p>Art. 1 Protection of property</text:p>
          </table:table-cell>
          <table:table-cell table:number-columns-repeated="1022"/>
        </table:table-row>
        <table:table-row table:style-name="ro1">
          <table:table-cell office:value-type="string" calcext:value-type="string">
            <text:p>391</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cell table:number-columns-repeated="1022"/>
        </table:table-row>
        <table:table-row table:style-name="ro1">
          <table:table-cell office:value-type="string" calcext:value-type="string">
            <text:p>392</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cell table:number-columns-repeated="1022"/>
        </table:table-row>
        <table:table-row table:style-name="ro1">
          <table:table-cell office:value-type="string" calcext:value-type="string">
            <text:p>393</text:p>
          </table:table-cell>
          <table:table-cell office:value-type="string" calcext:value-type="string">
            <text:p>Anheuser-Busch Inc. v. Portugal [Grand Chamber], 2007</text:p>
          </table:table-cell>
          <table:table-cell table:number-columns-repeated="1022"/>
        </table:table-row>
        <table:table-row table:style-name="ro1">
          <table:table-cell office:value-type="string" calcext:value-type="string">
            <text:p>394</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cell table:number-columns-repeated="1022"/>
        </table:table-row>
        <table:table-row table:style-name="ro1">
          <table:table-cell office:value-type="string" calcext:value-type="string">
            <text:p>395</text:p>
          </table:table-cell>
          <table:table-cell office:value-type="string" calcext:value-type="string">
            <text:p>Key aspects from relevant ECtHR cases:</text:p>
          </table:table-cell>
          <table:table-cell table:number-columns-repeated="1022"/>
        </table:table-row>
        <table:table-row table:style-name="ro1">
          <table:table-cell office:value-type="string" calcext:value-type="string">
            <text:p>396</text:p>
          </table:table-cell>
          <table:table-cell office:value-type="string" calcext:value-type="string">
            <text:p>There is a wide margin of appreciation from the national authorities in these cases</text:p>
          </table:table-cell>
          <table:table-cell table:number-columns-repeated="1022"/>
        </table:table-row>
        <table:table-row table:style-name="ro1">
          <table:table-cell office:value-type="string" calcext:value-type="string">
            <text:p>397</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cell table:number-columns-repeated="1022"/>
        </table:table-row>
        <table:table-row table:style-name="ro1">
          <table:table-cell office:value-type="string" calcext:value-type="string">
            <text:p>398</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399</text:p>
          </table:table-cell>
          <table:table-cell office:value-type="string" calcext:value-type="string">
            <text:p>A copyright conviction is an interference with the freedom of expression</text:p>
          </table:table-cell>
          <table:table-cell table:number-columns-repeated="1022"/>
        </table:table-row>
        <table:table-row table:style-name="ro1">
          <table:table-cell office:value-type="string" calcext:value-type="string">
            <text:p>400</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cell table:number-columns-repeated="1022"/>
        </table:table-row>
        <table:table-row table:style-name="ro1">
          <table:table-cell office:value-type="string" calcext:value-type="string">
            <text:p>401</text:p>
          </table:table-cell>
          <table:table-cell office:value-type="string" calcext:value-type="string">
            <text:p>Neij and Sunde Kolmisoppi v. Sweden, 2013</text:p>
          </table:table-cell>
          <table:table-cell table:number-columns-repeated="1022"/>
        </table:table-row>
        <table:table-row table:style-name="ro1">
          <table:table-cell office:value-type="string" calcext:value-type="string">
            <text:p>402</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cell table:number-columns-repeated="1022"/>
        </table:table-row>
        <table:table-row table:style-name="ro1">
          <table:table-cell office:value-type="string" calcext:value-type="string">
            <text:p>403</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404</text:p>
          </table:table-cell>
          <table:table-cell office:value-type="string" calcext:value-type="string">
            <text:p>The safeguards for “commercial” speech are much lower than the ones for political or other public interest speech</text:p>
          </table:table-cell>
          <table:table-cell table:number-columns-repeated="1022"/>
        </table:table-row>
        <table:table-row table:style-name="ro1">
          <table:table-cell office:value-type="string" calcext:value-type="string">
            <text:p>405</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cell table:number-columns-repeated="1022"/>
        </table:table-row>
        <table:table-row table:style-name="ro1">
          <table:table-cell office:value-type="string" calcext:value-type="string">
            <text:p>406</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407</text:p>
          </table:table-cell>
          <table:table-cell office:value-type="string" calcext:value-type="string">
            <text:p>Criminal copyright conviction and damage could be proportional</text:p>
          </table:table-cell>
          <table:table-cell table:number-columns-repeated="1022"/>
        </table:table-row>
        <table:table-row table:style-name="ro1">
          <table:table-cell office:value-type="string" calcext:value-type="string">
            <text:p>408</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cell table:number-columns-repeated="1022"/>
        </table:table-row>
        <table:table-row table:style-name="ro1">
          <table:table-cell office:value-type="string" calcext:value-type="string">
            <text:p>409</text:p>
          </table:table-cell>
          <table:table-cell office:value-type="string" calcext:value-type="string">
            <text:p>Neij and Sunde Kolmisoppi v. Sweden, 2013</text:p>
          </table:table-cell>
          <table:table-cell table:number-columns-repeated="1022"/>
        </table:table-row>
        <table:table-row table:style-name="ro1">
          <table:table-cell office:value-type="string" calcext:value-type="string">
            <text:p>410</text:p>
          </table:table-cell>
          <table:table-cell office:value-type="string" calcext:value-type="string">
            <text:p>European Court of Justice relevant cases:</text:p>
          </table:table-cell>
          <table:table-cell table:number-columns-repeated="1022"/>
        </table:table-row>
        <table:table-row table:style-name="ro1">
          <table:table-cell office:value-type="string" calcext:value-type="string">
            <text:p>411</text:p>
          </table:table-cell>
          <table:table-cell office:value-type="string" calcext:value-type="string">
            <text:p>GS Media BV v. Sanoma Media Netherlands BV and Others - C-160/15 (2016)&lt;/span&gt; - Hyperlinks giving access to protected works, made accessible on another website without the rightholder’s consent</text:p>
          </table:table-cell>
          <table:table-cell table:number-columns-repeated="1022"/>
        </table:table-row>
        <table:table-row table:style-name="ro1">
          <table:table-cell office:value-type="string" calcext:value-type="string">
            <text:p>412</text:p>
          </table:table-cell>
          <table:table-cell office:value-type="string" calcext:value-type="string">
            <text:p>&lt;span class="pinkish"&gt;Scarlet vs. SABAM (C360-10) - 2012&lt;/span&gt; - injunction made against an Internet service provider which requires it to install a system for filtering copyrighted works</text:p>
          </table:table-cell>
          <table:table-cell table:number-columns-repeated="1022"/>
        </table:table-row>
        <table:table-row table:style-name="ro1">
          <table:table-cell office:value-type="string" calcext:value-type="string">
            <text:p>413</text:p>
          </table:table-cell>
          <table:table-cell office:value-type="string" calcext:value-type="string">
            <text:p>&lt;span class="pinkish"&gt;SABAM vs Netlog (C-70/10) – 2011&lt;/span&gt; injunction made against a hosting provider which requires it to install a system for filtering copyrighted works"</text:p>
          </table:table-cell>
          <table:table-cell table:number-columns-repeated="1022"/>
        </table:table-row>
        <table:table-row table:style-name="ro1">
          <table:table-cell office:value-type="string" calcext:value-type="string">
            <text:p>414</text:p>
          </table:table-cell>
          <table:table-cell office:value-type="string" calcext:value-type="string">
            <text:p>Other limitations</text:p>
          </table:table-cell>
          <table:table-cell table:number-columns-repeated="1022"/>
        </table:table-row>
        <table:table-row table:style-name="ro1">
          <table:table-cell office:value-type="string" calcext:value-type="string">
            <text:p>415</text:p>
          </table:table-cell>
          <table:table-cell office:value-type="string" calcext:value-type="string">
            <text:p>(national security, protection of health or morals, judicial proceedings)</text:p>
          </table:table-cell>
          <table:table-cell table:number-columns-repeated="1022"/>
        </table:table-row>
        <table:table-row table:style-name="ro1">
          <table:table-cell office:value-type="string" calcext:value-type="string">
            <text:p>416</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cell table:number-columns-repeated="1022"/>
        </table:table-row>
        <table:table-row table:style-name="ro1">
          <table:table-cell office:value-type="string" calcext:value-type="string">
            <text:p>417</text:p>
          </table:table-cell>
          <table:table-cell office:value-type="string" calcext:value-type="string">
            <text:p>national security, territorial integrity or public safety; the prevention of disorder or crime;</text:p>
          </table:table-cell>
          <table:table-cell table:number-columns-repeated="1022"/>
        </table:table-row>
        <table:table-row table:style-name="ro1">
          <table:table-cell office:value-type="string" calcext:value-type="string">
            <text:p>418</text:p>
          </table:table-cell>
          <table:table-cell office:value-type="string" calcext:value-type="string">
            <text:p>the protection of health or morals;</text:p>
          </table:table-cell>
          <table:table-cell table:number-columns-repeated="1022"/>
        </table:table-row>
        <table:table-row table:style-name="ro1">
          <table:table-cell office:value-type="string" calcext:value-type="string">
            <text:p>419</text:p>
          </table:table-cell>
          <table:table-cell office:value-type="string" calcext:value-type="string">
            <text:p>maintaining the authority and impartiality of the judiciary.</text:p>
          </table:table-cell>
          <table:table-cell table:number-columns-repeated="1022"/>
        </table:table-row>
        <table:table-row table:style-name="ro1">
          <table:table-cell office:value-type="string" calcext:value-type="string">
            <text:p>420</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cell table:number-columns-repeated="1022"/>
        </table:table-row>
        <table:table-row table:style-name="ro1">
          <table:table-cell office:value-type="string" calcext:value-type="string">
            <text:p>421</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cell table:number-columns-repeated="1022"/>
        </table:table-row>
        <table:table-row table:style-name="ro1">
          <table:table-cell office:value-type="string" calcext:value-type="string">
            <text:p>422</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cell table:number-columns-repeated="1022"/>
        </table:table-row>
        <table:table-row table:style-name="ro1">
          <table:table-cell office:value-type="string" calcext:value-type="string">
            <text:p>423</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cell table:number-columns-repeated="1022"/>
        </table:table-row>
        <table:table-row table:style-name="ro1">
          <table:table-cell office:value-type="string" calcext:value-type="string">
            <text:p>424</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425</text:p>
          </table:table-cell>
          <table:table-cell office:value-type="string" calcext:value-type="string">
            <text:p>National security limitations of freedom of expressions - only if proved necessary in a democratic society</text:p>
          </table:table-cell>
          <table:table-cell table:number-columns-repeated="1022"/>
        </table:table-row>
        <table:table-row table:style-name="ro1">
          <table:table-cell office:value-type="string" calcext:value-type="string">
            <text:p>426</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cell table:number-columns-repeated="1022"/>
        </table:table-row>
        <table:table-row table:style-name="ro1">
          <table:table-cell office:value-type="string" calcext:value-type="string">
            <text:p>427</text:p>
          </table:table-cell>
          <table:table-cell office:value-type="string" calcext:value-type="string">
            <text:p>Sürek and Özdemir v. Turkey [Grand Chamber], 1999</text:p>
          </table:table-cell>
          <table:table-cell table:number-columns-repeated="1022"/>
        </table:table-row>
        <table:table-row table:style-name="ro1">
          <table:table-cell office:value-type="string" calcext:value-type="string">
            <text:p>428</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cell table:number-columns-repeated="1022"/>
        </table:table-row>
        <table:table-row table:style-name="ro1">
          <table:table-cell office:value-type="string" calcext:value-type="string">
            <text:p>429</text:p>
          </table:table-cell>
          <table:table-cell office:value-type="string" calcext:value-type="string">
            <text:p>Bayar and Gürbüz v. Turkey, 2012</text:p>
          </table:table-cell>
          <table:table-cell table:number-columns-repeated="1022"/>
        </table:table-row>
        <table:table-row table:style-name="ro1">
          <table:table-cell office:value-type="string" calcext:value-type="string">
            <text:p>430</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cell table:number-columns-repeated="1022"/>
        </table:table-row>
        <table:table-row table:style-name="ro1">
          <table:table-cell office:value-type="string" calcext:value-type="string">
            <text:p>431</text:p>
          </table:table-cell>
          <table:table-cell office:value-type="string" calcext:value-type="string">
            <text:p>Case of Sürek v. Turkey (No. 3), 1999</text:p>
          </table:table-cell>
          <table:table-cell table:number-columns-repeated="1022"/>
        </table:table-row>
        <table:table-row table:style-name="ro1">
          <table:table-cell office:value-type="string" calcext:value-type="string">
            <text:p>432</text:p>
          </table:table-cell>
          <table:table-cell office:value-type="string" calcext:value-type="string">
            <text:p>Pornography and blasphemy can be limited for protecting health or morals</text:p>
          </table:table-cell>
          <table:table-cell table:number-columns-repeated="1022"/>
        </table:table-row>
        <table:table-row table:style-name="ro1">
          <table:table-cell office:value-type="string" calcext:value-type="string">
            <text:p>433</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cell table:number-columns-repeated="1022"/>
        </table:table-row>
        <table:table-row table:style-name="ro1">
          <table:table-cell office:value-type="string" calcext:value-type="string">
            <text:p>434</text:p>
          </table:table-cell>
          <table:table-cell office:value-type="string" calcext:value-type="string">
            <text:p>Wingrove v. the United Kingdom, 1996</text:p>
          </table:table-cell>
          <table:table-cell table:number-columns-repeated="1022"/>
        </table:table-row>
        <table:table-row table:style-name="ro1">
          <table:table-cell office:value-type="string" calcext:value-type="string">
            <text:p>435</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cell table:number-columns-repeated="1022"/>
        </table:table-row>
        <table:table-row table:style-name="ro1">
          <table:table-cell office:value-type="string" calcext:value-type="string">
            <text:p>436</text:p>
          </table:table-cell>
          <table:table-cell office:value-type="string" calcext:value-type="string">
            <text:p>Perrin v. the United Kingdom, 2005</text:p>
          </table:table-cell>
          <table:table-cell table:number-columns-repeated="1022"/>
        </table:table-row>
        <table:table-row table:style-name="ro1">
          <table:table-cell office:value-type="string" calcext:value-type="string">
            <text:p>437</text:p>
          </table:table-cell>
          <table:table-cell office:value-type="string" calcext:value-type="string">
            <text:p>Protecting the rights of children is paramount</text:p>
          </table:table-cell>
          <table:table-cell table:number-columns-repeated="1022"/>
        </table:table-row>
        <table:table-row table:style-name="ro1">
          <table:table-cell office:value-type="string" calcext:value-type="string">
            <text:p>438</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lt;br&gt;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cell table:number-columns-repeated="1022"/>
        </table:table-row>
        <table:table-row table:style-name="ro1">
          <table:table-cell office:value-type="string" calcext:value-type="string">
            <text:p>439</text:p>
          </table:table-cell>
          <table:table-cell office:value-type="string" calcext:value-type="string">
            <text:p>Aleksey Ovchinnikov v. Russia, 2010</text:p>
          </table:table-cell>
          <table:table-cell table:number-columns-repeated="1022"/>
        </table:table-row>
        <table:table-row table:style-name="ro1">
          <table:table-cell office:value-type="string" calcext:value-type="string">
            <text:p>440</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cell table:number-columns-repeated="1022"/>
        </table:table-row>
        <table:table-row table:style-name="ro1">
          <table:table-cell office:value-type="string" calcext:value-type="string">
            <text:p>441</text:p>
          </table:table-cell>
          <table:table-cell office:value-type="string" calcext:value-type="string">
            <text:p>K.U. v. Finland, 2008</text:p>
          </table:table-cell>
          <table:table-cell table:number-columns-repeated="1022"/>
        </table:table-row>
        <table:table-row table:style-name="ro1">
          <table:table-cell office:value-type="string" calcext:value-type="string">
            <text:p>442</text:p>
          </table:table-cell>
          <table:table-cell office:value-type="string" calcext:value-type="string">
            <text:p>Judicial proceedings impose stricter obligations on those who report for the public</text:p>
          </table:table-cell>
          <table:table-cell table:number-columns-repeated="1022"/>
        </table:table-row>
        <table:table-row table:style-name="ro1">
          <table:table-cell office:value-type="string" calcext:value-type="string">
            <text:p>443</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cell table:number-columns-repeated="1022"/>
        </table:table-row>
        <table:table-row table:style-name="ro1">
          <table:table-cell office:value-type="string" calcext:value-type="string">
            <text:p>444</text:p>
          </table:table-cell>
          <table:table-cell office:value-type="string" calcext:value-type="string">
            <text:p>Dupuis and Others v. France, Application no. 1914/02, Judgment of 7 June 2007</text:p>
          </table:table-cell>
          <table:table-cell table:number-columns-repeated="1022"/>
        </table:table-row>
        <table:table-row table:style-name="ro1">
          <table:table-cell office:value-type="string" calcext:value-type="string">
            <text:p>445</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cell table:number-columns-repeated="1022"/>
        </table:table-row>
        <table:table-row table:style-name="ro1">
          <table:table-cell office:value-type="string" calcext:value-type="string">
            <text:p>446</text:p>
          </table:table-cell>
          <table:table-cell office:value-type="string" calcext:value-type="string">
            <text:p>Dupuis and Others v. France, Application no. 1914/02, Judgment of 7 June 2007</text:p>
          </table:table-cell>
          <table:table-cell table:number-columns-repeated="1022"/>
        </table:table-row>
        <table:table-row table:style-name="ro1">
          <table:table-cell office:value-type="string" calcext:value-type="string">
            <text:p>447</text:p>
          </table:table-cell>
          <table:table-cell office:value-type="string" calcext:value-type="string">
            <text:p>Licensing</text:p>
          </table:table-cell>
          <table:table-cell table:number-columns-repeated="1022"/>
        </table:table-row>
        <table:table-row table:style-name="ro1">
          <table:table-cell office:value-type="string" calcext:value-type="string">
            <text:p>44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cell table:number-columns-repeated="1022"/>
        </table:table-row>
        <table:table-row table:style-name="ro1">
          <table:table-cell office:value-type="string" calcext:value-type="string">
            <text:p>44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cell table:number-columns-repeated="1022"/>
        </table:table-row>
        <table:table-row table:style-name="ro1">
          <table:table-cell office:value-type="string" calcext:value-type="string">
            <text:p>45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cell table:number-columns-repeated="1022"/>
        </table:table-row>
        <table:table-row table:style-name="ro1">
          <table:table-cell office:value-type="string" calcext:value-type="string">
            <text:p>451</text:p>
          </table:table-cell>
          <table:table-cell office:value-type="string" calcext:value-type="string">
            <text:p>Article 10, Paragraph 1 of the European Convention on Human Rights</text:p>
          </table:table-cell>
          <table:table-cell table:number-columns-repeated="1022"/>
        </table:table-row>
        <table:table-row table:style-name="ro1">
          <table:table-cell office:value-type="string" calcext:value-type="string">
            <text:p>452</text:p>
          </table:table-cell>
          <table:table-cell office:value-type="string" calcext:value-type="string">
            <text:p>Freedom of expression</text:p>
          </table:table-cell>
          <table:table-cell table:number-columns-repeated="1022"/>
        </table:table-row>
        <table:table-row table:style-name="ro1">
          <table:table-cell office:value-type="string" calcext:value-type="string">
            <text:p>453</text:p>
          </table:table-cell>
          <table:table-cell office:value-type="string" calcext:value-type="string">
            <text:p>“(…) This Article shall not prevent States from requiring the licensing of broadcasting, television or cinema enterprises.</text:p>
          </table:table-cell>
          <table:table-cell table:number-columns-repeated="1022"/>
        </table:table-row>
        <table:table-row table:style-name="ro1">
          <table:table-cell office:value-type="string" calcext:value-type="string">
            <text:p>454</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455</text:p>
          </table:table-cell>
          <table:table-cell office:value-type="string" calcext:value-type="string">
            <text:p>The denial of registration for a publication has to be an objective and foreseeable measure</text:p>
          </table:table-cell>
          <table:table-cell table:number-columns-repeated="1022"/>
        </table:table-row>
        <table:table-row table:style-name="ro1">
          <table:table-cell office:value-type="string" calcext:value-type="string">
            <text:p>456</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cell table:number-columns-repeated="1022"/>
        </table:table-row>
        <table:table-row table:style-name="ro1">
          <table:table-cell office:value-type="string" calcext:value-type="string">
            <text:p>457</text:p>
          </table:table-cell>
          <table:table-cell office:value-type="string" calcext:value-type="string">
            <text:p>Gawęda v. Poland, 2002</text:p>
          </table:table-cell>
          <table:table-cell table:number-columns-repeated="1022"/>
        </table:table-row>
        <table:table-row table:style-name="ro1">
          <table:table-cell office:value-type="string" calcext:value-type="string">
            <text:p>458</text:p>
          </table:table-cell>
          <table:table-cell office:value-type="string" calcext:value-type="string">
            <text:p>Audiovisual media can be regulated more strictly than the press</text:p>
          </table:table-cell>
          <table:table-cell table:number-columns-repeated="1022"/>
        </table:table-row>
        <table:table-row table:style-name="ro1">
          <table:table-cell office:value-type="string" calcext:value-type="string">
            <text:p>459</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cell table:number-columns-repeated="1022"/>
        </table:table-row>
        <table:table-row table:style-name="ro1">
          <table:table-cell office:value-type="string" calcext:value-type="string">
            <text:p>460</text:p>
          </table:table-cell>
          <table:table-cell office:value-type="string" calcext:value-type="string">
            <text:p>Case of Informationsverein Lentia and Others v. Austria, 1993</text:p>
          </table:table-cell>
          <table:table-cell table:number-columns-repeated="1022"/>
        </table:table-row>
        <table:table-row table:style-name="ro1">
          <table:table-cell office:value-type="string" calcext:value-type="string">
            <text:p>461</text:p>
          </table:table-cell>
          <table:table-cell office:value-type="string" calcext:value-type="string">
            <text:p>Pluralism – key for the free communication of information and ideas</text:p>
          </table:table-cell>
          <table:table-cell table:number-columns-repeated="1022"/>
        </table:table-row>
        <table:table-row table:style-name="ro1">
          <table:table-cell office:value-type="string" calcext:value-type="string">
            <text:p>462</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cell table:number-columns-repeated="1022"/>
        </table:table-row>
        <table:table-row table:style-name="ro1">
          <table:table-cell office:value-type="string" calcext:value-type="string">
            <text:p>463</text:p>
          </table:table-cell>
          <table:table-cell office:value-type="string" calcext:value-type="string">
            <text:p>Case of Informationsverein Lentia and Others v. Austria, 1993</text:p>
          </table:table-cell>
          <table:table-cell table:number-columns-repeated="1022"/>
        </table:table-row>
        <table:table-row table:style-name="ro1">
          <table:table-cell office:value-type="string" calcext:value-type="string">
            <text:p>464</text:p>
          </table:table-cell>
          <table:table-cell office:value-type="string" calcext:value-type="string">
            <text:p>In order to promote its content and to allow using it in any derivative works as much as possible, this brochure is licensed under a &lt;strong&gt;Creative Commons Attribution-ShareAlike 4.0 International License.&lt;/strong&gt;</text:p>
          </table:table-cell>
          <table:table-cell table:number-columns-repeated="1022"/>
        </table:table-row>
        <table:table-row table:style-name="ro1" table:number-rows-repeated="10480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time-style style:name="N125">
      <number:minutes number:style="long"/>
      <number:text>:</number:text>
      <number:seconds number:style="long" number:decimal-places="1"/>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3:47:07.785343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2-02T17:08:57.414643265</dc:date>
    <meta:editing-duration>PT5H46M34S</meta:editing-duration>
    <meta:editing-cycles>105</meta:editing-cycles>
    <meta:generator>LibreOffice/6.0.0.3$Linux_X86_64 LibreOffice_project/64a0f66915f38c6217de274f0aa8e15618924765</meta:generator>
    <meta:document-statistic meta:table-count="1" meta:cell-count="1321" meta:object-count="0"/>
  </office:meta>
</office:document-meta>
</file>